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A850000251CFE282363.svm"/>
  <manifest:file-entry manifest:media-type="" manifest:full-path="Pictures/200000070000348200001EB3A20A8154.svm"/>
  <manifest:file-entry manifest:media-type="" manifest:full-path="Pictures/2000000700002CA700000D07729B7687.svm"/>
  <manifest:file-entry manifest:media-type="" manifest:full-path="Pictures/20000007000029C200001A9194ED8911.svm"/>
  <manifest:file-entry manifest:media-type="" manifest:full-path="Pictures/20000007000048DE0000124CBFF355B2.svm"/>
  <manifest:file-entry manifest:media-type="" manifest:full-path="Pictures/2000000700002FF600000708D809D806.svm"/>
  <manifest:file-entry manifest:media-type="" manifest:full-path="Pictures/20000007000029730000191E52C4DC59.svm"/>
  <manifest:file-entry manifest:media-type="" manifest:full-path="Pictures/20000007000029F7000015EA9615B12A.svm"/>
  <manifest:file-entry manifest:media-type="" manifest:full-path="Pictures/20000007000029A800000B2B6432F913.svm"/>
  <manifest:file-entry manifest:media-type="" manifest:full-path="Pictures/20000007000034EC0000103B9D37FC09.svm"/>
  <manifest:file-entry manifest:media-type="" manifest:full-path="Pictures/20000007000045AA000020C40BC0282A.svm"/>
  <manifest:file-entry manifest:media-type="" manifest:full-path="Pictures/20000007000034B700000E791B6606CC.svm"/>
  <manifest:file-entry manifest:media-type="" manifest:full-path="Pictures/20000007000044F100000A710AEF588F.svm"/>
  <manifest:file-entry manifest:media-type="" manifest:full-path="Pictures/200000070000480A00001FF1688B255C.svm"/>
  <manifest:file-entry manifest:media-type="" manifest:full-path="Pictures/200000070000487400002550B7F8B2C2.svm"/>
  <manifest:file-entry manifest:media-type="" manifest:full-path="Pictures/2000000700003F4200000C336440E5AB.svm"/>
  <manifest:file-entry manifest:media-type="" manifest:full-path="Pictures/2000000700003A4C00001D90897340D6.svm"/>
  <manifest:file-entry manifest:media-type="" manifest:full-path="Pictures/2000000700002448000029F74403588F.svm"/>
  <manifest:file-entry manifest:media-type="" manifest:full-path="Pictures/2000000700003271000025504673987E.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top="0cm" fo:margin-bottom="0.499cm" style:writing-mode="lr-tb"/>
    </style:style>
    <style:style style:name="P2" style:family="paragraph" style:parent-style-name="Preformatted_20_Text">
      <style:paragraph-properties fo:margin-top="0cm" fo:margin-bottom="0.499cm" style:writing-mode="lr-tb"/>
      <style:text-properties fo:language="en" fo:country="none"/>
    </style:style>
    <style:style style:name="P3" style:family="paragraph" style:parent-style-name="Preformatted_20_Text">
      <style:paragraph-properties fo:margin-top="0cm" fo:margin-bottom="0.499cm" fo:background-color="#ffffff">
        <style:background-image/>
      </style:paragraph-properties>
    </style:style>
    <style:style style:name="P4" style:family="paragraph" style:parent-style-name="Preformatted_20_Text">
      <style:paragraph-properties style:writing-mode="lr-tb"/>
    </style:style>
    <style:style style:name="P5" style:family="paragraph" style:parent-style-name="Preformatted_20_Text">
      <style:paragraph-properties style:writing-mode="lr-tb"/>
      <style:text-properties fo:language="en" fo:country="none"/>
    </style:style>
    <style:style style:name="P6" style:family="paragraph" style:parent-style-name="Preformatted_20_Text">
      <style:paragraph-properties style:writing-mode="lr-tb"/>
      <style:text-properties fo:color="#008000"/>
    </style:style>
    <style:style style:name="P7" style:family="paragraph" style:parent-style-name="Text_20_body">
      <style:paragraph-properties style:writing-mode="lr-tb"/>
    </style:style>
    <style:style style:name="P8" style:family="paragraph" style:parent-style-name="Text_20_body">
      <style:paragraph-properties style:writing-mode="lr-tb"/>
      <style:text-properties fo:language="en" fo:country="none"/>
    </style:style>
    <style:style style:name="P9" style:family="paragraph" style:parent-style-name="Standard">
      <style:text-properties fo:language="en" fo:country="none"/>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fo:background-color="#ffff00"/>
    </style:style>
    <style:style style:name="P12" style:family="paragraph" style:parent-style-name="Standard">
      <style:text-properties fo:font-weight="normal" style:font-weight-asian="normal" style:font-weight-complex="normal"/>
    </style:style>
    <style:style style:name="P13" style:family="paragraph" style:parent-style-name="Standard">
      <style:text-properties style:font-name="Courier New"/>
    </style:style>
    <style:style style:name="P14" style:family="paragraph" style:parent-style-name="Standard">
      <style:text-properties style:font-name="Courier New" fo:font-size="10pt" style:font-size-asian="10pt" style:font-size-complex="10pt"/>
    </style:style>
    <style:style style:name="P15" style:family="paragraph" style:parent-style-name="Standard">
      <style:text-properties style:font-name="Courier New" fo:font-size="10pt" fo:language="en" fo:country="none" style:font-size-asian="10pt" style:font-size-complex="10pt"/>
    </style:style>
    <style:style style:name="P16" style:family="paragraph" style:parent-style-name="Standard">
      <style:text-properties style:font-name="Courier New" fo:font-size="10pt" fo:font-weight="normal" style:font-size-asian="10pt" style:font-weight-asian="normal" style:font-size-complex="10pt" style:font-weight-complex="normal"/>
    </style:style>
    <style:style style:name="P17" style:family="paragraph" style:parent-style-name="Preformatted_20_Text">
      <style:paragraph-properties fo:background-color="#ffffff">
        <style:background-image/>
      </style:paragraph-properties>
      <style:text-properties fo:color="#000000"/>
    </style:style>
    <style:style style:name="P18" style:family="paragraph" style:parent-style-name="Standard" style:list-style-name="L1"/>
    <style:style style:name="P19" style:family="paragraph" style:parent-style-name="Standard" style:list-style-name="L8"/>
    <style:style style:name="P20" style:family="paragraph" style:parent-style-name="Standard" style:list-style-name="L9"/>
    <style:style style:name="P21" style:family="paragraph" style:parent-style-name="Standard" style:list-style-name="L9">
      <style:text-properties fo:background-color="#ffff00"/>
    </style:style>
    <style:style style:name="P22" style:family="paragraph" style:parent-style-name="Standard" style:list-style-name="L12">
      <style:text-properties fo:background-color="#ffff00"/>
    </style:style>
    <style:style style:name="P23" style:family="paragraph" style:parent-style-name="Standard" style:list-style-name="L13">
      <style:text-properties fo:background-color="#ffff00"/>
    </style:style>
    <style:style style:name="P24" style:family="paragraph" style:parent-style-name="Standard" style:list-style-name="L14">
      <style:text-properties fo:background-color="#ffff00"/>
    </style:style>
    <style:style style:name="P25" style:family="paragraph" style:parent-style-name="Standard" style:list-style-name="L10"/>
    <style:style style:name="P26" style:family="paragraph" style:parent-style-name="Standard" style:list-style-name="L12"/>
    <style:style style:name="P27" style:family="paragraph" style:parent-style-name="Standard" style:list-style-name="L13"/>
    <style:style style:name="P28" style:family="paragraph" style:parent-style-name="Standard" style:list-style-name="L14"/>
    <style:style style:name="P29" style:family="paragraph" style:parent-style-name="Preformatted_20_Text">
      <style:paragraph-properties style:writing-mode="lr-tb"/>
      <style:text-properties fo:language="en" fo:country="none"/>
    </style:style>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6">
      <style:text-properties fo:background-color="#ffff00"/>
    </style:style>
    <style:style style:name="P35" style:family="paragraph" style:parent-style-name="Text_20_body" style:list-style-name="L7"/>
    <style:style style:name="P36" style:family="paragraph" style:parent-style-name="Text_20_body" style:list-style-name="L11"/>
    <style:style style:name="P37" style:family="paragraph" style:parent-style-name="Text_20_body" style:list-style-name="L2">
      <style:paragraph-properties fo:margin-top="0cm" fo:margin-bottom="0cm"/>
    </style:style>
    <style:style style:name="P38" style:family="paragraph" style:parent-style-name="Text_20_body" style:list-style-name="L3">
      <style:paragraph-properties fo:margin-top="0cm" fo:margin-bottom="0cm"/>
    </style:style>
    <style:style style:name="P39" style:family="paragraph" style:parent-style-name="Text_20_body" style:list-style-name="L4">
      <style:paragraph-properties fo:margin-top="0cm" fo:margin-bottom="0cm"/>
    </style:style>
    <style:style style:name="P40" style:family="paragraph" style:parent-style-name="Text_20_body" style:list-style-name="L4">
      <style:paragraph-properties fo:margin-top="0cm" fo:margin-bottom="0cm"/>
      <style:text-properties fo:background-color="#ffff00"/>
    </style:style>
    <style:style style:name="P41" style:family="paragraph" style:parent-style-name="Text_20_body" style:list-style-name="L5">
      <style:paragraph-properties fo:margin-top="0cm" fo:margin-bottom="0cm"/>
      <style:text-properties fo:background-color="#ffff00"/>
    </style:style>
    <style:style style:name="P42" style:family="paragraph" style:parent-style-name="Text_20_body" style:list-style-name="L7">
      <style:paragraph-properties fo:margin-top="0cm" fo:margin-bottom="0cm"/>
      <style:text-properties fo:background-color="#ffff00"/>
    </style:style>
    <style:style style:name="P43" style:family="paragraph" style:parent-style-name="Text_20_body" style:list-style-name="L5">
      <style:paragraph-properties fo:margin-top="0cm" fo:margin-bottom="0cm"/>
    </style:style>
    <style:style style:name="P44" style:family="paragraph" style:parent-style-name="Text_20_body" style:list-style-name="L6">
      <style:paragraph-properties fo:margin-top="0cm" fo:margin-bottom="0cm"/>
    </style:style>
    <style:style style:name="P45" style:family="paragraph" style:parent-style-name="Text_20_body" style:list-style-name="L7">
      <style:paragraph-properties fo:margin-top="0cm" fo:margin-bottom="0cm"/>
    </style:style>
    <style:style style:name="P46" style:family="paragraph" style:parent-style-name="Text_20_body" style:list-style-name="L11">
      <style:paragraph-properties fo:margin-top="0cm" fo:margin-bottom="0cm"/>
    </style:style>
    <style:style style:name="P47" style:family="paragraph" style:parent-style-name="Text_20_body">
      <style:paragraph-properties style:writing-mode="lr-tb"/>
      <style:text-properties fo:language="en" fo:country="none"/>
    </style:style>
    <style:style style:name="P4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none"/>
    </style:style>
    <style:style style:name="T2" style:family="text">
      <style:text-properties fo:language="en" fo:country="none" fo:background-color="#ffff00"/>
    </style:style>
    <style:style style:name="T3" style:family="text">
      <style:text-properties fo:background-color="#ffff00"/>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background-color="#ffff00"/>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color="#008000"/>
    </style:style>
    <style:style style:name="T8" style:family="text">
      <style:text-properties fo:color="#008000" fo:language="en" fo:country="none"/>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3" style:family="text">
      <style:text-properties style:font-name="Courier New"/>
    </style:style>
    <style:style style:name="T14" style:family="text">
      <style:text-properties style:font-name="Courier New" fo:language="en" fo:country="none"/>
    </style:style>
    <style:style style:name="T15" style:family="text">
      <style:text-properties style:font-name="Courier New" fo:font-size="10pt" fo:language="en" fo:country="none" style:font-size-asian="10pt" style:font-size-complex="10pt"/>
    </style:style>
    <style:style style:name="T16" style:family="text">
      <style:text-properties style:font-name="Courier New" fo:font-size="10pt" style:font-size-asian="10pt" style:font-size-complex="10pt"/>
    </style:style>
    <style:style style:name="T17" style:family="text">
      <style:text-properties fo:font-weight="normal" style:font-weight-asian="normal" style:font-weight-complex="normal"/>
    </style:style>
    <style:style style:name="T18" style:family="text">
      <style:text-properties style:font-name="Times New Roman1"/>
    </style:style>
    <style:style style:name="T19" style:family="text">
      <style:text-properties style:font-name="Times New Roman"/>
    </style:style>
    <style:style style:name="T20" style:family="text">
      <style:text-properties fo:color="#ff00ff"/>
    </style:style>
    <style:style style:name="T21" style:family="text">
      <style:text-properties fo:color="#4700b8"/>
    </style:style>
    <style:style style:name="T22" style:family="text">
      <style:text-properties fo:color="#00ff00"/>
    </style:style>
    <style:style style:name="T23" style:family="text">
      <style:text-properties fo:color="#dc2300"/>
    </style:style>
    <style:style style:name="T24" style:family="text">
      <style:text-properties fo:color="#579d1c"/>
    </style:style>
    <style:style style:name="T25" style:family="text">
      <style:text-properties fo:color="#ff0000"/>
    </style:style>
    <style:style style:name="T26" style:family="text">
      <style:text-properties fo:color="#2300dc"/>
    </style:style>
    <style:style style:name="T27" style:family="text">
      <style:text-properties fo:color="#808080"/>
    </style:style>
    <style:style style:name="T28" style:family="text">
      <style:text-properties fo:color="#800000" fo:language="en" fo:country="none" fo:font-weight="bold"/>
    </style:style>
    <style:style style:name="T29" style:family="text">
      <style:text-properties fo:color="#800000" fo:font-weight="bold"/>
    </style:style>
    <style:style style:name="T30" style:family="text">
      <style:text-properties fo:color="#808030"/>
    </style:style>
    <style:style style:name="T31" style:family="text">
      <style:text-properties fo:color="#808030" fo:language="en" fo:country="none"/>
    </style:style>
    <style:style style:name="T32" style:family="text">
      <style:text-properties fo:color="#000000"/>
    </style:style>
    <style:style style:name="T33" style:family="text">
      <style:text-properties fo:color="#000000" fo:language="en" fo:country="none"/>
    </style:style>
    <style:style style:name="T34" style:family="text">
      <style:text-properties fo:color="#000000" fo:background-color="#ffff00"/>
    </style:style>
    <style:style style:name="T35" style:family="text">
      <style:text-properties style:use-window-font-color="true" style:text-outline="false" style:text-line-through-style="none" style:text-position="0% 100%" style:font-name="Tahoma" fo:font-size="10pt" fo:letter-spacing="normal" fo:language="en"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style:use-window-font-color="true" style:text-outline="false" style:text-line-through-style="none" style:text-position="0% 100%" style:font-name="Tahoma"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5">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6">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7">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8">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9">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10">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11">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12">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13">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14">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S101 Unit 5 – How Programs Run: Making Things Fast</text:p>
      <text:p text:style-name="Standard"/>
      <text:p text:style-name="Standard">&gt; In the last unit you built a search index that could respond to queries by going through each entry <text:tab/>one at a time. The search index checked to see if the keyword matched the word you were <text:tab/>looking for and then responding with a result.<text:bookmark text:name="line-17"/><text:bookmark text:name="line-16"/></text:p>
      <text:p text:style-name="Text_20_body">&gt; However, with a large index and lots of queries, this method will be too slow. A typical search <text:tab/>engine should respond in under a second and often much faster. In this unit you will learn <text:tab/>how to make your search index much faster.<text:bookmark text:name="line-21"/><text:bookmark text:name="line-20"/></text:p>
      <text:p text:style-name="P10">-Making Things Fast</text:p>
      <text:p text:style-name="Standard"><text:bookmark text:name="line-23"/><text:bookmark text:name="line-22"/>&gt;The main goal for this unit is to <text:span text:style-name="T3">develop an understanding of the cost of running programs</text:span>. So far, <text:tab/>you haven't worried about this and have been happy to write code that gives the correct <text:tab/>result. </text:p>
      <text:p text:style-name="Standard"><text:tab/>&gt;&gt; Once you start to make programs bigger, make them do more things or run on larger <text:tab/><text:tab/><text:tab/>inputs, you have to start thinking about the cost of running them. This question of <text:tab/><text:tab/>what it costs to evaluate an execution is a very important, and it is a fundamental <text:tab/><text:tab/>problem in computer science. Some people spend their whole careers working on <text:tab/><text:tab/>this. It's called algorithm analysis.<text:bookmark text:name="line-25"/><text:bookmark text:name="line-24"/></text:p>
      <text:p text:style-name="Standard"><text:tab/>&gt;&gt; You may not be aware of this but you've already written many algorithms. An algorithm <text:tab/><text:tab/>is a <text:span text:style-name="T4">procedure that always finishes and produces the correct result</text:span>. A procedure is a <text:tab/><text:tab/><text:span text:style-name="T4">well defined sequence of steps that it can be executed mechanically</text:span>. We're mostly <text:tab/><text:tab/>interested in procedures which can be executed by a computer, but the important part <text:tab/><text:tab/>about what makes it a procedure is that the <text:span text:style-name="T4">steps are precisely defined and require no</text:span> <text:tab/><text:tab/><text:span text:style-name="T4">thought to execute</text:span>.<text:bookmark text:name="line-27"/><text:bookmark text:name="line-26"/></text:p>
      <text:p text:style-name="Standard"><text:tab/>&gt;&gt; To be an algorithm, it has to always finish. You've already seen that it <text:span text:style-name="T4">isn't an easy </text:span><text:tab/><text:tab/><text:tab/><text:span text:style-name="T4">problem to determine if an algorithm always finishes.</text:span> It isn't possible to answer that <text:tab/><text:tab/>question in general, but it can be answered for many specific programs.<text:bookmark text:name="line-29"/><text:bookmark text:name="line-28"/></text:p>
      <text:p text:style-name="Standard"><text:tab/>&gt;&gt; So, once you have an algorithm, you have well a defined sequence of steps that will <text:tab/><text:tab/><text:tab/>always finish and produce the right results. This means you can reason about its cost.<text:bookmark text:name="line-31"/><text:bookmark text:name="line-30"/></text:p>
      <text:p text:style-name="P10">-What is Cost?</text:p>
      <text:p text:style-name="Standard"><text:bookmark text:name="line-33"/><text:bookmark text:name="line-32"/>&gt;The way computer scientists think about cost is quite different from how most people <text:tab/><text:tab/>think about cost.<text:bookmark text:name="line-35"/><text:bookmark text:name="line-34"/></text:p>
      <text:p text:style-name="Standard">&gt; When you think about the cost of things, you know specific things such as the red car <text:tab/><text:tab/>costs $25000 and the green car $10000 – the red car costs more than the green car. <text:tab/></text:p>
      <text:p text:style-name="Standard">&gt; You just have to compare those costs. This is thinking in terms of very specific things <text:tab/><text:tab/>with specific costs. </text:p>
      <text:p text:style-name="Standard">&gt; It's different with algorithms. We don't usually have a specific execution in mind. The <text:tab/><text:span text:style-name="T3">cost <text:tab/>depends on the inputs</text:span>.<text:bookmark text:name="line-39"/><text:bookmark text:name="line-38"/></text:p>
      <text:p text:style-name="Standard"><text:tab/>&gt;&gt; Suppose algorithms Algo 1 and Algo 2 both solve the same problem. <text:bookmark text:name="line-41"/><text:bookmark text:name="line-40"/></text:p>
      <text:list xml:id="list30474081" text:style-name="L1">
        <text:list-item>
          <text:p text:style-name="P18">Inputs → Algo 1 → Output <text:bookmark text:name="line-42"/></text:p>
        </text:list-item>
        <text:list-item>
          <text:p text:style-name="P18">Inputs → Algo 2 → Output <text:bookmark text:name="line-44"/><text:bookmark text:name="line-43"/></text:p>
        </text:list-item>
      </text:list>
      <text:p text:style-name="Standard"><text:tab/>You can't put a fixed price on them like with the cars. For some inputs, it might be the case <text:tab/>that Algo 1 is cheaper than Algo 2, but for others, Algo 2 might be cheaper. </text:p>
      <text:p text:style-name="Standard"><text:tab/>&gt;&gt; You <text:span text:style-name="T3">don't want to have to work this out for every input because then you might as well</text:span> <text:tab/><text:tab/><text:span text:style-name="T3">run it for every input</text:span>. You want to be able to <text:span text:style-name="T3">predict</text:span> the cost for every input without <text:tab/><text:tab/>having to run every input.<text:bookmark text:name="line-46"/><text:bookmark text:name="line-45"/></text:p>
      <text:p text:style-name="Standard"><text:tab/>&gt;&gt; The primary way that cost is talked about in computer science is in terms of the <text:span text:style-name="T3">size of</text:span> <text:tab/><text:tab/><text:span text:style-name="T3">the input.</text:span> <text:span text:style-name="T4">Usually, the size of the input is the main factor that determines the speed of</text:span> <text:tab/><text:tab/><text:span text:style-name="T4">the algorithm</text:span>, that is, the cost in computing is measured in terms of how the time <text:tab/><text:tab/>increases as the size of the input increases. </text:p>
      <text:p text:style-name="Standard">&gt; Sometimes, other properties of the input matter, which will be mentioned later. <text:tab/></text:p>
      <text:p text:style-name="Standard">&gt; Ultimately, cost always comes down to money. What costs money when algorithms are <text:tab/><text:tab/>executed?<text:bookmark text:name="line-47"/></text:p>
      <text:list xml:id="list30468511" text:style-name="L2">
        <text:list-item>
          <text:p text:style-name="P37"><text:soft-page-break/><text:span text:style-name="T3">The time it takes to finish –</text:span> if it finishes more quickly, you'll spend less time on it. You can rent computers by the time it takes to execute. There are various cloud computing services where you pay for a certain sized processor for the time you use it. It's just a few cents per hour. Time really is money and, although we don't need to turn the costs into money because we might not know the exact computing costs, understanding the time to execute will give a good sense of the cost. <text:bookmark text:name="line-48"/></text:p>
        </text:list-item>
        <text:list-item>
          <text:p text:style-name="P30"><text:span text:style-name="T3">Memory</text:span> – if a certain amount of memory is needed to execute an algorithm then you have an indication of the size and cost of computer required to run the program. <text:bookmark text:name="line-50"/><text:bookmark text:name="line-49"/></text:p>
        </text:list-item>
      </text:list>
      <text:p text:style-name="Standard">&gt;In summary, cost is talked about in terms of time and memory rather than money; although the <text:tab/>actual implementation of these do convert to actual monetary costs. Time is often the most <text:tab/>important aspect of cost, but memory is also another consideration. <text:bookmark text:name="line-52"/><text:bookmark text:name="line-51"/></text:p>
      <text:p text:style-name="Standard"><text:span text:style-name="T9">-Quiz 1: Measuring Speed</text:span><text:bookmark text:name="line-54"/><text:bookmark text:name="line-53"/> – Why do computer scientists focus on measuring how time scales with <text:tab/>input size, instead of absolute time? (Check all correct answers.) <text:bookmark text:name="line-56"/><text:bookmark text:name="line-55"/></text:p>
      <text:list xml:id="list30468993" text:style-name="L3">
        <text:list-item>
          <text:p text:style-name="P38"><text:span text:style-name="T3">We wan</text:span>t to predict how long it will take for a program to execute before running it. <text:bookmark text:name="line-57"/></text:p>
        </text:list-item>
        <text:list-item>
          <text:p text:style-name="P38"><text:span text:style-name="T3">We wan</text:span>t to know how the time will change as computers get faster. <text:bookmark text:name="line-58"/></text:p>
        </text:list-item>
        <text:list-item>
          <text:p text:style-name="P38"><text:span text:style-name="T3">We wan</text:span>t to understand fundamental properties of our algorithms, not things specific to a particular input or machine. <text:bookmark text:name="line-59"/></text:p>
        </text:list-item>
        <text:list-item>
          <text:p text:style-name="P31">We want abstract answers, so they can never be wrong. <text:bookmark text:name="line-61"/><text:bookmark text:name="line-60"/></text:p>
        </text:list-item>
      </text:list>
      <text:p text:style-name="Text_20_body"><text:tab/>&gt;&gt; Throughout the entire history of computing, it's been the case that the computer you can <text:tab/><text:tab/>buy in a year for the same amount of money will be faster than the computer you can <text:tab/><text:tab/>buy today – so option b matters</text:p>
      <text:p text:style-name="P10">-Stopwatch</text:p>
      <text:p text:style-name="Standard"><text:bookmark text:name="line-67"/><text:bookmark text:name="line-66"/>&gt; In this section, you'll see how you can check how long it takes for a piece of code to run. You may <text:tab/>have seen people on the forums talking about bench-marking code.<text:bookmark text:name="line-69"/><text:bookmark text:name="line-68"/></text:p>
      <text:p text:style-name="Standard">&gt; The procedure, time_execution, below, is a way to evaluate how long it takes for some code to <text:tab/>execute. You could try to do this with a stopwatch but to be accurate, you'd have to run <text:tab/>programs for a very long time. </text:p>
      <text:p text:style-name="Standard"><text:tab/>&gt;&gt; It's more accurate to use<text:span text:style-name="T3"> the built-in time.clock in the time library</text:span>. An explanation of <text:tab/><text:tab/>what is going on follows the code: <text:span text:style-name="T1"><text:s/></text:span></text:p>
      <text:p text:style-name="P4"><text:bookmark text:name="line-1-2"/><text:bookmark text:name="CA-7444c0f2c2bba823df92ddeac61299a67eec45bd_1"/><text:span text:style-name="T1"><text:tab/><text:tab/><text:tab/>import time </text:span><text:span text:style-name="T8">#this is a Python library</text:span></text:p>
      <text:p text:style-name="P4"><text:a xlink:type="simple" xlink:href="http://wiki.udacity.com/CS101%20Unit%205#CA-7444c0f2c2bba823df92ddeac61299a67eec45bd_2"><text:span text:style-name="T1"/></text:a></text:p>
      <text:p text:style-name="P5"><text:bookmark text:name="line-3-1"/><text:bookmark text:name="CA-7444c0f2c2bba823df92ddeac61299a67eec45bd_3"/><text:bookmark text:name="line-2-1"/><text:bookmark text:name="CA-7444c0f2c2bba823df92ddeac61299a67eec45bd_2"/><text:tab/><text:tab/><text:tab/>def time_execution(code):</text:p>
      <text:p text:style-name="P4"><text:bookmark text:name="line-4-1"/><text:bookmark text:name="CA-7444c0f2c2bba823df92ddeac61299a67eec45bd_4"/><text:span text:style-name="T1"><text:tab/><text:tab/><text:tab/><text:tab/>start = time.clock(</text:span><text:span text:style-name="T1"><office:annotation><dc:creator>Unknown Author</dc:creator><dc:date>2012-07-01T19:30:51.14</dc:date><text:p text:style-name="P48"><text:span text:style-name="T35">First call of time.clock() begins the timing</text:span></text:p></office:annotation></text:span><text:span text:style-name="T1">) <text:s/></text:span><text:span text:style-name="T8"># start the clock</text:span></text:p>
      <text:p text:style-name="P4"><text:bookmark text:name="line-5-1"/><text:bookmark text:name="CA-7444c0f2c2bba823df92ddeac61299a67eec45bd_5"/><text:span text:style-name="T1"><text:tab/><text:tab/><text:tab/><text:tab/>result = </text:span><text:span text:style-name="T1"><office:annotation><dc:creator>Unknown Author</dc:creator><dc:date>2012-07-01T19:32:17.14</dc:date><text:p text:style-name="P48"><text:span text:style-name="T35">Eval treats any string as though it were a Python expression – it runs it as code</text:span></text:p></office:annotation></text:span><text:span text:style-name="T1">eval(code) <text:s/></text:span><text:span text:style-name="T8"># evaluate any string as if it is a <text:tab/><text:tab/><text:tab/><text:tab/><text:tab/><text:tab/><text:tab/>#Python command</text:span></text:p>
      <text:p text:style-name="P4"><text:bookmark text:name="line-6-1"/><text:bookmark text:name="CA-7444c0f2c2bba823df92ddeac61299a67eec45bd_6"/><text:span text:style-name="T1"><text:tab/><text:tab/><text:tab/><text:tab/>run_time = time.clock(</text:span><text:span text:style-name="T1"><office:annotation><dc:creator>Unknown Author</dc:creator><dc:date>2012-07-01T19:31:11.14</dc:date><text:p text:style-name="P48"><text:span text:style-name="T35">Second call of time-clock() stops the clock</text:span></text:p></office:annotation></text:span><text:span text:style-name="T1">) - start <text:s/></text:span><text:span text:style-name="T8"># find difference in <text:tab/><text:tab/><text:tab/><text:tab/><text:tab/><text:tab/><text:tab/>#start and end time</text:span></text:p>
      <text:p text:style-name="P1"><text:bookmark text:name="line-7-1"/><text:bookmark text:name="CA-7444c0f2c2bba823df92ddeac61299a67eec45bd_7"/><text:span text:style-name="T1"><text:tab/><text:tab/><text:tab/><text:tab/>return result, run_time <text:s/></text:span><text:span text:style-name="T8"># return the result of the code <text:tab/><text:tab/><text:tab/><text:tab/><text:tab/><text:tab/><text:tab/>#and time taken</text:span></text:p>
      <text:p text:style-name="Standard">&gt; The process: </text:p>
      <text:p text:style-name="Standard"><text:tab/>&gt;&gt; The clock is started. The time it reads when it starts is somewhat arbitrary, but it doesn't <text:tab/><text:tab/>matter because you're only interested in the time difference between it starting and <text:tab/><text:tab/>stopping and not an absolute start and end time. </text:p>
      <text:p text:style-name="Standard"><text:tab/>&gt;&gt; After the clock is started, the code you want to evaluate is executed. This is done by the <text:tab/><text:tab/>rather exciting method eval('&lt;string&gt;'). It allows you to run any code input as a <text:tab/><text:tab/><text:tab/>string! You put in a string and it runs it as Python code. For example, eval('1 + 1') <text:tab/><text:tab/>runs the code 1 + 1. </text:p>
      <text:p text:style-name="Standard"><text:tab/>&gt;&gt; After the code is executed, the clock is stopped and the difference between the start and <text:tab/><text:tab/>stop times is calculated and stored as run_time. Finally, the procedure returns the <text:tab/><text:tab/>result of the code in eval and its running time.<text:bookmark text:name="line-86"/><text:bookmark text:name="line-85"/></text:p>
      <text:p text:style-name="Standard">&gt; You can run the timing through the web interpreter, but it won't be accurate and there is a limit on <text:tab/>how long your code is allowed to run there. If you have Python installed on your computer, <text:soft-page-break/><text:tab/>you'll be able to run it on that. If you don't, then that's ok. Instructions will be available <text:tab/>under the unit's Supplementary Information. You don't need to run it for yourself, but you <text:tab/>should at least see it illustrated. <text:bookmark text:name="line-88"/><text:bookmark text:name="line-87"/></text:p>
      <text:p text:style-name="Standard">&gt; Recall that the input <text:span text:style-name="T9">'1 + 1'</text:span> to <text:span text:style-name="T9">time_execution</text:span>, shown in green in the image below, is sent as <text:tab/>input to <text:span text:style-name="T9">eval</text:span> , which runs 1 + 1 as Python code.</text:p>
      <text:p text:style-name="Standard"><text:tab/>&gt;&gt; The run time is written in scientific notation: 8.300000000005525e-05 which is <text:tab/><text:tab/><text:tab/>sometimes also written as 8.300000000005525 x 10^-5, or in Python code <text:tab/><text:tab/><text:tab/>8.300000000005525 * 10**-5. In decimal terms, this can be written as <text:tab/><text:tab/><text:tab/><text:tab/>0.00008300000000005525, or rounded to 0.000083. You can see where this comes <text:tab/><text:tab/>from by looking at the -5 after the e. It tells you to move the decimal point 5 steps to <text:tab/><text:tab/>the left<text:bookmark text:name="line-92"/><text:bookmark text:name="line-91"/>.</text:p>
      <text:p text:style-name="Standard"><text:s/><text:tab/>&gt;&gt; The units are seconds, so this is only a fraction of a millisecond, that is, about 0.08 ms.<text:bookmark text:name="line-96"/><text:bookmark text:name="line-95"/></text:p>
      <text:p text:style-name="Standard"><text:tab/><text:tab/>Trying the same instruction over and over, the <text:span text:style-name="T4">result varies because other things are</text:span> <text:tab/><text:tab/><text:span text:style-name="T4">going on in the machine at the same time</text:span>, but it's around the same value. Instead, try <text:tab/><text:tab/>larger numbers, the time is still very very small.<text:bookmark text:name="line-102"/><text:bookmark text:name="line-101"/></text:p>
      <text:p text:style-name="Standard"><text:tab/>&gt;&gt; The actual processing time is even lower, because, for instance, starting and stopping the <text:tab/><text:tab/>clock. This doesn't tell you very much for short, fast executions, so next you'll see <text:tab/><text:tab/>some longer ones.<text:bookmark text:name="line-108"/><text:bookmark text:name="line-107"/></text:p>
      <text:p text:style-name="P10">-Spin Loop</text:p>
      <text:p text:style-name="Standard"><text:bookmark text:name="line-110"/><text:bookmark text:name="line-109"/>&gt; In order to get a better idea of how timing works, define the procedure <text:span text:style-name="T9">spin_loop</text:span>: <text:bookmark text:name="line-1-3"/><text:bookmark text:name="line-116"/><text:bookmark text:name="line-115"/><text:bookmark text:name="line-114"/><text:bookmark text:name="line-113"/><text:bookmark text:name="line-112"/><text:bookmark text:name="line-111"/></text:p>
      <text:p text:style-name="P9"/>
      <text:p text:style-name="P5"><text:bookmark text:name="line-1-4"/><text:bookmark text:name="CA-d2275b369ca2f5538866e7468e32265fadb3b22b_1"/><text:bookmark text:name="CA-d2275b369ca2f5538866e7468e32265fadb3b22b"/><text:tab/>def spin_loop(n):</text:p>
      <text:p text:style-name="P5"><text:bookmark text:name="line-2-2"/><text:bookmark text:name="CA-d2275b369ca2f5538866e7468e32265fadb3b22b_2"/><text:tab/><text:tab/>i = 0</text:p>
      <text:p text:style-name="P5"><text:bookmark text:name="line-3-2"/><text:bookmark text:name="CA-d2275b369ca2f5538866e7468e32265fadb3b22b_3"/><text:tab/><text:tab/>while i &lt; n:</text:p>
      <text:p text:style-name="P2"><text:bookmark text:name="line-4-2"/><text:bookmark text:name="CA-d2275b369ca2f5538866e7468e32265fadb3b22b_4"/><text:tab/><text:tab/><text:tab/>i = i + 1</text:p>
      <text:p text:style-name="Standard"><text:bookmark text:name="line-117"/><text:tab/>&gt;&gt; This code will run for longer, and by picking the value n you can go through and loop <text:tab/><text:tab/>any number of times. The image below shows spin_loop running 1000, 10000, <text:tab/><text:tab/><text:tab/>100000 and 1000000 times, returning a result that is the time it takes to run the loop <text:tab/><text:tab/>that number of times. </text:p>
      <text:p text:style-name="Standard"><text:tab/>&gt;&gt; It is important to notice that <text:span text:style-name="T3">the time changes depending on the input</text:span> – <text:span text:style-name="T4">when you</text:span> <text:tab/><text:tab/><text:tab/><text:span text:style-name="T4">increase the input, the time (or the output) also increases accordingly</text:span>. <text:bookmark text:name="line-123"/><text:bookmark text:name="line-122"/></text:p>
      <text:p text:style-name="P10">-Predicting Run Time</text:p>
      <text:p text:style-name="Standard">&gt; First you'll see the time taken for running some code, and then there will be a quiz. This will show <text:tab/>if you understand execution time well enough to make some predictions. <text:bookmark text:name="line-127"/><text:bookmark text:name="line-126"/></text:p>
      <text:p text:style-name="Text_20_body"><text:tab/>&gt;&gt; The code used to measure the time is the <text:span text:style-name="Strong_20_Emphasis">time_execution</text:span> procedure from before which <text:tab/><text:tab/>evaluates the time taken for the <text:span text:style-name="Strong_20_Emphasis">code</text:span> passed in, and then a procedure <text:span text:style-name="Strong_20_Emphasis">spin_loop</text:span> <text:tab/><text:tab/><text:tab/>which just adds one to a variable as it loops through the numbers up to <text:span text:style-name="Strong_20_Emphasis">n</text:span>. <text:bookmark text:name="line-1-5"/><text:bookmark text:name="line-141"/><text:bookmark text:name="line-140"/><text:bookmark text:name="line-139"/><text:bookmark text:name="line-138"/><text:bookmark text:name="line-137"/><text:bookmark text:name="line-136"/><text:bookmark text:name="line-135"/><text:bookmark text:name="line-134"/><text:bookmark text:name="line-133"/><text:bookmark text:name="line-132"/><text:bookmark text:name="line-131"/><text:bookmark text:name="line-130"/><text:bookmark text:name="line-129"/><text:bookmark text:name="line-128"/></text:p>
      <text:p text:style-name="P5"><text:bookmark text:name="line-1-6"/><text:bookmark text:name="CA-509ba43707f23d83334bc50a16c8912c63483084_1"/><text:tab/>import time</text:p>
      <text:p text:style-name="P5"><text:bookmark text:name="line-3-3"/><text:bookmark text:name="CA-509ba43707f23d83334bc50a16c8912c63483084_3"/><text:tab/>def time_execution(code):</text:p>
      <text:p text:style-name="P5"><text:tab/><text:tab/>start = time.clock()</text:p>
      <text:p text:style-name="P5"><text:tab/><text:tab/>result = eval(code) <text:s/># evaluate any string as if it is a python <text:tab/><text:tab/><text:tab/><text:tab/><text:tab/><text:tab/><text:tab/>#command</text:p>
      <text:p text:style-name="P5"><text:tab/><text:tab/>run_time = time.clock() - start</text:p>
      <text:p text:style-name="P5"><text:tab/><text:tab/>return result, run_time</text:p>
      <text:p text:style-name="P4"><text:span text:style-name="T1"><text:s/></text:span><text:bookmark text:name="line-8-1"/><text:bookmark text:name="CA-509ba43707f23d83334bc50a16c8912c63483084_8"/><text:span text:style-name="T1"><text:s text:c="3"/></text:span></text:p>
      <text:p text:style-name="P5"><text:bookmark text:name="line-9-1"/><text:bookmark text:name="CA-509ba43707f23d83334bc50a16c8912c63483084_9"/><text:tab/>def spin_loop(n):</text:p>
      <text:p text:style-name="P5"><text:tab/><text:tab/>i = 0</text:p>
      <text:p text:style-name="P5"><text:tab/><text:tab/>while i &lt; n:</text:p>
      <text:p text:style-name="P2"><text:tab/><text:tab/><text:tab/>i = i + 1</text:p>
      <text:p text:style-name="Text_20_body"><text:bookmark text:name="line-142"/><text:tab/>&gt;&gt; The results for execution times, in seconds, for <text:span text:style-name="Strong_20_Emphasis">spin_loop</text:span> are given below. Note the <text:span text:style-name="Strong_20_Emphasis">[1]</text:span> <text:tab/><text:tab/>is there to just print out the running time rather than the result of evaluating <text:tab/><text:tab/><text:tab/><text:span text:style-name="Strong_20_Emphasis">spin_loop</text:span>. The first result is for running the loop 1000 times, then 10000 followed <text:tab/><text:tab/>by 100000. The next is a repeat of the 100000 iterations (runs) through the loop, but <text:soft-page-break/><text:tab/><text:tab/>written in Python's power notation for 10^5;. The final time is the execution time for <text:tab/><text:tab/>running through the loop 10^6, which is one million times. All the execution times <text:tab/><text:tab/>are given in seconds. <text:bookmark text:name="line-144"/><text:bookmark text:name="line-143"/></text:p>
      <text:p text:style-name="Text_20_body"><draw:frame draw:style-name="fr1" draw:name="graphics1" text:anchor-type="paragraph" svg:width="9.289cm" svg:height="10.744cm" draw:z-index="0"><draw:image xlink:href="Pictures/2000000700002448000029F74403588F.svm" xlink:type="simple" xlink:show="embed" xlink:actuate="onLoad"/></draw:frame><text:bookmark text:name="line-146"/><text:bookmark text:name="line-145"/></text:p>
      <text:p text:style-name="Standard"><text:span text:style-name="T9">-Quiz 2: Predicting Run Time</text:span><text:bookmark text:name="line-148"/><text:bookmark text:name="line-147"/> – Given the execution times above, what is the expected execution <text:tab/>time for spin_loop(10**9) (one billion) in seconds? You won't be able to guess the exact <text:tab/>time, but the grader is looking for a multiple of 5.<text:bookmark text:name="line-150"/><text:bookmark text:name="line-149"/> – <text:span text:style-name="T3">50 seconds numbers above show that it's <text:tab/>taking about 10x as long with each factor of increase, so spin_loop(10**9) will probably <text:tab/>take about 53 seconds</text:span></text:p>
      <text:p text:style-name="P10">-Make Big Index</text:p>
      <text:p text:style-name="Standard"><text:bookmark text:name="line-154"/><text:bookmark text:name="line-153"/>&gt; The examples you've seen so far have shown the time taken to run short procedures. Next you'll <text:tab/>see some test on longer code – the index code, which is important to the overall look up time <text:tab/>of your search engine. In order to test this code, you'll first need to build a big index. You <text:tab/>could do this by hand but it would take a very long time! The code to do it is as follows.<text:bookmark text:name="line-1-7"/><text:bookmark text:name="line-169"/><text:bookmark text:name="line-168"/><text:bookmark text:name="line-167"/><text:bookmark text:name="line-166"/><text:bookmark text:name="line-165"/><text:bookmark text:name="line-164"/><text:bookmark text:name="line-163"/><text:bookmark text:name="line-162"/><text:bookmark text:name="line-161"/><text:bookmark text:name="line-160"/><text:bookmark text:name="line-159"/><text:bookmark text:name="line-158"/><text:bookmark text:name="line-157"/><text:bookmark text:name="line-156"/><text:bookmark text:name="line-155"/></text:p>
      <text:p text:style-name="P5"/>
      <text:p text:style-name="P5"><text:bookmark text:name="CA-1d3c7816c66fe8ad298288505b934a8c82c41ebe"/><text:bookmark text:name="line-1-8"/><text:bookmark text:name="CA-1d3c7816c66fe8ad298288505b934a8c82c41ebe_1"/><text:tab/><text:tab/>def make_big_index(size):</text:p>
      <text:p text:style-name="P5"><text:bookmark text:name="line-2-4"/><text:bookmark text:name="CA-1d3c7816c66fe8ad298288505b934a8c82c41ebe_2"/><text:tab/><text:tab/><text:tab/>index = []</text:p>
      <text:p text:style-name="P5"><text:tab/><text:tab/><text:tab/>letters = ['a','a','a','a','a','a,','a','a']</text:p>
      <text:p text:style-name="P4"><text:span text:style-name="T1"><text:tab/><text:tab/><text:tab/>while len(index) &lt; size:</text:span><text:span text:style-name="T1"><office:annotation><dc:creator>Unknown Author</dc:creator><dc:date>2012-07-02T10:27:11.15</dc:date><text:p text:style-name="P48"><text:span text:style-name="T35">Go through the loop “size” number of times</text:span></text:p></office:annotation></text:span></text:p>
      <text:p text:style-name="P5"><text:tab/><text:tab/><text:tab/><text:tab/>word = make_string(letters)</text:p>
      <text:p text:style-name="P5"><text:tab/><text:tab/><text:tab/><text:tab/>add_to_index(index, word, 'fake')</text:p>
      <text:p text:style-name="P4"><text:span text:style-name="T1"><text:tab/><text:tab/><text:tab/><text:tab/>for i in range(len(letters) - 1, 0, -1):</text:span><text:span text:style-name="T1"><office:annotation><dc:creator>Unknown Author</dc:creator><dc:date>2012-07-02T10:27:34.16</dc:date><text:p text:style-name="P48"><text:span text:style-name="T35">Change the letters –this loop goes through all the positions in the letters array; goes through these elements starting from the last one, going backwards</text:span></text:p></office:annotation></text:span></text:p>
      <text:p text:style-name="P5"><text:tab/><text:tab/><text:tab/><text:tab/><text:tab/>if letters[i] &lt; 'z':</text:p>
      <text:p text:style-name="P4"><text:span text:style-name="T1"><text:tab/><text:tab/><text:tab/><text:tab/><text:tab/><text:tab/>letters[i] = chr(ord(letters[i])+ 1)</text:span><text:span text:style-name="T1"><office:annotation><dc:creator>Unknown Author</dc:creator><dc:date>2012-07-02T10:29:31.16</dc:date><text:p text:style-name="P48"><text:span text:style-name="T35">This code turns letters into numbers – this expresison gets the next letter (line above – if the letter's less than z, that means it can be increased via this line)</text:span></text:p></office:annotation></text:span></text:p>
      <text:p text:style-name="P5"><text:tab/><text:tab/><text:tab/><text:tab/><text:tab/><text:tab/>break</text:p>
      <text:p text:style-name="P5"><text:tab/><text:tab/><text:tab/><text:tab/><text:tab/> else:</text:p>
      <text:p text:style-name="P4"><text:span text:style-name="T1"><text:tab/><text:tab/><text:tab/><text:tab/><text:tab/><text:tab/>letters[i] = 'a'</text:span><text:span text:style-name="T1"><office:annotation><dc:creator>Unknown Author</dc:creator><dc:date>2012-07-02T10:30:34.16</dc:date><text:p text:style-name="P48"><text:span text:style-name="T35">If the letter is a z, se the letter to a &amp; go back through the loop to find the next letter</text:span></text:p></office:annotation></text:span></text:p>
      <text:p text:style-name="P2"><text:tab/><text:tab/><text:tab/>return index</text:p>
      <text:p text:style-name="Text_20_body"><text:bookmark text:name="line-170"/>&gt;First an empty index called <text:span text:style-name="Strong_20_Emphasis">index</text:span> is created, and a list, <text:span text:style-name="Strong_20_Emphasis">letters</text:span>, of eight letter As. Next, there is a <text:tab/><text:span text:style-name="Strong_20_Emphasis">while</text:span> loop that adds an entry to the index each time it iterates. (Iterates means going through <text:tab/>the loop – one iteration is one pass through the loop.) The while loop continues to add to the <text:soft-page-break/><text:tab/>index until it is of the required length, size. The details as to what happens in loop are as <text:tab/>follows. </text:p>
      <text:p text:style-name="P1"><text:bookmark text:name="CA-9a091dbe031c959881ae4b86ce78078b88d6b94a"/><text:a xlink:type="simple" xlink:href="http://wiki.udacity.com/CS101%20Unit%205#CA-9a091dbe031c959881ae4b86ce78078b88d6b94a_1"><text:s text:c="3"/></text:a><text:a xlink:type="simple" xlink:href="http://wiki.udacity.com/CS101%20Unit%205#CA-9a091dbe031c959881ae4b86ce78078b88d6b94a_1"><text:span text:style-name="T1">1</text:span></text:a><text:span text:style-name="T1"> </text:span><text:bookmark text:name="line-1-10"/><text:bookmark text:name="CA-9a091dbe031c959881ae4b86ce78078b88d6b94a_1"/><text:span text:style-name="T1">word = make_string(letters)</text:span></text:p>
      <text:p text:style-name="Text_20_body"><text:bookmark text:name="line-174"/>&gt;The procedure <text:span text:style-name="Strong_20_Emphasis">make_string</text:span> takes as its input <text:span text:style-name="Strong_20_Emphasis">letters</text:span> and returns a single string of the entries <text:tab/>contained in the list. This means that, for example, <text:span text:style-name="Strong_20_Emphasis">['a','a','a','a','a','a','a','a']</text:span> becomes <text:tab/><text:span text:style-name="Strong_20_Emphasis">'aaaaaaaa</text:span>'. The code for this is: <text:bookmark text:name="line-1-11"/><text:bookmark text:name="line-183"/><text:bookmark text:name="line-182"/><text:bookmark text:name="line-181"/><text:bookmark text:name="line-180"/><text:bookmark text:name="line-179"/><text:bookmark text:name="line-178"/><text:bookmark text:name="line-177"/><text:bookmark text:name="line-176"/><text:bookmark text:name="line-175"/></text:p>
      <text:p text:style-name="P8"/>
      <text:p text:style-name="P4"><text:bookmark text:name="CA-11dcf6fabc16c75f960f1933895bbc863dd80db8"/><text:a xlink:type="simple" xlink:href="http://wiki.udacity.com/CS101%20Unit%205#CA-11dcf6fabc16c75f960f1933895bbc863dd80db8_1"><text:s text:c="3"/></text:a><text:a xlink:type="simple" xlink:href="http://wiki.udacity.com/CS101%20Unit%205#CA-11dcf6fabc16c75f960f1933895bbc863dd80db8_1"><text:span text:style-name="T1">1</text:span></text:a><text:span text:style-name="T1"> </text:span><text:bookmark text:name="line-1-12"/><text:bookmark text:name="CA-11dcf6fabc16c75f960f1933895bbc863dd80db8_1"/><text:span text:style-name="T1">def make_string(p):</text:span></text:p>
      <text:p text:style-name="P4"><text:a xlink:type="simple" xlink:href="http://wiki.udacity.com/CS101%20Unit%205#CA-11dcf6fabc16c75f960f1933895bbc863dd80db8_2"><text:s text:c="3"/></text:a><text:a xlink:type="simple" xlink:href="http://wiki.udacity.com/CS101%20Unit%205#CA-11dcf6fabc16c75f960f1933895bbc863dd80db8_2"><text:span text:style-name="T1">2</text:span></text:a><text:span text:style-name="T1"> </text:span><text:bookmark text:name="line-2-5"/><text:bookmark text:name="CA-11dcf6fabc16c75f960f1933895bbc863dd80db8_2"/><text:span text:style-name="T1"><text:s text:c="3"/>s=""</text:span></text:p>
      <text:p text:style-name="P4"><text:a xlink:type="simple" xlink:href="http://wiki.udacity.com/CS101%20Unit%205#CA-11dcf6fabc16c75f960f1933895bbc863dd80db8_3"><text:s text:c="3"/></text:a><text:a xlink:type="simple" xlink:href="http://wiki.udacity.com/CS101%20Unit%205#CA-11dcf6fabc16c75f960f1933895bbc863dd80db8_3"><text:span text:style-name="T1">3</text:span></text:a><text:span text:style-name="T1"> </text:span><text:bookmark text:name="line-3-5"/><text:bookmark text:name="CA-11dcf6fabc16c75f960f1933895bbc863dd80db8_3"/><text:span text:style-name="T1"><text:s text:c="3"/>for e in p: # for each element in the list p</text:span></text:p>
      <text:p text:style-name="P4"><text:a xlink:type="simple" xlink:href="http://wiki.udacity.com/CS101%20Unit%205#CA-11dcf6fabc16c75f960f1933895bbc863dd80db8_4"><text:s text:c="3"/></text:a><text:a xlink:type="simple" xlink:href="http://wiki.udacity.com/CS101%20Unit%205#CA-11dcf6fabc16c75f960f1933895bbc863dd80db8_4"><text:span text:style-name="T1">4</text:span></text:a><text:span text:style-name="T1"> </text:span><text:bookmark text:name="line-4-5"/><text:bookmark text:name="CA-11dcf6fabc16c75f960f1933895bbc863dd80db8_4"/><text:span text:style-name="T1"><text:s text:c="7"/>s = s + e <text:s/># add it to string s</text:span></text:p>
      <text:p text:style-name="P4"><text:a xlink:type="simple" xlink:href="http://wiki.udacity.com/CS101%20Unit%205#CA-11dcf6fabc16c75f960f1933895bbc863dd80db8_5"><text:s text:c="3"/></text:a><text:a xlink:type="simple" xlink:href="http://wiki.udacity.com/CS101%20Unit%205#CA-11dcf6fabc16c75f960f1933895bbc863dd80db8_5"><text:span text:style-name="T1">5</text:span></text:a><text:span text:style-name="T1"> </text:span><text:bookmark text:name="line-5-4"/><text:bookmark text:name="CA-11dcf6fabc16c75f960f1933895bbc863dd80db8_5"/><text:span text:style-name="T1"><text:s text:c="3"/>return s</text:span></text:p>
      <text:p text:style-name="P4"><text:a xlink:type="simple" xlink:href="http://wiki.udacity.com/CS101%20Unit%205#CA-11dcf6fabc16c75f960f1933895bbc863dd80db8_6"><text:s text:c="3"/></text:a><text:a xlink:type="simple" xlink:href="http://wiki.udacity.com/CS101%20Unit%205#CA-11dcf6fabc16c75f960f1933895bbc863dd80db8_6"><text:span text:style-name="T1">6</text:span></text:a><text:span text:style-name="T1"> </text:span><text:bookmark text:name="line-6-4"/><text:bookmark text:name="CA-11dcf6fabc16c75f960f1933895bbc863dd80db8_6"/></text:p>
      <text:p text:style-name="P1"><text:a xlink:type="simple" xlink:href="http://wiki.udacity.com/CS101%20Unit%205#CA-11dcf6fabc16c75f960f1933895bbc863dd80db8_7"><text:s text:c="3"/></text:a><text:a xlink:type="simple" xlink:href="http://wiki.udacity.com/CS101%20Unit%205#CA-11dcf6fabc16c75f960f1933895bbc863dd80db8_7"><text:span text:style-name="T1">7</text:span></text:a><text:span text:style-name="T1"> </text:span><text:bookmark text:name="line-7-4"/><text:bookmark text:name="CA-11dcf6fabc16c75f960f1933895bbc863dd80db8_7"/><text:span text:style-name="T1">add_to_index(index, word, 'fake')</text:span></text:p>
      <text:p text:style-name="Text_20_body"><text:bookmark text:name="line-184"/>&gt;This is the <text:span text:style-name="Strong_20_Emphasis">add_to_index</text:span> code from before, and it adds an entry which looks like this: <text:bookmark text:name="line-1-13"/><text:bookmark text:name="line-189"/><text:bookmark text:name="line-188"/><text:bookmark text:name="line-187"/><text:bookmark text:name="line-186"/><text:bookmark text:name="line-185"/></text:p>
      <text:p text:style-name="P8"/>
      <text:p text:style-name="P4"><text:bookmark text:name="CA-655ffd64288fe14f16f62798e85e858bd54d231f"/><text:a xlink:type="simple" xlink:href="http://wiki.udacity.com/CS101%20Unit%205#CA-655ffd64288fe14f16f62798e85e858bd54d231f_1"><text:s text:c="3"/></text:a><text:a xlink:type="simple" xlink:href="http://wiki.udacity.com/CS101%20Unit%205#CA-655ffd64288fe14f16f62798e85e858bd54d231f_1"><text:span text:style-name="T1">1</text:span></text:a><text:span text:style-name="T1"> </text:span><text:bookmark text:name="line-1-14"/><text:bookmark text:name="CA-655ffd64288fe14f16f62798e85e858bd54d231f_1"/><text:span text:style-name="T1">['aaaaaaaa', ['fake']] to index.</text:span></text:p>
      <text:p text:style-name="P4"><text:a xlink:type="simple" xlink:href="http://wiki.udacity.com/CS101%20Unit%205#CA-655ffd64288fe14f16f62798e85e858bd54d231f_2"><text:s text:c="3"/></text:a><text:a xlink:type="simple" xlink:href="http://wiki.udacity.com/CS101%20Unit%205#CA-655ffd64288fe14f16f62798e85e858bd54d231f_2"><text:span text:style-name="T1">2</text:span></text:a><text:span text:style-name="T1"> </text:span><text:bookmark text:name="line-2-6"/><text:bookmark text:name="CA-655ffd64288fe14f16f62798e85e858bd54d231f_2"/></text:p>
      <text:p text:style-name="P1"><text:a xlink:type="simple" xlink:href="http://wiki.udacity.com/CS101%20Unit%205#CA-655ffd64288fe14f16f62798e85e858bd54d231f_3"><text:s text:c="3"/></text:a><text:a xlink:type="simple" xlink:href="http://wiki.udacity.com/CS101%20Unit%205#CA-655ffd64288fe14f16f62798e85e858bd54d231f_3"><text:span text:style-name="T1">3</text:span></text:a><text:span text:style-name="T1"> </text:span><text:bookmark text:name="line-3-6"/><text:bookmark text:name="CA-655ffd64288fe14f16f62798e85e858bd54d231f_3"/><text:span text:style-name="T1">for i in range(len(letters) - 1, 0, -1):</text:span></text:p>
      <text:p text:style-name="Text_20_body"><text:bookmark text:name="line-190"/>&gt;Although you've seen <text:span text:style-name="Strong_20_Emphasis">range</text:span> before, here it is used differently. If <text:span text:style-name="Strong_20_Emphasis">len(letters)</text:span> is 8, then <text:tab/><text:span text:style-name="Strong_20_Emphasis">range(len(letters) - 1, 0, -1)</text:span> becomes <text:span text:style-name="Strong_20_Emphasis">range(7, 0, -1)</text:span>,which is a list which counts down <text:tab/>from 7 to one greater than 0 in steps of -1, that is, <text:span text:style-name="Emphasis">[7, 6, 5, 4, 3, 2, 1]</text:span>. So, the for loop runs <text:tab/>through the values of the list counting backwards from <text:span text:style-name="Strong_20_Emphasis">len(letter)-1</text:span> down to 1. <text:bookmark text:name="line-192"/><text:bookmark text:name="line-191"/></text:p>
      <text:p text:style-name="Standard"><text:span text:style-name="T9">-Discussion on Range </text:span><text:tab/></text:p>
      <text:p text:style-name="Standard">&gt;The for <text:span text:style-name="T9">loop</text:span> starts from the last letter in <text:span text:style-name="T9">letters</text:span>, and checks whether it is a 'z'. If it is, it changes it <text:tab/>to 'a', and goes back to the top of the loop for the next iteration, which will check one <text:tab/>position closer to the beginning of the loop. It continues until it finds a letter which is not a <text:tab/>'z'.<text:bookmark text:name="line-196"/><text:bookmark text:name="line-195"/></text:p>
      <text:p text:style-name="Standard"><text:tab/>&gt;&gt;Once it finds a letter which isn't a 'z', the line letters[i] = chr(ord(letters[i])+ 1) <text:tab/><text:tab/><text:tab/>changes it to one letter later in the alphabet, 'a'→'b', 'b'→'c' and so on . (Precisely <text:tab/><text:tab/>what chr and ord do will be explained later. ) After a letter has been changed, the for-<text:tab/><text:tab/>loop stops and the code returns to the top of the while-loop .<text:bookmark text:name="line-198"/><text:bookmark text:name="line-197"/></text:p>
      <text:p text:style-name="Standard"><text:tab/>&gt;&gt; During the first iteration of the while-loop, the for-loop it will change from: <text:bookmark text:name="line-199"/><text:tab/><text:tab/><text:tab/><text:tab/>['a','a','a,','a','a','a','a','a'] to ['a','a','a,','a','a','a','a','b'] and then break. The <text:tab/><text:tab/><text:tab/><text:tab/>second time through, it will change from: <text:bookmark text:name="line-200"/>['a','a','a,','a','a','a','a','b'] to <text:tab/><text:tab/><text:tab/><text:tab/>['a','a','a,','a','a','a','a','c'] and break, and so on.<text:bookmark text:name="line-202"/><text:bookmark text:name="line-201"/></text:p>
      <text:p text:style-name="Standard"><text:tab/>&gt;&gt;When it gets to:<text:bookmark text:name="line-203"/> ['a','a','a,','a','a','a','a','z'], it will change it first to <text:tab/><text:tab/><text:tab/><text:tab/><text:tab/>['a','a','a,','a','a','a','a','a']. Then it will look at the last but one position, as it goes <text:tab/><text:tab/><text:tab/>through the list backwards. It will change the 'a' in that position to 'b' which changes <text:tab/><text:tab/>the list to: ['a','a','a,','a','a','a','b','a'], after which it breaks.<text:bookmark text:name="line-207"/><text:bookmark text:name="line-206"/></text:p>
      <text:p text:style-name="Standard"><text:tab/>&gt;&gt;Finally, when the while loop has finished, the index of length size is returned.</text:p>
      <text:p text:style-name="Standard"/>
      <text:p text:style-name="Standard"><draw:frame draw:style-name="fr2" draw:name="graphics2" text:anchor-type="paragraph" svg:width="10.664cm" svg:height="2.859cm" draw:z-index="1"><draw:image xlink:href="Pictures/20000007000029A800000B2B6432F913.svm" xlink:type="simple" xlink:show="embed" xlink:actuate="onLoad"/></draw:frame><text:bookmark text:name="line-209"/><text:bookmark text:name="line-208"/></text:p>
      <text:p text:style-name="Standard"><text:soft-page-break/>The complete code to try this is reproduced below, so you can try it for yourself if you'd like. <text:bookmark text:name="line-1-15"/><text:bookmark text:name="line-237"/><text:bookmark text:name="line-236"/><text:bookmark text:name="line-235"/><text:bookmark text:name="line-234"/><text:bookmark text:name="line-233"/><text:bookmark text:name="line-232"/><text:bookmark text:name="line-231"/><text:bookmark text:name="line-230"/><text:bookmark text:name="line-229"/><text:bookmark text:name="line-228"/><text:bookmark text:name="line-227"/><text:bookmark text:name="line-226"/><text:bookmark text:name="line-225"/><text:bookmark text:name="line-224"/><text:bookmark text:name="line-223"/><text:bookmark text:name="line-222"/><text:bookmark text:name="line-221"/><text:bookmark text:name="line-220"/><text:bookmark text:name="line-219"/><text:bookmark text:name="line-218"/><text:bookmark text:name="line-217"/><text:bookmark text:name="line-216"/><text:bookmark text:name="line-215"/><text:bookmark text:name="line-214"/><text:bookmark text:name="line-213"/><text:bookmark text:name="line-212"/><text:bookmark text:name="line-211"/><text:bookmark text:name="line-210"/></text:p>
      <text:p text:style-name="P8"/>
      <text:p text:style-name="P5"><text:bookmark text:name="line-1-16"/><text:bookmark text:name="CA-eac92aa19ff0e3ba42866defdbff9a576a2cfd2a_1"/>def add_to_index(index,keyword,url):</text:p>
      <text:p text:style-name="P5"><text:tab/>for entry in index:</text:p>
      <text:p text:style-name="P5"><text:tab/><text:tab/>if entry[0] == keyword:</text:p>
      <text:p text:style-name="P5"><text:tab/><text:tab/><text:tab/>entry[1].append(url)</text:p>
      <text:p text:style-name="P5"><text:tab/><text:tab/><text:tab/>return</text:p>
      <text:p text:style-name="P5"><text:tab/>index.append([keyword,[url]])</text:p>
      <text:p text:style-name="P5"/>
      <text:p text:style-name="P5">def make_string(p):</text:p>
      <text:p text:style-name="P5"><text:tab/>s=""</text:p>
      <text:p text:style-name="P4"><text:span text:style-name="T1"><text:tab/>for e in p:</text:span><text:span text:style-name="T1"><office:annotation><dc:creator>Unknown Author</dc:creator><dc:date>2012-07-02T10:48:30.18</dc:date><text:p><text:span text:style-name="T35">This takes each element of the list that's being made into a string &amp; drops it inside the quotation marks of s</text:span></text:p></office:annotation></text:span></text:p>
      <text:p text:style-name="P5"><text:tab/><text:tab/>s = s + e</text:p>
      <text:p text:style-name="P5"><text:tab/>return s</text:p>
      <text:p text:style-name="P5"><text:s/><text:bookmark text:name="line-13-2"/><text:bookmark text:name="CA-eac92aa19ff0e3ba42866defdbff9a576a2cfd2a_13"/></text:p>
      <text:p text:style-name="P5"><text:bookmark text:name="line-14-1"/><text:bookmark text:name="CA-eac92aa19ff0e3ba42866defdbff9a576a2cfd2a_14"/><text:tab/>def make_big_index(size):</text:p>
      <text:p text:style-name="P5"><text:tab/><text:tab/>index = []</text:p>
      <text:p text:style-name="P5"><text:tab/><text:tab/>letters = ['a','a','a','a','a','a','a','a']</text:p>
      <text:p text:style-name="P5"><text:tab/><text:tab/>while len(index) &lt; size:</text:p>
      <text:p text:style-name="P5"><text:tab/><text:tab/><text:tab/>word = make_string(letters)</text:p>
      <text:p text:style-name="P5"><text:tab/><text:tab/><text:tab/>add_to_index(index, word, 'fake')</text:p>
      <text:p text:style-name="P5"><text:tab/><text:tab/><text:tab/>for i in range(len(letters) - 1, 0, -1):</text:p>
      <text:p text:style-name="P5"><text:tab/><text:tab/><text:tab/><text:tab/>if letters[i] &lt; 'z':</text:p>
      <text:p text:style-name="P5"><text:tab/><text:tab/><text:tab/><text:tab/><text:tab/>letters[i] = chr(ord(letters[i])+ 1)</text:p>
      <text:p text:style-name="P5"><text:tab/><text:tab/><text:tab/><text:tab/><text:tab/>break</text:p>
      <text:p text:style-name="P5"><text:tab/><text:tab/><text:tab/><text:tab/>else:</text:p>
      <text:p text:style-name="P5"><text:tab/><text:tab/><text:tab/><text:tab/><text:tab/>letters[i] = 'a'</text:p>
      <text:p text:style-name="P2"><text:tab/><text:tab/>return index</text:p>
      <text:p text:style-name="Text_20_body">&gt;To see what it does, you can look at some small values. </text:p>
      <text:p text:style-name="P4"><text:bookmark text:name="CA-deaf57a86ade936f03285fbfd69bc24657788aea"/><text:a xlink:type="simple" xlink:href="http://wiki.udacity.com/CS101%20Unit%205#CA-deaf57a86ade936f03285fbfd69bc24657788aea_1"><text:s text:c="3"/></text:a><text:a xlink:type="simple" xlink:href="http://wiki.udacity.com/CS101%20Unit%205#CA-deaf57a86ade936f03285fbfd69bc24657788aea_1"><text:span text:style-name="T1">1</text:span></text:a><text:span text:style-name="T1"> </text:span><text:bookmark text:name="line-1-18"/><text:bookmark text:name="CA-deaf57a86ade936f03285fbfd69bc24657788aea_1"/><text:span text:style-name="T1">print make_big_index(3) # index with 3 keywords</text:span></text:p>
      <text:p text:style-name="P4"><text:a xlink:type="simple" xlink:href="http://wiki.udacity.com/CS101%20Unit%205#CA-deaf57a86ade936f03285fbfd69bc24657788aea_2"><text:s text:c="3"/></text:a><text:a xlink:type="simple" xlink:href="http://wiki.udacity.com/CS101%20Unit%205#CA-deaf57a86ade936f03285fbfd69bc24657788aea_2"><text:span text:style-name="T1">2</text:span></text:a><text:span text:style-name="T1"> </text:span><text:bookmark text:name="line-2-8"/><text:bookmark text:name="CA-deaf57a86ade936f03285fbfd69bc24657788aea_2"/><text:span text:style-name="T1">[['aaaaaaaa', ['fake']], ['aaaaaaab', ['fake']], ['aaaaaaac', ['fake']]]</text:span></text:p>
      <text:p text:style-name="P4"><text:a xlink:type="simple" xlink:href="http://wiki.udacity.com/CS101%20Unit%205#CA-deaf57a86ade936f03285fbfd69bc24657788aea_3"><text:s text:c="3"/></text:a><text:a xlink:type="simple" xlink:href="http://wiki.udacity.com/CS101%20Unit%205#CA-deaf57a86ade936f03285fbfd69bc24657788aea_3"><text:span text:style-name="T1">3</text:span></text:a><text:span text:style-name="T1"> </text:span><text:bookmark text:name="line-3-8"/><text:bookmark text:name="CA-deaf57a86ade936f03285fbfd69bc24657788aea_3"/></text:p>
      <text:p text:style-name="P4"><text:a xlink:type="simple" xlink:href="http://wiki.udacity.com/CS101%20Unit%205#CA-deaf57a86ade936f03285fbfd69bc24657788aea_4"><text:s text:c="3"/></text:a><text:a xlink:type="simple" xlink:href="http://wiki.udacity.com/CS101%20Unit%205#CA-deaf57a86ade936f03285fbfd69bc24657788aea_4"><text:span text:style-name="T1">4</text:span></text:a><text:span text:style-name="T1"> </text:span><text:bookmark text:name="line-4-7"/><text:bookmark text:name="CA-deaf57a86ade936f03285fbfd69bc24657788aea_4"/><text:span text:style-name="T1">print make_big_index(100) # index with 100 keywords</text:span></text:p>
      <text:p text:style-name="P4"><text:a xlink:type="simple" xlink:href="http://wiki.udacity.com/CS101%20Unit%205#CA-deaf57a86ade936f03285fbfd69bc24657788aea_5"><text:s text:c="3"/></text:a><text:a xlink:type="simple" xlink:href="http://wiki.udacity.com/CS101%20Unit%205#CA-deaf57a86ade936f03285fbfd69bc24657788aea_5"><text:span text:style-name="T1">5</text:span></text:a><text:span text:style-name="T1"> </text:span><text:bookmark text:name="line-5-6"/><text:bookmark text:name="CA-deaf57a86ade936f03285fbfd69bc24657788aea_5"/><text:span text:style-name="T1">[['aaaaaaaa', ['fake']], ['aaaaaaab', ['fake']], ['aaaaaaac', ['fake']], ['aaaaaaad', ['fake']], ['aaaaaaae', ['fake']], ['aaaaaaaf', ['fake']],</text:span></text:p>
      <text:p text:style-name="P4"><text:a xlink:type="simple" xlink:href="http://wiki.udacity.com/CS101%20Unit%205#CA-deaf57a86ade936f03285fbfd69bc24657788aea_6"><text:s text:c="3"/></text:a><text:a xlink:type="simple" xlink:href="http://wiki.udacity.com/CS101%20Unit%205#CA-deaf57a86ade936f03285fbfd69bc24657788aea_6"><text:span text:style-name="T1">6</text:span></text:a><text:span text:style-name="T1"> </text:span><text:bookmark text:name="line-6-6"/><text:bookmark text:name="CA-deaf57a86ade936f03285fbfd69bc24657788aea_6"/><text:span text:style-name="T1">... &lt;snip&gt; ...</text:span></text:p>
      <text:p text:style-name="P1"><text:a xlink:type="simple" xlink:href="http://wiki.udacity.com/CS101%20Unit%205#CA-deaf57a86ade936f03285fbfd69bc24657788aea_7"><text:s text:c="3"/></text:a><text:a xlink:type="simple" xlink:href="http://wiki.udacity.com/CS101%20Unit%205#CA-deaf57a86ade936f03285fbfd69bc24657788aea_7"><text:span text:style-name="T1">7</text:span></text:a><text:span text:style-name="T1"> </text:span><text:bookmark text:name="line-7-6"/><text:bookmark text:name="CA-deaf57a86ade936f03285fbfd69bc24657788aea_7"/><text:span text:style-name="T1">['aaaaaadm', ['fake']], ['aaaaaadn', ['fake']], ['aaaaaado', ['fake']], ['aaaaaadp', ['fake']], ['aaaaaadq', ['fake']], ['aaaaaadr', ['fake']], ['aaaaaads', ['fake']], ['aaaaaadt', ['fake']], ['aaaaaadu</text:span><text:span text:style-name="T1"><office:annotation><dc:creator>Unknown Author</dc:creator><dc:date>2012-07-02T10:52:43.19</dc:date><text:p text:style-name="P48"><text:span text:style-name="T35">At these later outputs, you can see that it's starting to change the second-to-last letter; it will keep moving forward as “size” increases</text:span></text:p></office:annotation></text:span><text:span text:style-name="T1">', ['fake']], ['aaaaaadv', ['fake']]]</text:span></text:p>
      <text:p text:style-name="Standard"><text:bookmark text:name="line-249"/>&gt;As you can see from the end of the list, the second to last letter has been changed as well as the <text:tab/>last index.<text:bookmark text:name="line-251"/><text:bookmark text:name="line-250"/></text:p>
      <text:p text:style-name="Standard"><text:tab/>&gt;&gt; To test the index, some larger indexes are needed. You'll see the results of tests run on <text:tab/><text:tab/>one of length 10000, and another of length 100000. It takes over 5 minutes to <office:annotation><dc:creator>Unknown Author</dc:creator><dc:date>2012-07-02T10:54:43.19</dc:date><text:p text:style-name="P48"><text:span text:style-name="T36">Time it takes to construct the index vs. lookup time – it's the latter that matters for he search engine</text:span></text:p></office:annotation><text:tab/><text:tab/><text:tab/>construct the index of length 100000. This doesn't matter as <text:span text:style-name="T3">it is the lookup time that</text:span> <text:tab/><text:tab/><text:span text:style-name="T3">is important for your search engine</text:span>.<text:bookmark text:name="line-253"/><text:bookmark text:name="line-252"/></text:p>
      <text:p text:style-name="Standard">&gt;To construct the smaller of the two indexes, you can use the line: </text:p>
      <text:p text:style-name="P1"><text:bookmark text:name="CA-6a53086495066349608a7b86138e42e5a5d151f1"/><text:a xlink:type="simple" xlink:href="http://wiki.udacity.com/CS101%20Unit%205#CA-6a53086495066349608a7b86138e42e5a5d151f1_1"><text:s text:c="3"/></text:a><text:a xlink:type="simple" xlink:href="http://wiki.udacity.com/CS101%20Unit%205#CA-6a53086495066349608a7b86138e42e5a5d151f1_1"><text:span text:style-name="T1">1</text:span></text:a><text:span text:style-name="T1"> </text:span><text:bookmark text:name="line-1-20"/><text:bookmark text:name="CA-6a53086495066349608a7b86138e42e5a5d151f1_1"/><text:span text:style-name="T1">index10000 = make_big_index(10000)</text:span></text:p>
      <text:p text:style-name="Text_20_body"><text:bookmark text:name="line-257"/>&gt;The time to run this <text:span text:style-name="Strong_20_Emphasis">lookup</text:span> on <text:span text:style-name="Strong_20_Emphasis">index10000</text:span> is checked , which you can see below. <text:bookmark text:name="line-259"/><text:bookmark text:name="line-258"/></text:p>
      <text:p text:style-name="Text_20_body"><draw:frame draw:style-name="fr2" draw:name="graphics3" text:anchor-type="paragraph" svg:width="10.612cm" svg:height="6.429cm" draw:z-index="2"><draw:image xlink:href="Pictures/20000007000029730000191E52C4DC59.svm" xlink:type="simple" xlink:show="embed" xlink:actuate="onLoad"/></draw:frame><text:bookmark text:name="line-261"/><text:bookmark text:name="line-260"/><text:soft-page-break/></text:p>
      <text:p text:style-name="Text_20_body">&gt; After constructing the larger index of length 100000 using: </text:p>
      <text:p text:style-name="P1"><text:bookmark text:name="CA-5eb3694c3274b655aa9583e984b3d11e19d0db3b"/><text:a xlink:type="simple" xlink:href="http://wiki.udacity.com/CS101%20Unit%205#CA-5eb3694c3274b655aa9583e984b3d11e19d0db3b_1"><text:s text:c="3"/></text:a><text:a xlink:type="simple" xlink:href="http://wiki.udacity.com/CS101%20Unit%205#CA-5eb3694c3274b655aa9583e984b3d11e19d0db3b_1"><text:span text:style-name="T1">1</text:span></text:a><text:span text:style-name="T1"> </text:span><text:bookmark text:name="line-1-22"/><text:bookmark text:name="CA-5eb3694c3274b655aa9583e984b3d11e19d0db3b_1"/><text:span text:style-name="T1">index1000000 = make_big_index(100000)</text:span></text:p>
      <text:p text:style-name="Text_20_body"><text:bookmark text:name="line-265"/><text:tab/>you can see the element at the last position using <text:span text:style-name="Strong_20_Emphasis">index1000000[99999]</text:span>, or the equivalent <text:tab/><text:span text:style-name="Strong_20_Emphasis">index1000000[-1]</text:span>, just like with strings. <text:span text:style-name="T1"><text:s/></text:span></text:p>
      <text:p text:style-name="P4"><text:bookmark text:name="CA-4a33c47cd1cdbe97e18af4b05ffdf8e9b4c19809"/><text:a xlink:type="simple" xlink:href="http://wiki.udacity.com/CS101%20Unit%205#CA-4a33c47cd1cdbe97e18af4b05ffdf8e9b4c19809_1"><text:s text:c="3"/></text:a><text:a xlink:type="simple" xlink:href="http://wiki.udacity.com/CS101%20Unit%205#CA-4a33c47cd1cdbe97e18af4b05ffdf8e9b4c19809_1"><text:span text:style-name="T1">1</text:span></text:a><text:span text:style-name="T1"> </text:span><text:bookmark text:name="line-1-24"/><text:bookmark text:name="CA-4a33c47cd1cdbe97e18af4b05ffdf8e9b4c19809_1"/><text:span text:style-name="T1">print index1000000[99999]</text:span></text:p>
      <text:p text:style-name="P4"><text:a xlink:type="simple" xlink:href="http://wiki.udacity.com/CS101%20Unit%205#CA-4a33c47cd1cdbe97e18af4b05ffdf8e9b4c19809_2"><text:s text:c="3"/></text:a><text:a xlink:type="simple" xlink:href="http://wiki.udacity.com/CS101%20Unit%205#CA-4a33c47cd1cdbe97e18af4b05ffdf8e9b4c19809_2"><text:span text:style-name="T1">2</text:span></text:a><text:span text:style-name="T1"> </text:span><text:bookmark text:name="line-2-9"/><text:bookmark text:name="CA-4a33c47cd1cdbe97e18af4b05ffdf8e9b4c19809_2"/><text:span text:style-name="T1">['aaaafryd',['fake']]</text:span></text:p>
      <text:p text:style-name="P4"><text:a xlink:type="simple" xlink:href="http://wiki.udacity.com/CS101%20Unit%205#CA-4a33c47cd1cdbe97e18af4b05ffdf8e9b4c19809_3"><text:s text:c="3"/></text:a><text:a xlink:type="simple" xlink:href="http://wiki.udacity.com/CS101%20Unit%205#CA-4a33c47cd1cdbe97e18af4b05ffdf8e9b4c19809_3"><text:span text:style-name="T1">3</text:span></text:a><text:span text:style-name="T1"> </text:span><text:bookmark text:name="line-3-9"/><text:bookmark text:name="CA-4a33c47cd1cdbe97e18af4b05ffdf8e9b4c19809_3"/><text:span text:style-name="T1">index100000[-1]</text:span></text:p>
      <text:p text:style-name="P1"><text:a xlink:type="simple" xlink:href="http://wiki.udacity.com/CS101%20Unit%205#CA-4a33c47cd1cdbe97e18af4b05ffdf8e9b4c19809_4"><text:s text:c="3"/></text:a><text:a xlink:type="simple" xlink:href="http://wiki.udacity.com/CS101%20Unit%205#CA-4a33c47cd1cdbe97e18af4b05ffdf8e9b4c19809_4"><text:span text:style-name="T1">4</text:span></text:a><text:span text:style-name="T1"> </text:span><text:bookmark text:name="line-4-8"/><text:bookmark text:name="CA-4a33c47cd1cdbe97e18af4b05ffdf8e9b4c19809_4"/><text:span text:style-name="T1">['aaaafryd',['fake']]</text:span></text:p>
      <text:p text:style-name="Text_20_body"><text:bookmark text:name="line-272"/>&gt;The timings for the longer index of length 100000 are as follows: <text:bookmark text:name="line-274"/><text:bookmark text:name="line-273"/></text:p>
      <text:p text:style-name="Text_20_body"><draw:frame draw:style-name="fr1" draw:name="graphics4" text:anchor-type="paragraph" svg:width="10.689cm" svg:height="6.802cm" draw:z-index="3"><draw:image xlink:href="Pictures/20000007000029C200001A9194ED8911.svm" xlink:type="simple" xlink:show="embed" xlink:actuate="onLoad"/></draw:frame><text:bookmark text:name="line-276"/><text:bookmark text:name="line-275"/></text:p>
      <text:p text:style-name="Standard">&gt; If you compare these with the times for the index of length 10 000, you'll see that it takes <text:tab/>approximately 10 times longer to do a lookup in the larger index than in the shorter index.<text:bookmark text:name="line-278"/><text:bookmark text:name="line-277"/></text:p>
      <text:p text:style-name="Standard"><text:tab/>&gt;&gt; Timings vary for many reasons. One reason is that lots of other things run on the <text:tab/><text:tab/><text:tab/>computer, which means that the program does not have total control over the <text:tab/><text:tab/><text:tab/>processor. Another reason is that where things are in memory can take a longer or <text:tab/><text:tab/>shorter time to retrieve. What matters is that the run time is roughly the same each <text:tab/><text:tab/>time the test is run, and that it depends on the input size.</text:p>
      <text:p text:style-name="Standard"><text:bookmark text:name="line-280"/><text:bookmark text:name="line-279"/></text:p>
      <text:p text:style-name="Standard"><text:span text:style-name="T9">-Quiz 3: Index Size vs. Time</text:span><text:bookmark text:name="line-282"/><text:bookmark text:name="line-281"/> – What is the largest size index that can do lookups in about one second? <text:bookmark text:name="line-284"/><text:bookmark text:name="line-283"/>10,000 keywords = <text:span text:style-name="T10">0.0009 sec</text:span><text:span text:style-name="T11">; 100,000 keywords = </text:span><text:span text:style-name="T10">0.009 sec</text:span></text:p>
      <text:list xml:id="list30468561" text:style-name="L4">
        <text:list-item>
          <text:p text:style-name="P39">200 000 keywords </text:p>
        </text:list-item>
        <text:list-item>
          <text:p text:style-name="P39"><text:soft-page-break/>1 000 000 keywords <text:bookmark text:name="line-286"/><text:s/><text:span text:style-name="T10">0.09 sec</text:span></text:p>
        </text:list-item>
        <text:list-item>
          <text:p text:style-name="P40">10 000 000 keywords <text:bookmark text:name="line-287"/><text:s/><text:span text:style-name="T10">0.9 sec</text:span><office:annotation><dc:creator>Unknown Author</dc:creator><dc:date>2012-07-02T11:04:23.20</dc:date><text:p text:style-name="P48"><text:span text:style-name="T36">Time is increasing linearly by about 10x per additional zero <text:s/>– when we increase the number of keywords 10x the time also increases by a factor of 10</text:span></text:p></office:annotation></text:p>
        </text:list-item>
        <text:list-item>
          <text:p text:style-name="P39">100 000 000 keywords <text:s/><text:span text:style-name="T10">9 sec</text:span></text:p>
        </text:list-item>
        <text:list-item>
          <text:p text:style-name="P32">1 000 000 000 keywords <text:bookmark text:name="line-290"/><text:bookmark text:name="line-289"/><text:span text:style-name="T10">99 sec</text:span></text:p>
        </text:list-item>
      </text:list>
      <text:p text:style-name="Standard"><text:span text:style-name="T9">-Quiz 4: Lookup Time</text:span><text:bookmark text:name="line-294"/><text:bookmark text:name="line-293"/> – Predict the lookup time for a particular keyword in an index created as <text:tab/>given below. Be careful, this is a bit of a trick question. What is the expected time to <text:tab/>execute: <text:bookmark text:name="line-1-25"/><text:bookmark text:name="line-299"/><text:bookmark text:name="line-298"/><text:bookmark text:name="line-297"/></text:p>
      <text:p text:style-name="P9"/>
      <text:p text:style-name="P1"><text:bookmark text:name="CA-28158b7b37876c3aef2be9cc323b679446cfd81f"/><text:a xlink:type="simple" xlink:href="http://wiki.udacity.com/CS101%20Unit%205#CA-28158b7b37876c3aef2be9cc323b679446cfd81f_1"><text:s text:c="3"/></text:a><text:a xlink:type="simple" xlink:href="http://wiki.udacity.com/CS101%20Unit%205#CA-28158b7b37876c3aef2be9cc323b679446cfd81f_1">1</text:a><text:span text:style-name="T1"> </text:span><text:bookmark text:name="line-1-26"/><text:bookmark text:name="CA-28158b7b37876c3aef2be9cc323b679446cfd81f_1"/><text:span text:style-name="T1">lookup(index10M, 'aaaaaaaa'</text:span><text:span text:style-name="T1"><office:annotation><dc:creator>Unknown Author</dc:creator><dc:date>2012-07-02T11:11:23.20</dc:date><text:p text:style-name="P48"><text:span text:style-name="T35">This will always be the first entry in any index created by the procedure below</text:span></text:p></office:annotation></text:span><text:span text:style-name="T1">)</text:span></text:p>
      <text:p text:style-name="Text_20_body"><text:bookmark text:name="line-300"/>where index10M is an index created by </text:p>
      <text:p text:style-name="P1"><text:bookmark text:name="CA-1ddf2067562c531936232234f5115d651bd3d1a5"/><text:a xlink:type="simple" xlink:href="http://wiki.udacity.com/CS101%20Unit%205#CA-1ddf2067562c531936232234f5115d651bd3d1a5_1"><text:s text:c="3"/></text:a><text:a xlink:type="simple" xlink:href="http://wiki.udacity.com/CS101%20Unit%205#CA-1ddf2067562c531936232234f5115d651bd3d1a5_1"><text:span text:style-name="T1">1</text:span></text:a><text:span text:style-name="T1"> </text:span><text:bookmark text:name="line-1-28"/><text:bookmark text:name="CA-1ddf2067562c531936232234f5115d651bd3d1a5_1"/><text:span text:style-name="T1">index10M = make_big_index(10000000)</text:span></text:p>
      <text:list xml:id="list30462489" text:style-name="L5">
        <text:list-item>
          <text:p text:style-name="P41"><text:bookmark text:name="line-304"/>0.0 s <text:bookmark text:name="line-305"/><office:annotation><dc:creator>Unknown Author</dc:creator><dc:date>2012-07-02T11:12:22.21</dc:date><text:p text:style-name="P48"><text:span text:style-name="T36">The index is very large, but because we looked up a word that's at the beginning of the index, the lookup procedure's execution time is very fast</text:span></text:p></office:annotation></text:p>
        </text:list-item>
        <text:list-item>
          <text:p text:style-name="P43">0.1 s <text:bookmark text:name="line-306"/></text:p>
        </text:list-item>
        <text:list-item>
          <text:p text:style-name="P43">1.0 s <text:bookmark text:name="line-307"/></text:p>
        </text:list-item>
        <text:list-item>
          <text:p text:style-name="P33">10 s <text:bookmark text:name="line-311"/><text:bookmark text:name="line-310"/></text:p>
        </text:list-item>
      </text:list>
      <text:p text:style-name="P10">-Worst Case</text:p>
      <text:p text:style-name="Standard"><text:bookmark text:name="line-313"/><text:bookmark text:name="line-312"/>&gt; Usually, when analysing programs it's the worst-case execution time that is important. </text:p>
      <text:p text:style-name="Standard"><text:tab/>&gt;&gt;The worst-case execution time is the <text:span text:style-name="T3">time it takes for the case where the input for a given</text:span> <text:tab/><text:tab/><text:span text:style-name="T3">size takes the longest to run</text:span>. </text:p>
      <text:p text:style-name="Standard"><text:tab/>&gt;&gt; For <text:span text:style-name="T4">lookup, it's when the keyword is the last entry in the index, or not in the index at all</text:span>. <text:tab/>&gt;&gt; Looking at the code will give you a better understanding of <text:span text:style-name="T4">why the time scales as it</text:span> <text:tab/><text:tab/><text:tab/><text:span text:style-name="T4">does, and the worst-case and the average case running times</text:span>. <text:bookmark text:name="line-315"/><text:bookmark text:name="line-314"/></text:p>
      <text:p text:style-name="Standard">&gt; This is the code from the last unit. <text:bookmark text:name="line-1-29"/><text:bookmark text:name="line-330"/><text:bookmark text:name="line-329"/><text:bookmark text:name="line-328"/><text:bookmark text:name="line-327"/><text:bookmark text:name="line-326"/><text:bookmark text:name="line-325"/><text:bookmark text:name="line-324"/><text:bookmark text:name="line-323"/><text:bookmark text:name="line-322"/><text:bookmark text:name="line-321"/><text:bookmark text:name="line-320"/><text:bookmark text:name="line-319"/><text:bookmark text:name="line-318"/><text:bookmark text:name="line-317"/><text:bookmark text:name="line-316"/></text:p>
      <text:p text:style-name="P8"><text:s/></text:p>
      <text:p text:style-name="P4"><text:bookmark text:name="CA-cbe57f03eec9656d2c01733916738e5acec7c522"/><text:a xlink:type="simple" xlink:href="http://wiki.udacity.com/CS101%20Unit%205#CA-cbe57f03eec9656d2c01733916738e5acec7c522_1"><text:s text:c="3"/></text:a><text:a xlink:type="simple" xlink:href="http://wiki.udacity.com/CS101%20Unit%205#CA-cbe57f03eec9656d2c01733916738e5acec7c522_1"><text:span text:style-name="T1">1</text:span></text:a><text:span text:style-name="T1"> </text:span><text:bookmark text:name="line-1-30"/><text:bookmark text:name="CA-cbe57f03eec9656d2c01733916738e5acec7c522_1"/><text:span text:style-name="T1">def add_to_index(index,keyword,url):</text:span></text:p>
      <text:p text:style-name="P4"><text:a xlink:type="simple" xlink:href="http://wiki.udacity.com/CS101%20Unit%205#CA-cbe57f03eec9656d2c01733916738e5acec7c522_2"><text:s text:c="3"/></text:a><text:a xlink:type="simple" xlink:href="http://wiki.udacity.com/CS101%20Unit%205#CA-cbe57f03eec9656d2c01733916738e5acec7c522_2"><text:span text:style-name="T1">2</text:span></text:a><text:span text:style-name="T1"> </text:span><text:bookmark text:name="line-2-10"/><text:bookmark text:name="CA-cbe57f03eec9656d2c01733916738e5acec7c522_2"/><text:span text:style-name="T1"><text:s text:c="3"/>for entry in index:</text:span></text:p>
      <text:p text:style-name="P4"><text:a xlink:type="simple" xlink:href="http://wiki.udacity.com/CS101%20Unit%205#CA-cbe57f03eec9656d2c01733916738e5acec7c522_3"><text:s text:c="3"/></text:a><text:a xlink:type="simple" xlink:href="http://wiki.udacity.com/CS101%20Unit%205#CA-cbe57f03eec9656d2c01733916738e5acec7c522_3"><text:span text:style-name="T1">3</text:span></text:a><text:span text:style-name="T1"> </text:span><text:bookmark text:name="line-3-10"/><text:bookmark text:name="CA-cbe57f03eec9656d2c01733916738e5acec7c522_3"/><text:span text:style-name="T1"><text:s text:c="7"/>if entry[0] == keyword:</text:span></text:p>
      <text:p text:style-name="P4"><text:a xlink:type="simple" xlink:href="http://wiki.udacity.com/CS101%20Unit%205#CA-cbe57f03eec9656d2c01733916738e5acec7c522_4"><text:s text:c="3"/></text:a><text:a xlink:type="simple" xlink:href="http://wiki.udacity.com/CS101%20Unit%205#CA-cbe57f03eec9656d2c01733916738e5acec7c522_4"><text:span text:style-name="T1">4</text:span></text:a><text:span text:style-name="T1"> </text:span><text:bookmark text:name="line-4-9"/><text:bookmark text:name="CA-cbe57f03eec9656d2c01733916738e5acec7c522_4"/><text:span text:style-name="T1"><text:s text:c="11"/>entry[1].append(url)</text:span></text:p>
      <text:p text:style-name="P4"><text:a xlink:type="simple" xlink:href="http://wiki.udacity.com/CS101%20Unit%205#CA-cbe57f03eec9656d2c01733916738e5acec7c522_5"><text:s text:c="3"/></text:a><text:a xlink:type="simple" xlink:href="http://wiki.udacity.com/CS101%20Unit%205#CA-cbe57f03eec9656d2c01733916738e5acec7c522_5"><text:span text:style-name="T1">5</text:span></text:a><text:span text:style-name="T1"> </text:span><text:bookmark text:name="line-5-7"/><text:bookmark text:name="CA-cbe57f03eec9656d2c01733916738e5acec7c522_5"/><text:span text:style-name="T1"><text:s text:c="11"/>return</text:span></text:p>
      <text:p text:style-name="P4"><text:a xlink:type="simple" xlink:href="http://wiki.udacity.com/CS101%20Unit%205#CA-cbe57f03eec9656d2c01733916738e5acec7c522_6"><text:s text:c="3"/></text:a><text:a xlink:type="simple" xlink:href="http://wiki.udacity.com/CS101%20Unit%205#CA-cbe57f03eec9656d2c01733916738e5acec7c522_6"><text:span text:style-name="T1">6</text:span></text:a><text:span text:style-name="T1"> </text:span><text:bookmark text:name="line-6-7"/><text:bookmark text:name="CA-cbe57f03eec9656d2c01733916738e5acec7c522_6"/><text:span text:style-name="T1"><text:s text:c="3"/># not found, add new keyword to index</text:span></text:p>
      <text:p text:style-name="P4"><text:a xlink:type="simple" xlink:href="http://wiki.udacity.com/CS101%20Unit%205#CA-cbe57f03eec9656d2c01733916738e5acec7c522_7"><text:s text:c="3"/></text:a><text:a xlink:type="simple" xlink:href="http://wiki.udacity.com/CS101%20Unit%205#CA-cbe57f03eec9656d2c01733916738e5acec7c522_7"><text:span text:style-name="T1">7</text:span></text:a><text:span text:style-name="T1"> </text:span><text:bookmark text:name="line-7-7"/><text:bookmark text:name="CA-cbe57f03eec9656d2c01733916738e5acec7c522_7"/><text:span text:style-name="T1"><text:s text:c="3"/>index.append([keyword,[url]])</text:span><text:span text:style-name="T1"><office:annotation><dc:creator>Unknown Author</dc:creator><dc:date>2012-07-02T11:16:35.21</dc:date><text:p text:style-name="P48"><text:span text:style-name="T35">The structure of this procedure means that first-added will always be at the beginning and last-added will always be at the end</text:span></text:p></office:annotation></text:span></text:p>
      <text:p text:style-name="P4"><text:a xlink:type="simple" xlink:href="http://wiki.udacity.com/CS101%20Unit%205#CA-cbe57f03eec9656d2c01733916738e5acec7c522_8"><text:s text:c="3"/></text:a><text:a xlink:type="simple" xlink:href="http://wiki.udacity.com/CS101%20Unit%205#CA-cbe57f03eec9656d2c01733916738e5acec7c522_8"><text:span text:style-name="T1">8</text:span></text:a><text:span text:style-name="T1"> </text:span><text:bookmark text:name="line-8-4"/><text:bookmark text:name="CA-cbe57f03eec9656d2c01733916738e5acec7c522_8"/></text:p>
      <text:p text:style-name="P4"><text:a xlink:type="simple" xlink:href="http://wiki.udacity.com/CS101%20Unit%205#CA-cbe57f03eec9656d2c01733916738e5acec7c522_9"><text:s text:c="3"/></text:a><text:a xlink:type="simple" xlink:href="http://wiki.udacity.com/CS101%20Unit%205#CA-cbe57f03eec9656d2c01733916738e5acec7c522_9"><text:span text:style-name="T1">9</text:span></text:a><text:span text:style-name="T1"> </text:span><text:bookmark text:name="line-9-4"/><text:bookmark text:name="CA-cbe57f03eec9656d2c01733916738e5acec7c522_9"/><text:span text:style-name="T1">def lookup(index, keyword):</text:span></text:p>
      <text:p text:style-name="P4"><text:a xlink:type="simple" xlink:href="http://wiki.udacity.com/CS101%20Unit%205#CA-cbe57f03eec9656d2c01733916738e5acec7c522_10"><text:s text:c="2"/></text:a><text:a xlink:type="simple" xlink:href="http://wiki.udacity.com/CS101%20Unit%205#CA-cbe57f03eec9656d2c01733916738e5acec7c522_10"><text:span text:style-name="T1">10</text:span></text:a><text:span text:style-name="T1"> </text:span><text:bookmark text:name="line-10-4"/><text:bookmark text:name="CA-cbe57f03eec9656d2c01733916738e5acec7c522_10"/><text:span text:style-name="T1"><text:s text:c="3"/>for entry in index:</text:span><text:span text:style-name="T1"><office:annotation><dc:creator>Unknown Author</dc:creator><dc:date>2012-07-02T11:17:11.22</dc:date><text:p text:style-name="P48"><text:span text:style-name="T35">Loops through each entry in index, comparing entry[0] to keyword input</text:span></text:p></office:annotation></text:span></text:p>
      <text:p text:style-name="P4"><text:a xlink:type="simple" xlink:href="http://wiki.udacity.com/CS101%20Unit%205#CA-cbe57f03eec9656d2c01733916738e5acec7c522_11"><text:s text:c="2"/></text:a><text:a xlink:type="simple" xlink:href="http://wiki.udacity.com/CS101%20Unit%205#CA-cbe57f03eec9656d2c01733916738e5acec7c522_11"><text:span text:style-name="T1">11</text:span></text:a><text:span text:style-name="T1"> </text:span><text:bookmark text:name="line-11-4"/><text:bookmark text:name="CA-cbe57f03eec9656d2c01733916738e5acec7c522_11"/><text:span text:style-name="T1"><text:s text:c="7"/>if entry[0] == keyword:</text:span></text:p>
      <text:p text:style-name="P4"><text:a xlink:type="simple" xlink:href="http://wiki.udacity.com/CS101%20Unit%205#CA-cbe57f03eec9656d2c01733916738e5acec7c522_12"><text:s text:c="2"/></text:a><text:a xlink:type="simple" xlink:href="http://wiki.udacity.com/CS101%20Unit%205#CA-cbe57f03eec9656d2c01733916738e5acec7c522_12"><text:span text:style-name="T1">12</text:span></text:a><text:span text:style-name="T1"> </text:span><text:bookmark text:name="line-12-4"/><text:bookmark text:name="CA-cbe57f03eec9656d2c01733916738e5acec7c522_12"/><text:span text:style-name="T1"><text:s text:c="11"/>return entry[1]</text:span></text:p>
      <text:p text:style-name="P1"><text:a xlink:type="simple" xlink:href="http://wiki.udacity.com/CS101%20Unit%205#CA-cbe57f03eec9656d2c01733916738e5acec7c522_13"><text:s text:c="2"/></text:a><text:a xlink:type="simple" xlink:href="http://wiki.udacity.com/CS101%20Unit%205#CA-cbe57f03eec9656d2c01733916738e5acec7c522_13"><text:span text:style-name="T1">13</text:span></text:a><text:span text:style-name="T1"> </text:span><text:bookmark text:name="line-13-3"/><text:bookmark text:name="CA-cbe57f03eec9656d2c01733916738e5acec7c522_13"/><text:span text:style-name="T1"><text:s text:c="3"/>return None</text:span></text:p>
      <text:p text:style-name="Standard"><text:bookmark text:name="line-331"/>&gt; What lookup does is go through the list. For each entry, it checks if it is equal to the keyword. <text:bookmark text:name="line-333"/><text:bookmark text:name="line-332"/></text:p>
      <text:p text:style-name="Standard">&gt; The number of iterations through the loop depends on the index. The length of the index is the <text:tab/>maximum number of times the code goes through the loop. If the keyword is found early, the <text:tab/>loop finishes sooner.<text:bookmark text:name="line-337"/><text:bookmark text:name="line-336"/></text:p>
      <text:p text:style-name="Standard">&gt; The other thing that is relevant is how add_to_index constructs the list. It loops through all the <text:tab/>entries to see if the keyword exists, and if it doesn't, it adds the new entry to the end of the <text:tab/>list. The first addition is added to the beginning of the index and the last to the end. That is <text:tab/>why 'aaaaaaaa' is the first entry in the index. <text:bookmark text:name="line-339"/><text:bookmark text:name="line-338"/></text:p>
      <text:p text:style-name="Standard"><text:span text:style-name="T9">-Quiz 5: Worst Case</text:span><text:bookmark text:name="line-341"/><text:bookmark text:name="line-340"/> – Which keyword will have the worst case running time for a given index? <text:tab/>(Choose one or more answers.) <text:bookmark text:name="line-343"/><text:bookmark text:name="line-342"/></text:p>
      <text:list xml:id="list30466829" text:style-name="L6">
        <text:list-item>
          <text:p text:style-name="P44">lookup(index, first word added) <text:bookmark text:name="line-344"/></text:p>
        </text:list-item>
        <text:list-item>
          <text:p text:style-name="P44"><text:span text:style-name="T3">lookup(index, word that is not in index)</text:span> <text:bookmark text:name="line-345"/><office:annotation><dc:creator>Unknown Author</dc:creator><dc:date>2012-07-02T11:20:20.22</dc:date><text:p text:style-name="P48"><text:span text:style-name="T36">Both of these will have to go through the lookup loop “len(index)” number of times – i.e., they will take the maximum time to complete the procedure, vs. something found earlier in the comparison process, which will stop the procedure sooner</text:span></text:p></office:annotation></text:p>
        </text:list-item>
        <text:list-item>
          <text:p text:style-name="P34">lookup(index, last word added)<text:bookmark text:name="line-347"/><text:bookmark text:name="line-346"/></text:p>
        </text:list-item>
      </text:list>
      <text:p text:style-name="Standard"><text:soft-page-break/><text:tab/>** assumption above that the time it takes to run the if loop in lookup does not depend on <text:tab/><text:tab/>the keyword that's passed in – for strings in Python, this is the case; because strings <text:tab/><text:tab/>are immutable, we don't need to look at all the characters in the string – it knows <text:tab/><text:tab/>whether they were created as different strings or the same string, via ==</text:p>
      <text:p text:style-name="Standard"/>
      <text:p text:style-name="Standard"><text:span text:style-name="T9">-Quiz 6: Fast Enough</text:span><text:bookmark text:name="line-349"/><text:bookmark text:name="line-348"/> – This is a fairly subjective question. Is our lookup fast enough? <text:bookmark text:name="line-353"/><text:bookmark text:name="line-352"/></text:p>
      <text:list xml:id="list30488912" text:style-name="L7">
        <text:list-item>
          <text:p text:style-name="P45">Yes. <text:bookmark text:name="line-354"/></text:p>
        </text:list-item>
        <text:list-item>
          <text:p text:style-name="P42">It depends on how many keywords there are. <text:bookmark text:name="line-355"/></text:p>
        </text:list-item>
        <text:list-item>
          <text:p text:style-name="P45">It depends on how many urls there are. <text:bookmark text:name="line-356"/></text:p>
        </text:list-item>
        <text:list-item>
          <text:p text:style-name="P42">It depends on how many lookups there are. <text:bookmark text:name="line-357"/></text:p>
        </text:list-item>
        <text:list-item>
          <text:p text:style-name="P35">No. <text:bookmark text:name="line-359"/><text:bookmark text:name="line-358"/></text:p>
        </text:list-item>
      </text:list>
      <text:p text:style-name="P10">-Making Lookup Faster</text:p>
      <text:p text:style-name="Standard"><text:bookmark text:name="line-363"/><text:bookmark text:name="line-362"/>&gt; How can we make lookup faster? Why is it so slow? <text:s/>It's slow because it has to go through the <text:tab/>whole of the for loop </text:p>
      <text:p text:style-name="P4"><text:bookmark text:name="line-1-32"/><text:bookmark text:name="CA-d419df08f1fd2d68314d0888c3ca67eea378e24e_1"/><text:span text:style-name="T1"><text:tab/><text:tab/>for entry in index:</text:span><text:span text:style-name="T1"><office:annotation><dc:creator>Unknown Author</dc:creator><dc:date>2012-07-02T11:40:41.23</dc:date><text:p text:style-name="P48"><text:span text:style-name="T35">Current code requires you to go through the whole index to conclude that a keyword isn't there</text:span></text:p></office:annotation></text:span></text:p>
      <text:p text:style-name="Standard"><text:span text:style-name="T1"><text:tab/><text:tab/><text:tab/></text:span><text:span text:style-name="T14">if …</text:span></text:p>
      <text:p text:style-name="Standard"><text:bookmark text:name="line-370"/><text:tab/>to find out if a keyword isn't there. </text:p>
      <text:p text:style-name="Standard"><text:tab/>&gt;&gt; This isn't how you use an index in real life. When you <text:tab/>pick up a book, and look in the <text:tab/><text:tab/>index, you don't start at A and work your way all the way through to Z to determine <text:tab/><text:tab/>whether an entry is there. </text:p>
      <text:p text:style-name="Standard"><text:tab/>&gt;&gt; You go directly to where it should be. You can jump around the index because it is in <text:tab/><text:tab/><text:span text:style-name="T5">sorted order</text:span>. You know where the entry belongs because it is in alphabetic order. If it <text:tab/><text:tab/>isn't where it belongs, it isn't in the index anywhere.<text:bookmark text:name="line-372"/><text:bookmark text:name="line-371"/></text:p>
      <text:p text:style-name="Standard"><text:tab/>&gt;&gt; You could do something similar with the index in your code. If you had a sorted index, <text:tab/><text:tab/>you could go directly to the entry you wanted. </text:p>
      <text:p text:style-name="Standard"><text:tab/>&gt;&gt; Sorting is an interesting problem, but it won't be covered in this course. Instead of having <text:tab/><text:tab/>to keep the index in a specific order, you'll learn another way to know where to look <text:tab/><text:tab/>for the entry you are interested in. </text:p>
      <text:p text:style-name="Standard"><text:tab/>&gt;&gt; This method will be a function, called a <text:span text:style-name="Strong_20_Emphasis"><text:span text:style-name="T3">hash function</text:span></text:span>. Given a keyword, the hash <text:tab/><text:tab/><text:tab/>function will tell you where to look in the index. It will <text:span text:style-name="T3">map the keyword to a </text:span><text:tab/><text:tab/><text:tab/><text:span text:style-name="T3">number</text:span> (this means it takes in a keyword and outputs a number) which is the position <text:tab/><text:tab/>in the index where you should look for the keyword. This means you don't have to <text:tab/><text:tab/>start at the beginning and look all the way through the index to find the keyword you <text:tab/><text:tab/>are looking for.<text:bookmark text:name="line-374"/><text:bookmark text:name="line-373"/></text:p>
      <text:p text:style-name="Standard">&gt;There are lots of different ways to do this. A simple way would be to base it on the first letter in <text:tab/>each keyword. It would be like the way an index in a book works. Each entry in the index <text:tab/>will correspond to a letter and will contain all the keywords beginning with that letter.<text:bookmark text:name="line-378"/><text:bookmark text:name="line-377"/></text:p>
      <text:p text:style-name="Standard"><text:tab/>&gt;&gt; This isn't the best way to do it. It will reduce the time it takes to search through all the <text:tab/><text:tab/>keywords as you'll only need to search through the keywords beginning with that <text:tab/><text:tab/>letter, but it won't speed it up that much. </text:p>
      <text:p text:style-name="Standard"><text:tab/>&gt;&gt; The best it could do is to speed up the look up by a factor of 26, as there are 26 buckets, <text:tab/><text:tab/>so each list would be 26 times smaller if all the buckets were the same size. It <text:tab/><text:tab/><text:tab/>wouldn't be that good for English, since there are many more words beginning with S <text:tab/><text:tab/>or T than there are beginning with X or Q, so the buckets are very different sizes. </text:p>
      <text:p text:style-name="Standard"><text:tab/>&gt;&gt; If you have millions of keywords, it will be faster, but not fast enough. There are two <text:tab/><text:tab/>problems to fix: <text:bookmark text:name="line-381"/></text:p>
      <text:p text:style-name="Standard"><text:tab/><text:tab/><text:tab/>Make a function depending on the whole word <text:bookmark text:name="line-382"/></text:p>
      <text:p text:style-name="Standard"><text:tab/><text:tab/><text:tab/>Make the function distribute the keywords evenly between the buckets </text:p>
      <text:p text:style-name="Standard"><text:bookmark text:name="line-384"/><text:bookmark text:name="line-383"/></text:p>
      <text:p text:style-name="Standard">&gt;The table described is called a <text:span text:style-name="Strong_20_Emphasis">hash table</text:span>. It's a very useful data structure. In fact, it is so useful <text:tab/>that it's built into Python. There's a Python <text:span text:style-name="T9">type</text:span> (types are things like index and string) <text:tab/>called the <text:span text:style-name="T9">dictionary</text:span>. It provides this functionality. </text:p>
      <text:p text:style-name="Standard"><text:soft-page-break/><text:tab/>&gt;&gt;At the end of this unit, you'll modify your search engine code to use the Python <text:tab/><text:tab/><text:tab/>dictionary. </text:p>
      <text:p text:style-name="Standard"><text:tab/>&gt;&gt;However, before you learn about that, you'll learn to implement it yourself to make sure <text:tab/><text:tab/>you understand how a hash table works. <text:bookmark text:name="line-386"/><text:bookmark text:name="line-385"/></text:p>
      <text:p text:style-name="Standard"><text:span text:style-name="T9">-Quiz 6: Hash Table</text:span><text:bookmark text:name="line-388"/><text:bookmark text:name="line-387"/> – Suppose we have b buckets and k keywords (k &gt; b). Which of these <text:tab/>properties should the hash function have? Recall that a hash function is a function which <text:tab/>takes in a keyword and produces a number. That number gives the position in the table of the <text:tab/>bucket where that input should be. <text:s/><text:bookmark text:name="line-392"/><text:bookmark text:name="line-391"/></text:p>
      <text:list xml:id="list30484454" text:style-name="L8">
        <text:list-item>
          <text:p text:style-name="P19">output a unique number between 0 and k-1. <text:bookmark text:name="line-393"/><office:annotation><dc:creator>Unknown Author</dc:creator><dc:date>2012-07-02T11:49:48.24</dc:date><text:p text:style-name="P48"><text:span text:style-name="T36">Each keyword maps to its own output number – this creates a huge range, and makes the number of buckets the same as the number of keywords</text:span></text:p></office:annotation></text:p>
        </text:list-item>
        <text:list-item>
          <text:p text:style-name="P19"><text:span text:style-name="T3">output a unique number between 0 and b-1</text:span>.<office:annotation><dc:creator>Unknown Author</dc:creator><dc:date>2012-07-02T11:50:03.24</dc:date><text:p text:style-name="P48"><text:span text:style-name="T36">Each bucket maps to its own output number – numbering starts from 0, so b-1 is actually the last bucket</text:span></text:p></office:annotation> <text:bookmark text:name="line-394"/></text:p>
        </text:list-item>
        <text:list-item>
          <text:p text:style-name="P19"><text:span text:style-name="T3">map approximately k/b keywords to bucket 0.</text:span><office:annotation><dc:creator>Unknown Author</dc:creator><dc:date>2012-07-02T11:51:45.24</dc:date><text:p text:style-name="P48"><text:span text:style-name="T36">Map to first bucket – these two properties b and c speak to distributing the keywords evenly among the buckets</text:span></text:p></office:annotation> <text:bookmark text:name="line-395"/></text:p>
        </text:list-item>
        <text:list-item>
          <text:p text:style-name="P19"><text:span text:style-name="T3">map approximately k/b keywords to bucket b-1</text:span>.<office:annotation><dc:creator>Unknown Author</dc:creator><dc:date>2012-07-02T11:51:33.24</dc:date><text:p text:style-name="P48"><text:span text:style-name="T36">Map to last bucket</text:span></text:p></office:annotation> <text:bookmark text:name="line-396"/></text:p>
        </text:list-item>
        <text:list-item>
          <text:p text:style-name="P19">map more keywords to bucket 0 than to bucket 1. <text:bookmark text:name="line-398"/><text:bookmark text:name="line-397"/><office:annotation><dc:creator>Unknown Author</dc:creator><dc:date>2012-07-02T11:59:43.24</dc:date><text:p text:style-name="P48"><text:span text:style-name="T36">No advantage to front-dumping keywords, because the hash function works in a way that means we don't need to go through all the earlier entries to find the one we want – no need to do this here</text:span></text:p></office:annotation></text:p>
        </text:list-item>
      </text:list>
      <text:p text:style-name="Standard"><text:bookmark text:name="line-400"/><text:bookmark text:name="line-399"/></text:p>
      <text:p text:style-name="P10"><text:bookmark text:name="Hash_Function"/>-Hash Function</text:p>
      <text:p text:style-name="Standard"><text:bookmark text:name="line-402"/><text:bookmark text:name="line-401"/>&gt;Next, define a hash function which will satisfy those properties. It will be called hash_string. </text:p>
      <text:p text:style-name="Standard"><text:tab/>&gt;&gt; It takes as its inputs a string and the number of buckets, b, and outputs a number between <text:tab/><text:tab/>0 and b-1.<text:bookmark text:name="line-404"/><text:bookmark text:name="line-403"/></text:p>
      <text:p text:style-name="Standard"><draw:frame draw:style-name="fr1" draw:name="graphics5" text:anchor-type="paragraph" svg:width="13.496cm" svg:height="3.704cm" draw:z-index="4"><draw:image xlink:href="Pictures/20000007000034B700000E791B6606CC.svm" xlink:type="simple" xlink:show="embed" xlink:actuate="onLoad"/></draw:frame><text:bookmark text:name="line-406"/><text:bookmark text:name="line-405"/></text:p>
      <text:p text:style-name="Standard">&gt; What you will need, which has not been discussed yet, is a way to turn a string into a <text:tab/><text:tab/>number. You may recall that there were two operators in the code to generate the big <text:tab/><text:tab/>index, make_big_index, that were not explained. These were <text:span text:style-name="T9">ord</text:span> (for ordinal) and <text:tab/><text:tab/><text:span text:style-name="T9">chr </text:span>(for character). </text:p>
      <text:p text:style-name="Standard"><text:tab/>&gt;&gt; The operator <text:span text:style-name="T9">ord</text:span> turns a one-letter string into a number – actual mapping not so <text:tab/><text:tab/><text:tab/>important here, more important is that this creates <text:span text:style-name="T4">some</text:span> mapping</text:p>
      <text:p text:style-name="Standard"><text:tab/><text:tab/></text:p>
      <text:p text:style-name="Standard"><draw:frame draw:style-name="fr2" draw:name="graphics6" text:anchor-type="paragraph" svg:width="12.278cm" svg:height="1.799cm" draw:z-index="5"><draw:image xlink:href="Pictures/2000000700002FF600000708D809D806.svm" xlink:type="simple" xlink:show="embed" xlink:actuate="onLoad"/></draw:frame></text:p>
      <text:p text:style-name="Standard"><text:span text:style-name="T9"><text:tab/>&gt;&gt; chr</text:span><text:span text:style-name="T17"> goes in the opposite direction, and turns</text:span> a number into a one-letter string<text:bookmark text:name="line-1-33"/><text:bookmark text:name="line-410"/><text:bookmark text:name="line-409"/><text:bookmark text:name="line-408"/><text:bookmark text:name="line-407"/> </text:p>
      <text:p text:style-name="Standard"><text:tab/><text:tab/>chr(&lt;number&gt;) → &lt;one-letter string&gt;</text:p>
      <text:p text:style-name="Standard"><text:tab/>&gt;&gt; these functions are inverses, so chr(ord(<text:span text:style-name="T18">α</text:span><text:span text:style-name="T19">)) → <text:s/></text:span><text:span text:style-name="T18">α</text:span></text:p>
      <text:p text:style-name="Text_20_body"><text:bookmark text:name="line-411"/><text:tab/>&gt;&gt;Examples: </text:p>
      <text:p text:style-name="P4"><text:bookmark text:name="CA-b7990fbb7131b2a1ec666a66e654fa9fae15ac88"/><text:a xlink:type="simple" xlink:href="http://wiki.udacity.com/CS101%20Unit%205#CA-b7990fbb7131b2a1ec666a66e654fa9fae15ac88_1"><text:s text:c="3"/></text:a><text:a xlink:type="simple" xlink:href="http://wiki.udacity.com/CS101%20Unit%205#CA-b7990fbb7131b2a1ec666a66e654fa9fae15ac88_1"><text:span text:style-name="T1">1</text:span></text:a><text:span text:style-name="T1"> </text:span><text:bookmark text:name="line-1-36"/><text:bookmark text:name="CA-b7990fbb7131b2a1ec666a66e654fa9fae15ac88_1"/><text:span text:style-name="T1">print ord('a')</text:span></text:p>
      <text:p text:style-name="P4"><text:a xlink:type="simple" xlink:href="http://wiki.udacity.com/CS101%20Unit%205#CA-b7990fbb7131b2a1ec666a66e654fa9fae15ac88_2"><text:s text:c="3"/></text:a><text:a xlink:type="simple" xlink:href="http://wiki.udacity.com/CS101%20Unit%205#CA-b7990fbb7131b2a1ec666a66e654fa9fae15ac88_2"><text:span text:style-name="T1">2</text:span></text:a><text:span text:style-name="T1"> </text:span><text:bookmark text:name="line-2-13"/><text:bookmark text:name="CA-b7990fbb7131b2a1ec666a66e654fa9fae15ac88_2"/><text:span text:style-name="T1">97</text:span><text:span text:style-name="T1"><office:annotation><dc:creator>Unknown Author</dc:creator><dc:date>2012-07-02T12:09:24.25</dc:date><text:p text:style-name="P48"><text:span text:style-name="T35">These numbers are based on the ASCII character encoding</text:span></text:p></office:annotation></text:span></text:p>
      <text:p text:style-name="P4"><text:a xlink:type="simple" xlink:href="http://wiki.udacity.com/CS101%20Unit%205#CA-b7990fbb7131b2a1ec666a66e654fa9fae15ac88_3"><text:s text:c="3"/></text:a><text:a xlink:type="simple" xlink:href="http://wiki.udacity.com/CS101%20Unit%205#CA-b7990fbb7131b2a1ec666a66e654fa9fae15ac88_3"><text:span text:style-name="T1">3</text:span></text:a><text:span text:style-name="T1"> </text:span><text:bookmark text:name="line-3-11"/><text:bookmark text:name="CA-b7990fbb7131b2a1ec666a66e654fa9fae15ac88_3"/><text:span text:style-name="T1">print ord('A')</text:span></text:p>
      <text:p text:style-name="P4"><text:a xlink:type="simple" xlink:href="http://wiki.udacity.com/CS101%20Unit%205#CA-b7990fbb7131b2a1ec666a66e654fa9fae15ac88_4"><text:s text:c="3"/></text:a><text:a xlink:type="simple" xlink:href="http://wiki.udacity.com/CS101%20Unit%205#CA-b7990fbb7131b2a1ec666a66e654fa9fae15ac88_4"><text:span text:style-name="T1">4</text:span></text:a><text:span text:style-name="T1"> </text:span><text:bookmark text:name="line-4-10"/><text:bookmark text:name="CA-b7990fbb7131b2a1ec666a66e654fa9fae15ac88_4"/><text:span text:style-name="T1">65</text:span></text:p>
      <text:p text:style-name="P4"><text:a xlink:type="simple" xlink:href="http://wiki.udacity.com/CS101%20Unit%205#CA-b7990fbb7131b2a1ec666a66e654fa9fae15ac88_5"><text:s text:c="3"/></text:a><text:a xlink:type="simple" xlink:href="http://wiki.udacity.com/CS101%20Unit%205#CA-b7990fbb7131b2a1ec666a66e654fa9fae15ac88_5"><text:span text:style-name="T1">5</text:span></text:a><text:span text:style-name="T1"> </text:span><text:bookmark text:name="line-5-8"/><text:bookmark text:name="CA-b7990fbb7131b2a1ec666a66e654fa9fae15ac88_5"/><text:span text:style-name="T1">print ord('B')</text:span></text:p>
      <text:p text:style-name="P4"><text:a xlink:type="simple" xlink:href="http://wiki.udacity.com/CS101%20Unit%205#CA-b7990fbb7131b2a1ec666a66e654fa9fae15ac88_6"><text:s text:c="3"/></text:a><text:a xlink:type="simple" xlink:href="http://wiki.udacity.com/CS101%20Unit%205#CA-b7990fbb7131b2a1ec666a66e654fa9fae15ac88_6"><text:span text:style-name="T1">6</text:span></text:a><text:span text:style-name="T1"> </text:span><text:bookmark text:name="line-6-8"/><text:bookmark text:name="CA-b7990fbb7131b2a1ec666a66e654fa9fae15ac88_6"/><text:span text:style-name="T1">66</text:span></text:p>
      <text:p text:style-name="P4"><text:a xlink:type="simple" xlink:href="http://wiki.udacity.com/CS101%20Unit%205#CA-b7990fbb7131b2a1ec666a66e654fa9fae15ac88_7"><text:s text:c="3"/></text:a><text:a xlink:type="simple" xlink:href="http://wiki.udacity.com/CS101%20Unit%205#CA-b7990fbb7131b2a1ec666a66e654fa9fae15ac88_7"><text:span text:style-name="T1">7</text:span></text:a><text:span text:style-name="T1"> </text:span><text:bookmark text:name="line-7-8"/><text:bookmark text:name="CA-b7990fbb7131b2a1ec666a66e654fa9fae15ac88_7"/><text:span text:style-name="T1">print ord('b')</text:span></text:p>
      <text:p text:style-name="P1"><text:a xlink:type="simple" xlink:href="http://wiki.udacity.com/CS101%20Unit%205#CA-b7990fbb7131b2a1ec666a66e654fa9fae15ac88_8"><text:s text:c="3"/></text:a><text:a xlink:type="simple" xlink:href="http://wiki.udacity.com/CS101%20Unit%205#CA-b7990fbb7131b2a1ec666a66e654fa9fae15ac88_8"><text:span text:style-name="T1">8</text:span></text:a><text:span text:style-name="T1"> </text:span><text:bookmark text:name="line-8-5"/><text:bookmark text:name="CA-b7990fbb7131b2a1ec666a66e654fa9fae15ac88_8"/><text:span text:style-name="T1">98</text:span></text:p>
      <text:p text:style-name="Text_20_body"><text:bookmark text:name="line-422"/><text:tab/>&gt;&gt; Note that upper and lower case letters are mapped to different letters. Also note that the <text:tab/><text:tab/>number for <text:span text:style-name="Strong_20_Emphasis">'B</text:span>' is higher than for <text:span text:style-name="Strong_20_Emphasis">'A</text:span>', and for <text:span text:style-name="Strong_20_Emphasis">'b</text:span>' it is higher than for <text:span text:style-name="Strong_20_Emphasis">'a</text:span>'. <text:bookmark text:name="line-424"/><text:bookmark text:name="line-423"/></text:p>
      <text:p text:style-name="Text_20_body"><text:soft-page-break/><text:tab/>&gt;&gt; A property of <text:span text:style-name="Strong_20_Emphasis">ord</text:span> and <text:span text:style-name="Strong_20_Emphasis">chr</text:span> is that they are <text:span text:style-name="Strong_20_Emphasis">inverses</text:span>. This means that if you input a single <text:tab/><text:tab/>letter string to <text:span text:style-name="Strong_20_Emphasis">ord</text:span> and then input the answer to <text:span text:style-name="Strong_20_Emphasis">chr</text:span>, you get back the original single <text:tab/><text:tab/>letter. Similarly, if you input a number to <text:span text:style-name="Strong_20_Emphasis">chr</text:span> and then input the answer to that into <text:tab/><text:tab/><text:span text:style-name="Strong_20_Emphasis">ord</text:span>, you get back the original number (as long as that number is within a certain <text:tab/><text:tab/><text:tab/>range.) This means that for any particular character, which we'll call alpha <text:span text:style-name="Strong_20_Emphasis">α</text:span>, <text:tab/><text:tab/><text:tab/><text:span text:style-name="Strong_20_Emphasis">chr(ord(α)) → α</text:span>. For example, in the code: <text:bookmark text:name="line-1-37"/><text:bookmark text:name="line-431"/><text:bookmark text:name="line-430"/><text:bookmark text:name="line-429"/><text:bookmark text:name="line-428"/><text:bookmark text:name="line-427"/><text:bookmark text:name="line-426"/><text:bookmark text:name="line-425"/></text:p>
      <text:p text:style-name="P8"><text:s/></text:p>
      <text:p text:style-name="P4"><text:bookmark text:name="CA-4049cc5d1feb77bfa2ed20eecab96dc039278c93"/><text:a xlink:type="simple" xlink:href="http://wiki.udacity.com/CS101%20Unit%205#CA-4049cc5d1feb77bfa2ed20eecab96dc039278c93_1"><text:s text:c="3"/></text:a><text:a xlink:type="simple" xlink:href="http://wiki.udacity.com/CS101%20Unit%205#CA-4049cc5d1feb77bfa2ed20eecab96dc039278c93_1"><text:span text:style-name="T1">1</text:span></text:a><text:span text:style-name="T1"> </text:span><text:bookmark text:name="line-1-38"/><text:bookmark text:name="CA-4049cc5d1feb77bfa2ed20eecab96dc039278c93_1"/><text:span text:style-name="T1">print chr(ord(u))</text:span></text:p>
      <text:p text:style-name="P4"><text:a xlink:type="simple" xlink:href="http://wiki.udacity.com/CS101%20Unit%205#CA-4049cc5d1feb77bfa2ed20eecab96dc039278c93_2"><text:s text:c="3"/></text:a><text:a xlink:type="simple" xlink:href="http://wiki.udacity.com/CS101%20Unit%205#CA-4049cc5d1feb77bfa2ed20eecab96dc039278c93_2"><text:span text:style-name="T1">2</text:span></text:a><text:span text:style-name="T1"> </text:span><text:bookmark text:name="line-2-14"/><text:bookmark text:name="CA-4049cc5d1feb77bfa2ed20eecab96dc039278c93_2"/><text:span text:style-name="T1">u</text:span></text:p>
      <text:p text:style-name="P4"><text:a xlink:type="simple" xlink:href="http://wiki.udacity.com/CS101%20Unit%205#CA-4049cc5d1feb77bfa2ed20eecab96dc039278c93_3"><text:s text:c="3"/></text:a><text:a xlink:type="simple" xlink:href="http://wiki.udacity.com/CS101%20Unit%205#CA-4049cc5d1feb77bfa2ed20eecab96dc039278c93_3"><text:span text:style-name="T1">3</text:span></text:a><text:span text:style-name="T1"> </text:span><text:bookmark text:name="line-3-12"/><text:bookmark text:name="CA-4049cc5d1feb77bfa2ed20eecab96dc039278c93_3"/></text:p>
      <text:p text:style-name="P4"><text:a xlink:type="simple" xlink:href="http://wiki.udacity.com/CS101%20Unit%205#CA-4049cc5d1feb77bfa2ed20eecab96dc039278c93_4"><text:s text:c="3"/></text:a><text:a xlink:type="simple" xlink:href="http://wiki.udacity.com/CS101%20Unit%205#CA-4049cc5d1feb77bfa2ed20eecab96dc039278c93_4"><text:span text:style-name="T1">4</text:span></text:a><text:span text:style-name="T1"> </text:span><text:bookmark text:name="line-4-11"/><text:bookmark text:name="CA-4049cc5d1feb77bfa2ed20eecab96dc039278c93_4"/><text:span text:style-name="T1">print ord(chr(117))</text:span></text:p>
      <text:p text:style-name="P1"><text:a xlink:type="simple" xlink:href="http://wiki.udacity.com/CS101%20Unit%205#CA-4049cc5d1feb77bfa2ed20eecab96dc039278c93_5"><text:s text:c="3"/></text:a><text:a xlink:type="simple" xlink:href="http://wiki.udacity.com/CS101%20Unit%205#CA-4049cc5d1feb77bfa2ed20eecab96dc039278c93_5"><text:span text:style-name="T1">5</text:span></text:a><text:span text:style-name="T1"> </text:span><text:bookmark text:name="line-5-9"/><text:bookmark text:name="CA-4049cc5d1feb77bfa2ed20eecab96dc039278c93_5"/><text:span text:style-name="T1">117</text:span></text:p>
      <text:p text:style-name="Text_20_body"><text:bookmark text:name="line-432"/><text:tab/>&gt;&gt;You can see below what happens if you enter a number which is too large. <text:bookmark text:name="line-1-39"/><text:bookmark text:name="line-439"/><text:bookmark text:name="line-438"/><text:bookmark text:name="line-437"/><text:bookmark text:name="line-436"/><text:bookmark text:name="line-435"/><text:bookmark text:name="line-434"/><text:bookmark text:name="line-433"/></text:p>
      <text:p text:style-name="P8"/>
      <text:p text:style-name="P4"><text:bookmark text:name="CA-01547795cdedc96e95c063fed84c206b9cfe4a32"/><text:a xlink:type="simple" xlink:href="http://wiki.udacity.com/CS101%20Unit%205#CA-01547795cdedc96e95c063fed84c206b9cfe4a32_1"><text:s text:c="3"/></text:a><text:a xlink:type="simple" xlink:href="http://wiki.udacity.com/CS101%20Unit%205#CA-01547795cdedc96e95c063fed84c206b9cfe4a32_1"><text:span text:style-name="T1">1</text:span></text:a><text:span text:style-name="T1"> </text:span><text:bookmark text:name="line-1-40"/><text:bookmark text:name="CA-01547795cdedc96e95c063fed84c206b9cfe4a32_1"/><text:span text:style-name="T1">print ord(chr(123456))</text:span></text:p>
      <text:p text:style-name="P4"><text:a xlink:type="simple" xlink:href="http://wiki.udacity.com/CS101%20Unit%205#CA-01547795cdedc96e95c063fed84c206b9cfe4a32_2"><text:s text:c="3"/></text:a><text:a xlink:type="simple" xlink:href="http://wiki.udacity.com/CS101%20Unit%205#CA-01547795cdedc96e95c063fed84c206b9cfe4a32_2"><text:span text:style-name="T1">2</text:span></text:a><text:span text:style-name="T1"> </text:span><text:bookmark text:name="line-2-15"/><text:bookmark text:name="CA-01547795cdedc96e95c063fed84c206b9cfe4a32_2"/><text:span text:style-name="T1">Traceback (most recent call last):</text:span></text:p>
      <text:p text:style-name="P4"><text:a xlink:type="simple" xlink:href="http://wiki.udacity.com/CS101%20Unit%205#CA-01547795cdedc96e95c063fed84c206b9cfe4a32_3"><text:s text:c="3"/></text:a><text:a xlink:type="simple" xlink:href="http://wiki.udacity.com/CS101%20Unit%205#CA-01547795cdedc96e95c063fed84c206b9cfe4a32_3"><text:span text:style-name="T1">3</text:span></text:a><text:span text:style-name="T1"> </text:span><text:bookmark text:name="line-3-13"/><text:bookmark text:name="CA-01547795cdedc96e95c063fed84c206b9cfe4a32_3"/><text:span text:style-name="T1"><text:s/>File "C:\Users\Sarah\Documents\courses\python\testing.py", line 1, in </text:span><text:span text:style-name="T1">&lt;module&gt;</text:span></text:p>
      <text:p text:style-name="P4"><text:a xlink:type="simple" xlink:href="http://wiki.udacity.com/CS101%20Unit%205#CA-01547795cdedc96e95c063fed84c206b9cfe4a32_4"><text:s text:c="3"/></text:a><text:a xlink:type="simple" xlink:href="http://wiki.udacity.com/CS101%20Unit%205#CA-01547795cdedc96e95c063fed84c206b9cfe4a32_4"><text:span text:style-name="T1">4</text:span></text:a><text:span text:style-name="T1"> </text:span><text:bookmark text:name="line-4-12"/><text:bookmark text:name="CA-01547795cdedc96e95c063fed84c206b9cfe4a32_4"/><text:span text:style-name="T1"><text:s text:c="8"/>print ord(chr(123456))</text:span></text:p>
      <text:p text:style-name="P1"><text:a xlink:type="simple" xlink:href="http://wiki.udacity.com/CS101%20Unit%205#CA-01547795cdedc96e95c063fed84c206b9cfe4a32_5"><text:s text:c="3"/></text:a><text:a xlink:type="simple" xlink:href="http://wiki.udacity.com/CS101%20Unit%205#CA-01547795cdedc96e95c063fed84c206b9cfe4a32_5">5</text:a><text:span text:style-name="T1"> </text:span><text:bookmark text:name="line-5-10"/><text:bookmark text:name="CA-01547795cdedc96e95c063fed84c206b9cfe4a32_5"/><text:span text:style-name="T1">ValueError: chr() </text:span><text:span text:style-name="T2">arg not in range(</text:span><text:span text:style-name="T1">256)</text:span></text:p>
      <text:p text:style-name="Text_20_body"><text:bookmark text:name="line-440"/><text:tab/>&gt;&gt; From the last line of the error message, <text:a xlink:type="simple" xlink:href="http://wiki.udacity.com/ValueError"><text:span text:style-name="Emphasis">ValueError</text:span></text:a><text:span text:style-name="Emphasis">: chr() arg not in range(256)</text:span>, <text:bookmark text:name="line-441"/>you can <text:tab/><text:tab/>see that <text:span text:style-name="Strong_20_Emphasis">chr()</text:span> requires its input to be in the list of integers given by <text:span text:style-name="Strong_20_Emphasis">range(256)</text:span>, <text:tab/><text:tab/><text:tab/>which is a list of all the integers from 0 to 255 inclusive. <text:bookmark text:name="line-443"/><text:bookmark text:name="line-442"/></text:p>
      <text:p text:style-name="Text_20_body">&gt;The numbers given by <text:span text:style-name="Emphasis">ord</text:span> are based on <text:a xlink:type="simple" xlink:href="http://www.asciitable.com/">ASCII</text:a> character encoding. What these numbers are <text:tab/>doesn't matter for the purpose of making a hash table. All that is important is that they are <text:tab/>different for each letter. You'll be able to use <text:span text:style-name="Strong_20_Emphasis">ord</text:span> to turn characters into numbers. </text:p>
      <text:p text:style-name="Standard">&gt;The limitation of ord is that it can only take one letter as input. If you try to input more (e.g., try to <text:tab/>run it on a multi-letter string like 'udacity'), you'll get an error message. <text:bookmark text:name="line-444"/>{{#!highlight python <text:bookmark text:name="line-445"/><text:tab/>print ord('udacity') <text:bookmark text:name="line-446"/>Traceback (most recent call last): </text:p>
      <text:p text:style-name="Standard"><text:tab/><text:tab/>File "C:\Users\Sarah\Documents\courses\python\testing.py", line 2, in &lt;module&gt; <text:tab/><text:tab/><text:tab/>print ord('udacity') <text:bookmark text:name="line-449"/></text:p>
      <text:p text:style-name="Standard"><text:tab/><text:tab/><text:tab/>TypeError: ord() expected a character, but string of length 7 found </text:p>
      <text:p text:style-name="Standard"><text:bookmark text:name="line-450"/><text:bookmark text:name="line-451"/><text:tab/>&gt;&gt; The last line tells you that you should just input a character, i.e. a single letter string, but <text:tab/><text:tab/>instead you've input a string of length 7.<text:bookmark text:name="line-453"/><text:bookmark text:name="line-452"/></text:p>
      <text:p text:style-name="Standard">&gt; You now have a way to convert single character string to numbers which is <text:span text:style-name="T9">ord</text:span>. <office:annotation><dc:creator>Unknown Author</dc:creator><dc:date>2012-07-02T12:18:00.27</dc:date><text:p text:style-name="P48"><text:span text:style-name="T36">This is for the input of hash_string</text:span></text:p></office:annotation></text:p>
      <text:p text:style-name="Standard">&gt; Next, you'll need a way to take care of the other property the hash function has to have which is to <text:tab/>map the keywords to the range 0 to b-1. <office:annotation><dc:creator>Unknown Author</dc:creator><dc:date>2012-07-02T12:17:44.27</dc:date><text:p text:style-name="P48"><text:span text:style-name="T36">This is for the output of hash_string</text:span></text:p></office:annotation></text:p>
      <text:p text:style-name="Standard"><text:tab/>&gt;&gt; we will use this to index the list to find the bucket where that string belongs</text:p>
      <text:p text:style-name="Standard"/>
      <text:p text:style-name="Standard"><text:bookmark text:name="Modulus_Operator"/>-<text:span text:style-name="T9">Modulus Operator</text:span></text:p>
      <text:p text:style-name="Standard"><text:bookmark text:name="line-457"/><text:bookmark text:name="line-456"/>&gt; The modulus operator (%) will be the<text:span text:style-name="T3"> tool used to change whatever values are calculated for</text:span> <text:tab/><text:span text:style-name="T3">strings into the range 0 to b-1</text:span>. The modulus operator <text:span text:style-name="T4">takes a number, divides it by the</text:span> <text:tab/><text:span text:style-name="T4">modulus and returns the remainder</text:span>. </text:p>
      <text:p text:style-name="P1"><text:bookmark text:name="CA-79139ee322275b6a5dd6310b8a3480a48ecfb544"/><text:a xlink:type="simple" xlink:href="http://wiki.udacity.com/CS101%20Unit%205#CA-79139ee322275b6a5dd6310b8a3480a48ecfb544_1"><text:s text:c="3"/></text:a><text:a xlink:type="simple" xlink:href="http://wiki.udacity.com/CS101%20Unit%205#CA-79139ee322275b6a5dd6310b8a3480a48ecfb544_1"><text:span text:style-name="T1">1</text:span></text:a><text:span text:style-name="T1"> </text:span><text:bookmark text:name="line-1-42"/><text:bookmark text:name="CA-79139ee322275b6a5dd6310b8a3480a48ecfb544_1"/><text:span text:style-name="T1">&lt;''number''&gt; % &lt;''modulus''&gt; → &lt;''remainder''&gt;</text:span></text:p>
      <text:p text:style-name="Text_20_body"><text:bookmark text:name="line-461"/>&gt; It's like clock arithmetic. The clock has &lt;<text:span text:style-name="Emphasis">modulus</text:span>&gt; numbers on it. If you start counting from the <text:tab/>top of a clock, and you count around &lt;<text:span text:style-name="Emphasis">number</text:span>&gt; of steps, you arrive at the &lt;<text:span text:style-name="Emphasis">remainder</text:span>&gt;. For <text:tab/>example, if you want to work out <text:span text:style-name="Strong_20_Emphasis">14 % 12</text:span>, you can think about a clock with 12 numbers. If <text:tab/>you count 14 steps, you end up at 2, that is, <text:span text:style-name="Strong_20_Emphasis">14 % 12 → 2</text:span>.</text:p>
      <text:p text:style-name="Text_20_body"><text:soft-page-break/><text:tab/>&gt;&gt; That's the same as the remainder when you divide 14 by 12. When you divide 14 by 12, <text:tab/><text:tab/>you get a remainder of 2 since : <text:span text:style-name="Strong_20_Emphasis">14 = 12 * 1 + 2</text:span> <text:bookmark text:name="line-469"/><text:bookmark text:name="line-468"/></text:p>
      <text:p text:style-name="Text_20_body"><text:tab/>&gt;&gt; The remainder given by modulus is a number between <text:span text:style-name="Strong_20_Emphasis">0</text:span> and <text:span text:style-name="Strong_20_Emphasis">&lt;</text:span><text:span text:style-name="Strong_20_Emphasis"><text:span text:style-name="Emphasis">modulus</text:span></text:span><text:span text:style-name="Strong_20_Emphasis">&gt; - 1</text:span>. This is <text:tab/><text:tab/><text:tab/>good news when we're looking for something for our hash function to give us values <text:tab/><text:tab/>between 0 and b-1, where b is the number of buckets.<text:bookmark text:name="line-471"/><text:bookmark text:name="line-470"/></text:p>
      <text:p text:style-name="Text_20_body">In terms of the code: </text:p>
      <text:p text:style-name="P4"><text:bookmark text:name="CA-21b5df4a55cd983de2880b4cd5e9109d0b30859e"/><text:a xlink:type="simple" xlink:href="http://wiki.udacity.com/CS101%20Unit%205#CA-21b5df4a55cd983de2880b4cd5e9109d0b30859e_1"><text:s text:c="3"/></text:a><text:a xlink:type="simple" xlink:href="http://wiki.udacity.com/CS101%20Unit%205#CA-21b5df4a55cd983de2880b4cd5e9109d0b30859e_1"><text:span text:style-name="T1">1</text:span></text:a><text:span text:style-name="T1"> </text:span><text:bookmark text:name="line-1-44"/><text:bookmark text:name="CA-21b5df4a55cd983de2880b4cd5e9109d0b30859e_1"/><text:span text:style-name="T1">print 14 % 12</text:span></text:p>
      <text:p text:style-name="P1"><text:a xlink:type="simple" xlink:href="http://wiki.udacity.com/CS101%20Unit%205#CA-21b5df4a55cd983de2880b4cd5e9109d0b30859e_2"><text:s text:c="3"/></text:a><text:a xlink:type="simple" xlink:href="http://wiki.udacity.com/CS101%20Unit%205#CA-21b5df4a55cd983de2880b4cd5e9109d0b30859e_2"><text:span text:style-name="T1">2</text:span></text:a><text:span text:style-name="T1"> </text:span><text:bookmark text:name="line-2-16"/><text:bookmark text:name="CA-21b5df4a55cd983de2880b4cd5e9109d0b30859e_2"/><text:span text:style-name="T1">2</text:span></text:p>
      <text:p text:style-name="Standard"><text:span text:style-name="T9">-Quiz 7: Modulus Quiz</text:span><text:bookmark text:name="line-479"/><text:bookmark text:name="line-478"/> – What is the value of each expression? Try to think of what the answer <text:tab/>might be. You can also test it out in the Python interpreter. <text:bookmark text:name="line-1-45"/><text:bookmark text:name="line-484"/><text:bookmark text:name="line-483"/><text:bookmark text:name="line-482"/><text:bookmark text:name="line-481"/><text:bookmark text:name="line-480"/></text:p>
      <text:p text:style-name="P9"/>
      <text:p text:style-name="P4"><text:bookmark text:name="CA-5920df0f5b92875827dc468c5af1f19b6b984501"/><text:a xlink:type="simple" xlink:href="http://wiki.udacity.com/CS101%20Unit%205#CA-5920df0f5b92875827dc468c5af1f19b6b984501_1"><text:s text:c="3"/></text:a><text:a xlink:type="simple" xlink:href="http://wiki.udacity.com/CS101%20Unit%205#CA-5920df0f5b92875827dc468c5af1f19b6b984501_1">1</text:a><text:span text:style-name="T1"> </text:span><text:bookmark text:name="line-1-46"/><text:bookmark text:name="CA-5920df0f5b92875827dc468c5af1f19b6b984501_1"/><text:span text:style-name="T1"><text:s/>a. 12 % 3 </text:span><text:span text:style-name="T2">= 0, because there's no remainder for 12/3</text:span></text:p>
      <text:p text:style-name="P4"><text:a xlink:type="simple" xlink:href="http://wiki.udacity.com/CS101%20Unit%205#CA-5920df0f5b92875827dc468c5af1f19b6b984501_2"><text:s text:c="3"/></text:a><text:a xlink:type="simple" xlink:href="http://wiki.udacity.com/CS101%20Unit%205#CA-5920df0f5b92875827dc468c5af1f19b6b984501_2">2</text:a><text:span text:style-name="T1"> </text:span><text:bookmark text:name="line-2-17"/><text:bookmark text:name="CA-5920df0f5b92875827dc468c5af1f19b6b984501_2"/><text:span text:style-name="T1"><text:s/>a. ord('a') % ord('a') <text:s/>Try to do this without working out what the ord of 'a' is. </text:span><text:span text:style-name="T2">= 0, again, these should divide evenly into each other – whatever the <text:tab/>number is, it's the same positive integer in both cases</text:span></text:p>
      <text:p text:style-name="P1"><text:a xlink:type="simple" xlink:href="http://wiki.udacity.com/CS101%20Unit%205#CA-5920df0f5b92875827dc468c5af1f19b6b984501_3"><text:s text:c="3"/></text:a><text:a xlink:type="simple" xlink:href="http://wiki.udacity.com/CS101%20Unit%205#CA-5920df0f5b92875827dc468c5af1f19b6b984501_3">3</text:a><text:span text:style-name="T1"> </text:span><text:bookmark text:name="line-3-14"/><text:bookmark text:name="CA-5920df0f5b92875827dc468c5af1f19b6b984501_3"/><text:span text:style-name="T1"><text:s/>a. (ord('z') </text:span><text:span text:style-name="T1"><office:annotation><dc:creator>Unknown Author</dc:creator><dc:date>2012-07-02T12:35:50.28</dc:date><text:p text:style-name="P48"><text:span text:style-name="T35">Note that parens are important here – otherwise, this gets interpreted as ord('z') +(3%ord('z')); the correct answer is 3, but this reconfigured version gives 125 as the answer</text:span></text:p></office:annotation></text:span><text:span text:style-name="T1">+ 3) % ord('z') </text:span><text:span text:style-name="T2">= 3 for reasons above (3 will be the <text:tab/>remainder after ord('z') divides evenly into itself</text:span><text:span text:style-name="T2"><office:annotation><dc:creator>Unknown Author</dc:creator><dc:date>2012-07-02T12:32:41.28</dc:date><text:p text:style-name="P48"><text:span text:style-name="T35">Note that this only works is ord('z') &gt;3</text:span></text:p></office:annotation></text:span><text:bookmark text:name="line-487"/><text:bookmark text:name="line-486"/></text:p>
      <text:p text:style-name="Standard"><text:span text:style-name="T9">-Quiz 8: Equivalent Expressions</text:span><text:bookmark text:name="line-489"/><text:bookmark text:name="line-488"/><text:span text:style-name="T9"> </text:span>– Which of these expressions are always equivalent to x, where x <text:tab/>is any integer between 0 and 10: <text:bookmark text:name="line-491"/><text:bookmark text:name="line-490"/></text:p>
      <text:list xml:id="list30482946" text:style-name="L9">
        <text:list-item>
          <text:p text:style-name="P20">x % 7 <text:bookmark text:name="line-492"/><office:annotation><dc:creator>Unknown Author</dc:creator><dc:date>2012-07-02T12:40:24.28</dc:date><text:p text:style-name="P48"><text:span text:style-name="T36">Prime – so gives back x UNTIL x=&gt;7, then starts giving back other numbers</text:span></text:p></office:annotation></text:p>
        </text:list-item>
        <text:list-item>
          <text:p text:style-name="P21">x % 23 <text:bookmark text:name="line-493"/><office:annotation><dc:creator>Unknown Author</dc:creator><dc:date>2012-07-02T12:41:36.28</dc:date><text:p text:style-name="P48"><text:span text:style-name="T36">Gives back x, because x never gets higher than 10; when the modulo is greater than the possible value of x, the result will always be x</text:span></text:p></office:annotation></text:p>
        </text:list-item>
        <text:list-item>
          <text:p text:style-name="P20"><text:span text:style-name="T3">ord(chr(x))</text:span> <text:bookmark text:name="line-494"/><office:annotation><dc:creator>Unknown Author</dc:creator><dc:date>2012-07-02T12:41:54.28</dc:date><text:p text:style-name="P48"><text:span text:style-name="T36">ord(chr()) gives back NUMBER</text:span></text:p></office:annotation></text:p>
        </text:list-item>
        <text:list-item>
          <text:p text:style-name="P20">chr(ord(x)) <text:bookmark text:name="line-498"/><text:bookmark text:name="line-497"/><office:annotation><dc:creator>Unknown Author</dc:creator><dc:date>2012-07-02T12:42:09.29</dc:date><text:p text:style-name="P48"><text:span text:style-name="T36">chr(ord()) gives back CHARACTER – ord expects a one-character string as input, not an integer; e.g., ord(3) gives an error, but ord(str(3)) gives 51, as does ord ('3')</text:span></text:p></office:annotation></text:p>
        </text:list-item>
      </text:list>
      <text:p text:style-name="Standard"/>
      <text:p text:style-name="P10"><text:bookmark text:name="Bad_Hash"/>-Bad Hash</text:p>
      <text:p text:style-name="Standard"><text:bookmark text:name="line-500"/><text:bookmark text:name="line-499"/>&gt; The hash function takes two inputs, the keyword and the number of buckets and outputs a number <text:tab/>between zero and buckets minus one (b-1), which gives you the position where that string <text:tab/>belongs.</text:p>
      <text:p text:style-name="Standard"/>
      <text:p text:style-name="Standard"><text:bookmark text:name="line-502"/><text:bookmark text:name="line-501"/><text:tab/><text:tab/></text:p>
      <text:p text:style-name="Standard"><draw:frame draw:style-name="fr2" draw:name="graphics7" text:anchor-type="paragraph" svg:width="13.548cm" svg:height="4.156cm" draw:z-index="6"><draw:image xlink:href="Pictures/20000007000034EC0000103B9D37FC09.svm" xlink:type="simple" xlink:show="embed" xlink:actuate="onLoad"/></draw:frame></text:p>
      <text:p text:style-name="Standard">&gt; You've seen that the function ord takes a one-letter string and maps that to a number</text:p>
      <text:p text:style-name="Standard"><text:tab/><text:tab/>ord (&lt;one-letter string&gt;) → number</text:p>
      <text:p text:style-name="Standard"><text:tab/>and you've seen the modulus operator, which takes a number and a modulus and outputs the <text:tab/>remainder that you get when you divide the number by the modulus</text:p>
      <text:p text:style-name="Standard"><text:bookmark text:name="line-506"/><text:bookmark text:name="line-505"/><text:tab/><text:tab/>number % modulus → remainder</text:p>
      <text:p text:style-name="Standard"><text:tab/>&gt;&gt; You can use these to define a hash function</text:p>
      <text:p text:style-name="Standard">&gt; Here is an example of a bad hash function</text:p>
      <text:p text:style-name="Standard"><text:bookmark text:name="line-1-47"/><text:bookmark text:name="line-510"/><text:bookmark text:name="line-509"/><text:bookmark text:name="line-508"/><text:bookmark text:name="line-507"/></text:p>
      <text:p text:style-name="P5"><text:bookmark text:name="line-1-48"/><text:bookmark text:name="CA-e06609048b678552457f50a9ac0c6ab9501c80f6_1"/><text:tab/>def bad_hash_string (keyword, buckets):</text:p>
      <text:p text:style-name="P1"><text:span text:style-name="T1"><text:tab/><text:tab/>return ord(keyword[0]) % buckets </text:span><text:span text:style-name="T8"># output is the bucket based on the <text:tab/><text:tab/><text:tab/><text:tab/><text:tab/><text:tab/><text:tab/>#first letter of the keyword</text:span></text:p>
      <text:p text:style-name="Standard"><text:soft-page-break/>-<text:span text:style-name="T9">Quiz 9: Bad Hash</text:span><text:bookmark text:name="line-514"/><text:bookmark text:name="line-513"/> – Why is bad_hash_string a bad hash function? <text:bookmark text:name="line-516"/><text:bookmark text:name="line-515"/></text:p>
      <text:list xml:id="list30463080" text:style-name="L10">
        <text:list-item>
          <text:p text:style-name="P25">It takes too long to compute. <text:bookmark text:name="line-517"/><office:annotation><dc:creator>Unknown Author</dc:creator><dc:date>2012-07-02T13:21:20.29</dc:date><text:p text:style-name="P48"><text:span text:style-name="T36">Not an issue – just look at the first letter of the keyword &amp; do one ord step and a modulo division step</text:span></text:p></office:annotation></text:p>
        </text:list-item>
        <text:list-item>
          <text:p text:style-name="P25">It produces an error for one input keyword. <text:bookmark text:name="line-518"/><office:annotation><dc:creator>Unknown Author</dc:creator><dc:date>2012-07-02T13:22:25.29</dc:date><text:p text:style-name="P48"><text:span text:style-name="T36">Must remember boundary cases – for a string, that's often the empty string; if we pass in a string with no characters, which is a valid string, then when we try to index it [0], we'll get an error saying the string index is out of range</text:span></text:p></office:annotation></text:p>
        </text:list-item>
        <text:list-item>
          <text:p text:style-name="P25">If the keywords are distributed like words in English, some buckets will get too many words. <text:bookmark text:name="line-519"/></text:p>
        </text:list-item>
        <text:list-item>
          <text:p text:style-name="P25">If the number of buckets is large, some buckets will not get any keywords. </text:p>
        </text:list-item>
      </text:list>
      <text:p text:style-name="Standard"><text:bookmark text:name="line-521"/><text:bookmark text:name="line-520"/></text:p>
      <text:p text:style-name="Standard">def test_hash_function(func<office:annotation><dc:creator>Unknown Author</dc:creator><dc:date>2012-07-02T13:30:20.29</dc:date><text:p text:style-name="P48"><text:span text:style-name="T36">Note that one of the arguments here is a function – in this case, bad_hash_function</text:span></text:p></office:annotation>, keys<office:annotation><dc:creator>Unknown Author</dc:creator><dc:date>2012-07-02T13:30:54.29</dc:date><text:p text:style-name="P48"><text:span text:style-name="T36">keys=keywords for the hash table</text:span></text:p></office:annotation>, size<office:annotation><dc:creator>Unknown Author</dc:creator><dc:date>2012-07-02T13:31:12.30</dc:date><text:p text:style-name="P48"><text:span text:style-name="T36">Size = no. of buckets</text:span></text:p></office:annotation>):</text:p>
      <text:p text:style-name="Standard"><text:tab/>results = [0]*size<office:annotation><dc:creator>Unknown Author</dc:creator><dc:date>2012-07-02T13:31:50.30</dc:date><text:p text:style-name="P48"><text:span text:style-name="T36">Results is a list of the number of times each bucket is used – initially, they're all zeros, and we initialize it with 0 times the size</text:span></text:p></office:annotation></text:p>
      <text:p text:style-name="Standard"><text:tab/>keys_used = []<office:annotation><dc:creator>Unknown Author</dc:creator><dc:date>2012-07-02T13:32:51.30</dc:date><text:p text:style-name="P48"><text:span text:style-name="T36">List of the keywords that have already been used – we don't wan to count a duplicate keyword more than once</text:span></text:p></office:annotation></text:p>
      <text:p text:style-name="Standard"><text:tab/>for w in keys: </text:p>
      <text:p text:style-name="Standard"><text:tab/><text:tab/>if w not in keys_used:<office:annotation><dc:creator>Unknown Author</dc:creator><dc:date>2012-07-02T13:33:32.30</dc:date><text:p text:style-name="P48"><text:span text:style-name="T36">If not a duplicate keyword</text:span></text:p></office:annotation></text:p>
      <text:p text:style-name="Standard"><text:tab/><text:tab/><text:tab/>hv = func(w, size)<office:annotation><dc:creator>Unknown Author</dc:creator><dc:date>2012-07-02T13:34:04.30</dc:date><text:p text:style-name="P48"><text:span text:style-name="T36">If not a duplicate keyword, then call the hash function to figure out where that keyword would hash to; result stored in variable “hv”</text:span></text:p></office:annotation></text:p>
      <text:p text:style-name="Standard"><text:tab/><text:tab/><text:tab/>results[hv] +=1<office:annotation><dc:creator>Unknown Author</dc:creator><dc:date>2012-07-02T13:35:10.30</dc:date><text:p text:style-name="P48"><text:span text:style-name="T36">Increasing the value of the element at results[position hv] by 1 – note the use of shorthand syntax here, += takes the place of the new assignment results[hv] = results[hv]+1</text:span></text:p></office:annotation></text:p>
      <text:p text:style-name="Standard"><text:tab/><text:tab/><text:tab/>keys_used.append(w)<office:annotation><dc:creator>Unknown Author</dc:creator><dc:date>2012-07-02T13:37:25.30</dc:date><text:p text:style-name="P48"><text:span text:style-name="T36">Then add the word just used to the list of keywords used</text:span></text:p></office:annotation></text:p>
      <text:p text:style-name="Standard"><text:tab/>return results<office:annotation><dc:creator>Unknown Author</dc:creator><dc:date>2012-07-02T13:38:32.30</dc:date><text:p text:style-name="P48"><text:span text:style-name="T36">Will return a list of numbers indicating the number of times a keyword hashes to that bucket</text:span></text:p></office:annotation></text:p>
      <text:p text:style-name="Standard"/>
      <text:p text:style-name="Standard"><text:bookmark text:name="line-523"/><text:bookmark text:name="line-522"/>&gt; The procedure above has to do with options c and d; here's the hash test function run on the text <text:tab/>from a Gutenberg ed. Of Sherlock Holmes; there are 107,533 words, not all of which are <text:tab/>unique</text:p>
      <text:p text:style-name="Standard"><draw:frame draw:style-name="fr1" draw:name="graphics8" text:anchor-type="paragraph" svg:width="16.194cm" svg:height="3.124cm" draw:z-index="7"><draw:image xlink:href="Pictures/2000000700003F4200000C336440E5AB.svm" xlink:type="simple" xlink:show="embed" xlink:actuate="onLoad"/></draw:frame><text:tab/>&gt;&gt; there are 12 entries in the result list, which corresponds to the number of buckets</text:p>
      <text:p text:style-name="Standard"><text:tab/>&gt;&gt; the entries vary quite a bit – nearly a factor of 3 difference between the most-used bucket <text:tab/><text:tab/>and the least-used bucket</text:p>
      <text:p text:style-name="Standard"><text:tab/>&gt;&gt; in the graph below, the red buckets are too full, and blue buckets are not full enough – <text:tab/><text:tab/>this distribution is not very even; we would prefer a fairly flat graph in which words <text:tab/><text:tab/>were distributed more evenly among buckets</text:p>
      <text:p text:style-name="Standard"/>
      <text:p text:style-name="Standard"><draw:frame draw:style-name="fr2" draw:name="graphics9" text:anchor-type="paragraph" svg:width="12.913cm" svg:height="9.551cm" draw:z-index="8"><draw:image xlink:href="Pictures/2000000700003271000025504673987E.svm" xlink:type="simple" xlink:show="embed" xlink:actuate="onLoad"/></draw:frame></text:p>
      <text:p text:style-name="P10"><text:bookmark text:name="Better_Hash_Function"/><text:soft-page-break/>-Better Hash Function</text:p>
      <text:p text:style-name="Standard"><text:bookmark text:name="line-525"/><text:bookmark text:name="line-524"/>&gt; Now you know that looking at just the first letter does not work very well</text:p>
      <text:p text:style-name="Standard"><text:tab/>&gt;&gt; it does not use enough buckets, nor does it distribute the keys well</text:p>
      <text:p text:style-name="Standard">&gt; Here is how you can make a better hash function:<text:bookmark text:name="line-527"/><text:bookmark text:name="line-526"/></text:p>
      <text:p text:style-name="Standard"><text:tab/>&gt;&gt; Begin with the same properties you had before, a function with two inputs, the keyword <text:tab/><text:tab/>and the number of buckets. The output is the hash value in the range of zero to <text:tab/><text:tab/><text:tab/>number of buckets minus 1.<text:bookmark text:name="line-529"/><text:bookmark text:name="line-528"/></text:p>
      <text:p text:style-name="Standard"><text:tab/>&gt;&gt; The goal is for the keywords to be well distributed across the buckets and every time you <text:tab/><text:tab/>hash the same keyword, you will get the same bucket to know quickly where to find <text:tab/><text:tab/>it.<text:bookmark text:name="line-531"/><text:bookmark text:name="line-530"/></text:p>
      <text:p text:style-name="Standard"><text:tab/>&gt;&gt; In order to make a more robust hash function, you are going to want to look at more than <text:tab/><text:tab/>just one letter of the keyword. <text:span text:style-name="T3">You want to look at all the letters of the keyword and <text:tab/><text:tab/>based on all the letters you want to decide their bucket.</text:span><text:bookmark text:name="line-535"/><text:bookmark text:name="line-534"/></text:p>
      <text:p text:style-name="Standard">&gt; Recall that when you have a list of items you can use the for loop to go through the elements in <text:tab/>the list: </text:p>
      <text:p text:style-name="P4"><text:bookmark text:name="CA-d10cdaecba48a6d98383fdbb8666ac0dfbb075d2"/><text:a xlink:type="simple" xlink:href="http://wiki.udacity.com/CS101%20Unit%205#CA-d10cdaecba48a6d98383fdbb8666ac0dfbb075d2_1"><text:s text:c="3"/></text:a><text:a xlink:type="simple" xlink:href="http://wiki.udacity.com/CS101%20Unit%205#CA-d10cdaecba48a6d98383fdbb8666ac0dfbb075d2_1"><text:span text:style-name="T1">1</text:span></text:a><text:span text:style-name="T1"> </text:span><text:bookmark text:name="line-1-50"/><text:bookmark text:name="CA-d10cdaecba48a6d98383fdbb8666ac0dfbb075d2_1"/><text:span text:style-name="T1">p = [''"a", "b''', …]</text:span></text:p>
      <text:p text:style-name="P4"><text:a xlink:type="simple" xlink:href="http://wiki.udacity.com/CS101%20Unit%205#CA-d10cdaecba48a6d98383fdbb8666ac0dfbb075d2_2"><text:s text:c="3"/></text:a><text:a xlink:type="simple" xlink:href="http://wiki.udacity.com/CS101%20Unit%205#CA-d10cdaecba48a6d98383fdbb8666ac0dfbb075d2_2"><text:span text:style-name="T1">2</text:span></text:a><text:span text:style-name="T1"> </text:span><text:bookmark text:name="line-2-19"/><text:bookmark text:name="CA-d10cdaecba48a6d98383fdbb8666ac0dfbb075d2_2"/><text:span text:style-name="T1">for e in p:</text:span></text:p>
      <text:p text:style-name="P1"><text:a xlink:type="simple" xlink:href="http://wiki.udacity.com/CS101%20Unit%205#CA-d10cdaecba48a6d98383fdbb8666ac0dfbb075d2_3"><text:s text:c="3"/></text:a><text:a xlink:type="simple" xlink:href="http://wiki.udacity.com/CS101%20Unit%205#CA-d10cdaecba48a6d98383fdbb8666ac0dfbb075d2_3"><text:span text:style-name="T1">3</text:span></text:a><text:span text:style-name="T1"> </text:span><text:bookmark text:name="line-3-15"/><text:bookmark text:name="CA-d10cdaecba48a6d98383fdbb8666ac0dfbb075d2_3"/><text:span text:style-name="T1"><text:s text:c="3"/>&lt;''block''&gt;</text:span></text:p>
      <text:p text:style-name="Text_20_body"><text:bookmark text:name="line-541"/>&gt; This is also the same for strings: </text:p>
      <text:p text:style-name="P4"><text:bookmark text:name="CA-b9d4d16dcf3fefaea4bf6dc4959a4d92af821210"/><text:a xlink:type="simple" xlink:href="http://wiki.udacity.com/CS101%20Unit%205#CA-b9d4d16dcf3fefaea4bf6dc4959a4d92af821210_1"><text:s text:c="3"/></text:a><text:a xlink:type="simple" xlink:href="http://wiki.udacity.com/CS101%20Unit%205#CA-b9d4d16dcf3fefaea4bf6dc4959a4d92af821210_1"><text:span text:style-name="T1">1</text:span></text:a><text:span text:style-name="T1"> </text:span><text:bookmark text:name="line-1-52"/><text:bookmark text:name="CA-b9d4d16dcf3fefaea4bf6dc4959a4d92af821210_1"/><text:span text:style-name="T1">s = ''"abcd"''</text:span></text:p>
      <text:p text:style-name="P4"><text:a xlink:type="simple" xlink:href="http://wiki.udacity.com/CS101%20Unit%205#CA-b9d4d16dcf3fefaea4bf6dc4959a4d92af821210_2"><text:s text:c="3"/></text:a><text:a xlink:type="simple" xlink:href="http://wiki.udacity.com/CS101%20Unit%205#CA-b9d4d16dcf3fefaea4bf6dc4959a4d92af821210_2"><text:span text:style-name="T1">2</text:span></text:a><text:span text:style-name="T1"> </text:span><text:bookmark text:name="line-2-20"/><text:bookmark text:name="CA-b9d4d16dcf3fefaea4bf6dc4959a4d92af821210_2"/><text:span text:style-name="T1">for c in s:</text:span></text:p>
      <text:p text:style-name="P1"><text:a xlink:type="simple" xlink:href="http://wiki.udacity.com/CS101%20Unit%205#CA-b9d4d16dcf3fefaea4bf6dc4959a4d92af821210_3"><text:s text:c="3"/></text:a><text:a xlink:type="simple" xlink:href="http://wiki.udacity.com/CS101%20Unit%205#CA-b9d4d16dcf3fefaea4bf6dc4959a4d92af821210_3"><text:span text:style-name="T1">3</text:span></text:a><text:span text:style-name="T1"> </text:span><text:bookmark text:name="line-3-16"/><text:bookmark text:name="CA-b9d4d16dcf3fefaea4bf6dc4959a4d92af821210_3"/><text:span text:style-name="T1"><text:s text:c="3"/>&lt;''block''&gt;</text:span></text:p>
      <text:p text:style-name="Text_20_body"><text:bookmark text:name="line-547"/>&gt; This gives you a way to go through all of the elements in a string. Also recall how you turned <text:tab/>single letter strings into numbers and modulo arithmetic; then you know enough to <text:tab/>define a much better hash function.<text:bookmark text:name="line-549"/><text:bookmark text:name="line-548"/></text:p>
      <text:p text:style-name="Standard"><text:span text:style-name="T9">-Quiz 10: Better Hash Functions</text:span><text:bookmark text:name="line-551"/><text:bookmark text:name="line-550"/><text:span text:style-name="T9"> – </text:span>Define a function, hash_string, that takes as its input a <text:tab/>keyword (string) and a number of buckets, and outputs a number representing the bucket for <text:tab/>that keyword. Do this in such a way that it depends on all the characters in the string, not <text:tab/>just the first character. Since there are many ways to do this, here are some specifications:<text:bookmark text:name="line-553"/><text:bookmark text:name="line-552"/></text:p>
      <text:p text:style-name="Standard"><text:tab/>&gt;&gt; Make the output of hash_string a function of all the characters. You can think about this <text:tab/><text:tab/>in terms of modulo arithmetic<text:bookmark text:name="line-555"/><text:bookmark text:name="line-554"/></text:p>
      <text:p text:style-name="Standard"><draw:frame draw:style-name="fr1" draw:name="graphics10" text:anchor-type="paragraph" svg:width="10.744cm" svg:height="5.609cm" draw:z-index="9"><draw:image xlink:href="Pictures/20000007000029F7000015EA9615B12A.svm" xlink:type="simple" xlink:show="embed" xlink:actuate="onLoad"/></draw:frame><text:bookmark text:name="line-557"/><text:bookmark text:name="line-556"/></text:p>
      <text:p text:style-name="Standard"><text:tab/>The image shows a circle, which is the size of the number of buckets, and goes from zero to <text:tab/>the number of buckets minus 1. For each character start at zero and go around the order of <text:tab/>that character, ord(s[0]), distance around the circle. Then, keep going so that for each <text:tab/>character you go some distance around the circle. The circle can be any size depending on <text:tab/>the number of buckets<text:bookmark text:name="line-559"/><text:bookmark text:name="line-558"/>.</text:p>
      <text:p text:style-name="Standard"/>
      <text:p text:style-name="Standard"><text:bookmark text:name="line-561"/><text:bookmark text:name="line-560"/></text:p>
      <text:p text:style-name="Standard"><text:soft-page-break/>Examples:<text:bookmark text:name="line-563"/><text:bookmark text:name="line-562"/></text:p>
      <text:p text:style-name="Standard">Which bucket will a and b land in? <text:bookmark text:name="line-1-53"/><text:bookmark text:name="line-571"/><text:bookmark text:name="line-570"/><text:bookmark text:name="line-569"/><text:bookmark text:name="line-568"/><text:bookmark text:name="line-567"/><text:bookmark text:name="line-566"/><text:bookmark text:name="line-565"/><text:bookmark text:name="line-564"/></text:p>
      <text:p text:style-name="P4"><text:bookmark text:name="line-1-54"/><text:bookmark text:name="CA-1749b3901f8744ce2f0b5d84b66557afb5130532_1"/><text:span text:style-name="T1">hash_string('a', 12) = 1 </text:span><text:span text:style-name="T8"># 1 will be the last bucket</text:span></text:p>
      <text:p text:style-name="P4"><text:bookmark text:name="line-2-21"/><text:bookmark text:name="CA-1749b3901f8744ce2f0b5d84b66557afb5130532_2"/><text:span text:style-name="T1"><text:tab/>ord('a') = 97 </text:span><text:span text:style-name="T8"># go around the circle eight times, b/c 97 is 12 * 8 + 1</text:span></text:p>
      <text:p text:style-name="P4"><text:a xlink:type="simple" xlink:href="http://wiki.udacity.com/CS101%20Unit%205#CA-1749b3901f8744ce2f0b5d84b66557afb5130532_5"><text:span text:style-name="T1"/></text:a></text:p>
      <text:p text:style-name="P5"><text:bookmark text:name="line-5-11"/><text:bookmark text:name="CA-1749b3901f8744ce2f0b5d84b66557afb5130532_5"/>hash_string('b', 12) = 2</text:p>
      <text:p text:style-name="P1"><text:span text:style-name="T1"><text:tab/>ord('b') = 98 </text:span><text:span text:style-name="T8"># go around the circle eight times, b/c 98 is 12 * 8 + 2</text:span></text:p>
      <text:p text:style-name="Text_20_body"><text:bookmark text:name="line-572"/>The size of the hash table (i.e., the number of buckets) matters as well as the string: </text:p>
      <text:p text:style-name="P1"><text:span text:style-name="T1">hash_string('a', 13) = 6 </text:span><text:span text:style-name="T8"># this is because 97 = 13 * 7 + 6</text:span></text:p>
      <text:p text:style-name="Text_20_body"><text:bookmark text:name="line-576"/>What about multi-letter strings? <text:bookmark text:name="line-1-57"/><text:bookmark text:name="line-583"/><text:bookmark text:name="line-582"/><text:bookmark text:name="line-581"/><text:bookmark text:name="line-580"/><text:bookmark text:name="line-579"/><text:bookmark text:name="line-578"/><text:bookmark text:name="line-577"/></text:p>
      <text:p text:style-name="P5"><text:bookmark text:name="line-1-58"/><text:bookmark text:name="CA-e2a818e8dd347602228cb3c96056ea241671435f_1"/>hash_string('au, 12') =&gt; 10</text:p>
      <text:p text:style-name="P5"><text:tab/>ord('a') = 97</text:p>
      <text:p text:style-name="P4"><text:span text:style-name="T1"><text:tab/>ord('u') = 117 </text:span><text:span text:style-name="T8"># add to 97 and modulo the sum, 214 to the number of <text:tab/><text:tab/><text:tab/><text:tab/><text:tab/>#buckets, 12, which equals 10</text:span></text:p>
      <text:p text:style-name="P5"><text:bookmark text:name="line-4-14"/><text:bookmark text:name="CA-e2a818e8dd347602228cb3c96056ea241671435f_4"/></text:p>
      <text:p text:style-name="P2"><text:bookmark text:name="line-5-12"/><text:bookmark text:name="CA-e2a818e8dd347602228cb3c96056ea241671435f_5"/>hash_string('udacity', 12) =&gt; 11</text:p>
      <text:p text:style-name="P11">def hash_string(keyword, buckets): <office:annotation><dc:creator>Unknown Author</dc:creator><dc:date>2012-07-02T14:35:36.32</dc:date><text:p text:style-name="P48"><text:span text:style-name="T36">Good job – functional code on first try! This includes all the steps in the answer code, just uses more variables</text:span></text:p></office:annotation></text:p>
      <text:p text:style-name="P11"><text:tab/>total_ord=0</text:p>
      <text:p text:style-name="P11"><text:tab/>for e in keyword:</text:p>
      <text:p text:style-name="P11"><text:tab/><text:tab/>number = ord(e)</text:p>
      <text:p text:style-name="P11"><text:tab/><text:tab/>total_ord = total_ord+number</text:p>
      <text:p text:style-name="P11"><text:tab/>final_bucket = total_ord%buckets</text:p>
      <text:p text:style-name="P11"><text:tab/>return final_bucket</text:p>
      <text:p text:style-name="P11"/>
      <text:p text:style-name="Standard">Answer: </text:p>
      <text:p text:style-name="Standard"><text:bookmark text:name="line-588"/><text:bookmark text:name="line-587"/>def hash_string(keyword, buckets):</text:p>
      <text:p text:style-name="Standard"><text:tab/>h = 0 </text:p>
      <text:p text:style-name="Standard"><text:tab/>for c in keyword: </text:p>
      <text:p text:style-name="Standard"><text:tab/><text:tab/>h = (h + ord(c))%buckets<office:annotation><dc:creator>Unknown Author</dc:creator><dc:date>2012-07-02T14:38:52.33</dc:date><text:p text:style-name="P48"><text:span text:style-name="T36">Instructor prefers to do the modulo division at each step, because if h is ultimately a very big number, this reduces the cost of the modulo division by doing it on a smaller number at each step</text:span></text:p></office:annotation></text:p>
      <text:p text:style-name="Standard"><text:tab/>return h</text:p>
      <text:p text:style-name="Standard"/>
      <text:p text:style-name="Standard">** Note that both sets of code above work when the keyword input is “ ”, so they are an <text:tab/>improvement over the bad_hash_string procedure in that regard – both return 0 rather than </text:p>
      <text:p text:style-name="Standard"><text:tab/>an error</text:p>
      <text:p text:style-name="Standard">** next, we need to see whether this procedure is better at distributing keywords among buckets <text:tab/>than the bad procedure </text:p>
      <text:p text:style-name="Standard"/>
      <text:p text:style-name="P10">-Testing Hash Functions</text:p>
      <text:p text:style-name="Text_20_body"><text:bookmark text:name="line-590"/><text:bookmark text:name="line-589"/>&gt; Test your new hash function to make sure it does better than the bad hash function, using the same <text:tab/>url from the example before. </text:p>
      <text:p text:style-name="P4"><text:bookmark text:name="CA-15dce14eda3cd1537b0bfcedb08fa3a2f8522e59"/><text:a xlink:type="simple" xlink:href="http://wiki.udacity.com/CS101%20Unit%205#CA-15dce14eda3cd1537b0bfcedb08fa3a2f8522e59_1"><text:s text:c="3"/></text:a><text:a xlink:type="simple" xlink:href="http://wiki.udacity.com/CS101%20Unit%205#CA-15dce14eda3cd1537b0bfcedb08fa3a2f8522e59_1"><text:span text:style-name="T1">1</text:span></text:a><text:span text:style-name="T1"> </text:span><text:bookmark text:name="line-1-60"/><text:bookmark text:name="CA-15dce14eda3cd1537b0bfcedb08fa3a2f8522e59_1"/><text:span text:style-name="T1">def test_hash_function(func, keys, size):</text:span></text:p>
      <text:p text:style-name="P4"><text:a xlink:type="simple" xlink:href="http://wiki.udacity.com/CS101%20Unit%205#CA-15dce14eda3cd1537b0bfcedb08fa3a2f8522e59_2"><text:s text:c="3"/></text:a><text:a xlink:type="simple" xlink:href="http://wiki.udacity.com/CS101%20Unit%205#CA-15dce14eda3cd1537b0bfcedb08fa3a2f8522e59_2"><text:span text:style-name="T1">2</text:span></text:a><text:span text:style-name="T1"> </text:span><text:bookmark text:name="line-2-23"/><text:bookmark text:name="CA-15dce14eda3cd1537b0bfcedb08fa3a2f8522e59_2"/><text:span text:style-name="T1"><text:s text:c="3"/>results = [0] * size</text:span><text:span text:style-name="T1"><office:annotation><dc:creator>Unknown Author</dc:creator><dc:date>2012-07-02T15:49:35.33</dc:date><text:p text:style-name="P48"><text:span text:style-name="T35">This makes X number of empty buckets – for example, if size = 5, this step makes results = [0, 0, 0, 0, 0]</text:span></text:p></office:annotation></text:span></text:p>
      <text:p text:style-name="P4"><text:a xlink:type="simple" xlink:href="http://wiki.udacity.com/CS101%20Unit%205#CA-15dce14eda3cd1537b0bfcedb08fa3a2f8522e59_3"><text:s text:c="3"/></text:a><text:a xlink:type="simple" xlink:href="http://wiki.udacity.com/CS101%20Unit%205#CA-15dce14eda3cd1537b0bfcedb08fa3a2f8522e59_3"><text:span text:style-name="T1">3</text:span></text:a><text:span text:style-name="T1"> </text:span><text:bookmark text:name="line-3-19"/><text:bookmark text:name="CA-15dce14eda3cd1537b0bfcedb08fa3a2f8522e59_3"/><text:span text:style-name="T1"><text:s text:c="3"/>keys_used = []</text:span></text:p>
      <text:p text:style-name="P4"><text:a xlink:type="simple" xlink:href="http://wiki.udacity.com/CS101%20Unit%205#CA-15dce14eda3cd1537b0bfcedb08fa3a2f8522e59_4"><text:s text:c="3"/></text:a><text:a xlink:type="simple" xlink:href="http://wiki.udacity.com/CS101%20Unit%205#CA-15dce14eda3cd1537b0bfcedb08fa3a2f8522e59_4"><text:span text:style-name="T1">4</text:span></text:a><text:span text:style-name="T1"> </text:span><text:bookmark text:name="line-4-15"/><text:bookmark text:name="CA-15dce14eda3cd1537b0bfcedb08fa3a2f8522e59_4"/><text:span text:style-name="T1"><text:s text:c="3"/>for w in keys:</text:span></text:p>
      <text:p text:style-name="P4"><text:a xlink:type="simple" xlink:href="http://wiki.udacity.com/CS101%20Unit%205#CA-15dce14eda3cd1537b0bfcedb08fa3a2f8522e59_5"><text:s text:c="3"/></text:a><text:a xlink:type="simple" xlink:href="http://wiki.udacity.com/CS101%20Unit%205#CA-15dce14eda3cd1537b0bfcedb08fa3a2f8522e59_5"><text:span text:style-name="T1">5</text:span></text:a><text:span text:style-name="T1"> </text:span><text:bookmark text:name="line-5-13"/><text:bookmark text:name="CA-15dce14eda3cd1537b0bfcedb08fa3a2f8522e59_5"/><text:span text:style-name="T1"><text:s text:c="7"/>if w not in keys_used:</text:span></text:p>
      <text:p text:style-name="P4"><text:a xlink:type="simple" xlink:href="http://wiki.udacity.com/CS101%20Unit%205#CA-15dce14eda3cd1537b0bfcedb08fa3a2f8522e59_6"><text:s text:c="3"/></text:a><text:a xlink:type="simple" xlink:href="http://wiki.udacity.com/CS101%20Unit%205#CA-15dce14eda3cd1537b0bfcedb08fa3a2f8522e59_6"><text:span text:style-name="T1">6</text:span></text:a><text:span text:style-name="T1"> </text:span><text:bookmark text:name="line-6-10"/><text:bookmark text:name="CA-15dce14eda3cd1537b0bfcedb08fa3a2f8522e59_6"/><text:span text:style-name="T1"><text:s text:c="11"/>hv = func(w, size)</text:span></text:p>
      <text:p text:style-name="P4"><text:a xlink:type="simple" xlink:href="http://wiki.udacity.com/CS101%20Unit%205#CA-15dce14eda3cd1537b0bfcedb08fa3a2f8522e59_7"><text:s text:c="3"/></text:a><text:a xlink:type="simple" xlink:href="http://wiki.udacity.com/CS101%20Unit%205#CA-15dce14eda3cd1537b0bfcedb08fa3a2f8522e59_7"><text:span text:style-name="T1">7</text:span></text:a><text:span text:style-name="T1"> </text:span><text:bookmark text:name="line-7-9"/><text:bookmark text:name="CA-15dce14eda3cd1537b0bfcedb08fa3a2f8522e59_7"/><text:span text:style-name="T1"><text:s text:c="11"/>results[hv] += 1</text:span></text:p>
      <text:p text:style-name="P4"><text:a xlink:type="simple" xlink:href="http://wiki.udacity.com/CS101%20Unit%205#CA-15dce14eda3cd1537b0bfcedb08fa3a2f8522e59_8"><text:s text:c="3"/></text:a><text:a xlink:type="simple" xlink:href="http://wiki.udacity.com/CS101%20Unit%205#CA-15dce14eda3cd1537b0bfcedb08fa3a2f8522e59_8"><text:span text:style-name="T1">8</text:span></text:a><text:span text:style-name="T1"> </text:span><text:bookmark text:name="line-8-6"/><text:bookmark text:name="CA-15dce14eda3cd1537b0bfcedb08fa3a2f8522e59_8"/><text:span text:style-name="T1"><text:s text:c="11"/>keys_used.append(w)</text:span></text:p>
      <text:p text:style-name="P4"><text:a xlink:type="simple" xlink:href="http://wiki.udacity.com/CS101%20Unit%205#CA-15dce14eda3cd1537b0bfcedb08fa3a2f8522e59_9"><text:s text:c="3"/></text:a><text:a xlink:type="simple" xlink:href="http://wiki.udacity.com/CS101%20Unit%205#CA-15dce14eda3cd1537b0bfcedb08fa3a2f8522e59_9"><text:span text:style-name="T1">9</text:span></text:a><text:span text:style-name="T1"> </text:span><text:bookmark text:name="line-9-5"/><text:bookmark text:name="CA-15dce14eda3cd1537b0bfcedb08fa3a2f8522e59_9"/><text:span text:style-name="T1"><text:s text:c="3"/>return results</text:span></text:p>
      <text:p text:style-name="P4"><text:a xlink:type="simple" xlink:href="http://wiki.udacity.com/CS101%20Unit%205#CA-15dce14eda3cd1537b0bfcedb08fa3a2f8522e59_10"><text:s text:c="2"/></text:a><text:a xlink:type="simple" xlink:href="http://wiki.udacity.com/CS101%20Unit%205#CA-15dce14eda3cd1537b0bfcedb08fa3a2f8522e59_10"><text:span text:style-name="T1">10</text:span></text:a><text:span text:style-name="T1"> </text:span><text:bookmark text:name="line-10-5"/><text:bookmark text:name="CA-15dce14eda3cd1537b0bfcedb08fa3a2f8522e59_10"/></text:p>
      <text:p text:style-name="P4"><text:a xlink:type="simple" xlink:href="http://wiki.udacity.com/CS101%20Unit%205#CA-15dce14eda3cd1537b0bfcedb08fa3a2f8522e59_11"><text:s text:c="2"/></text:a><text:a xlink:type="simple" xlink:href="http://wiki.udacity.com/CS101%20Unit%205#CA-15dce14eda3cd1537b0bfcedb08fa3a2f8522e59_11"><text:span text:style-name="T1">11</text:span></text:a><text:span text:style-name="T1"> </text:span><text:bookmark text:name="line-11-5"/><text:bookmark text:name="CA-15dce14eda3cd1537b0bfcedb08fa3a2f8522e59_11"/><text:span text:style-name="T1">words = get_page('http://www.gutenberg.org/cache/epub/1661/pg1661.txt').split() # </text:span><text:soft-page-break/><text:span text:style-name="T1">initialize all the words from the page 'Adventures of Sherlock Holmes'</text:span></text:p>
      <text:p text:style-name="P4"><text:a xlink:type="simple" xlink:href="http://wiki.udacity.com/CS101%20Unit%205#CA-15dce14eda3cd1537b0bfcedb08fa3a2f8522e59_12"><text:s text:c="2"/></text:a><text:a xlink:type="simple" xlink:href="http://wiki.udacity.com/CS101%20Unit%205#CA-15dce14eda3cd1537b0bfcedb08fa3a2f8522e59_12"><text:span text:style-name="T1">12</text:span></text:a><text:span text:style-name="T1"> </text:span><text:bookmark text:name="line-12-5"/><text:bookmark text:name="CA-15dce14eda3cd1537b0bfcedb08fa3a2f8522e59_12"/><text:span text:style-name="T1">counts = test_hash_function(bad_hash_string, words, 12) # obtain the counts for the old string</text:span></text:p>
      <text:p text:style-name="P4"><text:a xlink:type="simple" xlink:href="http://wiki.udacity.com/CS101%20Unit%205#CA-15dce14eda3cd1537b0bfcedb08fa3a2f8522e59_13"><text:s text:c="2"/></text:a><text:a xlink:type="simple" xlink:href="http://wiki.udacity.com/CS101%20Unit%205#CA-15dce14eda3cd1537b0bfcedb08fa3a2f8522e59_13"><text:span text:style-name="T1">13</text:span></text:a><text:span text:style-name="T1"> </text:span><text:bookmark text:name="line-13-4"/><text:bookmark text:name="CA-15dce14eda3cd1537b0bfcedb08fa3a2f8522e59_13"/><text:span text:style-name="T1">print counts</text:span></text:p>
      <text:p text:style-name="P4"><text:a xlink:type="simple" xlink:href="http://wiki.udacity.com/CS101%20Unit%205#CA-15dce14eda3cd1537b0bfcedb08fa3a2f8522e59_14"><text:s text:c="2"/></text:a><text:a xlink:type="simple" xlink:href="http://wiki.udacity.com/CS101%20Unit%205#CA-15dce14eda3cd1537b0bfcedb08fa3a2f8522e59_14"><text:span text:style-name="T1">14</text:span></text:a><text:span text:style-name="T1"> </text:span><text:bookmark text:name="line-14-2"/><text:bookmark text:name="CA-15dce14eda3cd1537b0bfcedb08fa3a2f8522e59_14"/><text:span text:style-name="T1">[725, 1509, 1066, 1622, 1764, 834, 1457, 2065, 1398, 750, 1045, 935]</text:span></text:p>
      <text:p text:style-name="P4"><text:a xlink:type="simple" xlink:href="http://wiki.udacity.com/CS101%20Unit%205#CA-15dce14eda3cd1537b0bfcedb08fa3a2f8522e59_15"><text:s text:c="2"/></text:a><text:a xlink:type="simple" xlink:href="http://wiki.udacity.com/CS101%20Unit%205#CA-15dce14eda3cd1537b0bfcedb08fa3a2f8522e59_15"><text:span text:style-name="T1">15</text:span></text:a><text:span text:style-name="T1"> </text:span><text:bookmark text:name="line-15-2"/><text:bookmark text:name="CA-15dce14eda3cd1537b0bfcedb08fa3a2f8522e59_15"/><text:span text:style-name="T1">counts = test_hash_function(hash_string, words, 12) # find the distribution for the new function</text:span></text:p>
      <text:p text:style-name="P1"><text:a xlink:type="simple" xlink:href="http://wiki.udacity.com/CS101%20Unit%205#CA-15dce14eda3cd1537b0bfcedb08fa3a2f8522e59_16"><text:s text:c="2"/></text:a><text:a xlink:type="simple" xlink:href="http://wiki.udacity.com/CS101%20Unit%205#CA-15dce14eda3cd1537b0bfcedb08fa3a2f8522e59_16"><text:span text:style-name="T1">16</text:span></text:a><text:span text:style-name="T1"> </text:span><text:bookmark text:name="line-16-2"/><text:bookmark text:name="CA-15dce14eda3cd1537b0bfcedb08fa3a2f8522e59_16"/><text:span text:style-name="T1">[1363, 1235, 1252, 1257, 1285, 1256, 1219, 1252, 1290, 1241, 1217, 1303]</text:span></text:p>
      <text:p text:style-name="Text_20_body"><text:bookmark text:name="line-609"/>&gt;Have a look at the distribution of the keywords into the buckets. Compare the first function, <text:tab/><text:span text:style-name="Strong_20_Emphasis">bad_hash_string</text:span>, to the new function, <text:span text:style-name="Strong_20_Emphasis">hash_string</text:span>:<text:bookmark text:name="line-611"/><text:bookmark text:name="line-610"/></text:p>
      <text:p text:style-name="Text_20_body"><draw:frame draw:style-name="fr3" draw:name="graphics11" text:anchor-type="paragraph" svg:width="17cm" svg:height="7.537cm" draw:z-index="10"><draw:image xlink:href="Pictures/200000070000480A00001FF1688B255C.svm" xlink:type="simple" xlink:show="embed" xlink:actuate="onLoad"/></draw:frame></text:p>
      <text:p text:style-name="Standard"><text:bookmark text:name="line-613"/><text:bookmark text:name="line-612"/>&gt; still not perfect – we'd like the bars to be all be as similar as possible – but it's pretty close</text:p>
      <text:p text:style-name="Standard">&gt; Now try changing the number of buckets<text:bookmark text:name="line-615"/><text:bookmark text:name="line-614"/> to 100: </text:p>
      <text:p text:style-name="Text_20_body"><draw:frame draw:style-name="fr3" draw:name="graphics12" text:anchor-type="paragraph" svg:width="17cm" svg:height="4.267cm" draw:z-index="11"><draw:image xlink:href="Pictures/20000007000048DE0000124CBFF355B2.svm" xlink:type="simple" xlink:show="embed" xlink:actuate="onLoad"/></draw:frame><text:bookmark text:name="line-617"/><text:bookmark text:name="line-616"/><text:tab/>&gt;&gt; as the list above shows, the least-full bucket is almost half the size of the most-full <text:tab/><text:tab/><text:tab/>bucket – this is less than ideal, clearly</text:p>
      <text:p text:style-name="Standard">&gt;Building a good hash function is a very difficult problem. As your tables (i.e., number of buckets) <text:tab/>get larger it is very important to have an efficient hash function and while yours is not the <text:tab/>most efficient, it is going to work for your purposes. Check out the website for more <text:tab/>examples of how to build an even better hash function.</text:p>
      <text:p text:style-name="Standard"><text:bookmark text:name="line-619"/><text:bookmark text:name="line-618"/><text:tab/>&gt;&gt; one point of inefficiency in the present function is that it has to go through each character <text:tab/><text:tab/>of each keyword</text:p>
      <text:p text:style-name="Standard"><text:bookmark text:name="Quiz:_Keywords_and_Buckets"/><text:span text:style-name="T9">- Quiz 11: Keywords and Buckets</text:span><text:bookmark text:name="line-621"/><text:bookmark text:name="line-620"/><text:span text:style-name="T9"> – </text:span>Assuming our hash function distributes keys perfectly evenly <text:tab/>across the buckets, which of the following leaves the time to look up a keyword essentially <text:tab/>unchanged?<text:bookmark text:name="line-623"/><text:bookmark text:name="line-622"/></text:p>
      <text:p text:style-name="Standard">There may be more than one answer. <text:bookmark text:name="line-625"/><text:bookmark text:name="line-624"/></text:p>
      <text:list xml:id="list30491820" text:style-name="L11">
        <text:list-item>
          <text:p text:style-name="P46">double the number of keywords, same # of buckets <text:bookmark text:name="line-626"/><office:annotation><dc:creator>Unknown Author</dc:creator><dc:date>2012-07-02T14:59:32.35</dc:date><text:p text:style-name="P48"><text:span text:style-name="T36">More keywords per bucket, which seems like it should be slower</text:span></text:p></office:annotation></text:p>
        </text:list-item>
        <text:list-item>
          <text:p text:style-name="P46">same number of keywords, double # of buckets <text:bookmark text:name="line-627"/><office:annotation><dc:creator>Unknown Author</dc:creator><dc:date>2012-07-02T14:59:15.35</dc:date><text:p text:style-name="P48"><text:span text:style-name="T36">Fewer keywords per bucket, which seems like it should be faster</text:span></text:p></office:annotation></text:p>
        </text:list-item>
        <text:list-item>
          <text:p text:style-name="P46"><text:soft-page-break/><text:span text:style-name="T3">double number of keywords, double # of buckets </text:span><text:bookmark text:name="line-628"/><office:annotation><dc:creator>Unknown Author</dc:creator><dc:date>2012-07-02T14:58:29.35</dc:date><text:p text:style-name="P48"><text:span text:style-name="T36">This seems to create an analogue of the original situation</text:span></text:p></office:annotation></text:p>
        </text:list-item>
        <text:list-item>
          <text:p text:style-name="P46">halve number of keywords, same # of buckets <text:bookmark text:name="line-629"/><office:annotation><dc:creator>Unknown Author</dc:creator><dc:date>2012-07-02T14:58:07.35</dc:date><text:p text:style-name="P48"><text:span text:style-name="T36">This results in fewer keywords in each bucket – this seems like it should faster</text:span></text:p></office:annotation></text:p>
        </text:list-item>
        <text:list-item>
          <text:p text:style-name="P36"><text:span text:style-name="T3">halve number of keywords, halve # of buckets</text:span> <text:bookmark text:name="line-631"/><text:bookmark text:name="line-630"/><office:annotation><dc:creator>Unknown Author</dc:creator><dc:date>2012-07-02T14:57:39.35</dc:date><text:p text:style-name="P48"><text:span text:style-name="T36">This should result in a situation roughly equivalent to the original</text:span></text:p></office:annotation></text:p>
        </text:list-item>
      </text:list>
      <text:p text:style-name="Standard"><text:bookmark text:name="line-633"/><text:bookmark text:name="line-632"/>&gt; the time to look up depends on the number of keywords per bucket – as long as this stays the <text:tab/>same, the time will stay approximately the same</text:p>
      <text:p text:style-name="Standard"><text:tab/>&gt;&gt; this is the benefit of hash tables over our old approach – before, doubling the number of <text:tab/><text:tab/>keywords meant approximately doubling the look-up time for a keyword near or at <text:tab/><text:tab/>the end of the list or not on the list at all</text:p>
      <text:p text:style-name="P10"><text:bookmark text:name="Implementing_Hash_Tables"/>-Implementing Hash Tables</text:p>
      <text:p text:style-name="Standard"><text:bookmark text:name="line-635"/><text:bookmark text:name="line-634"/>&gt; By now you should understand that the goal of a hash table is to map a keyword and a number of <text:tab/>buckets using a <text:span text:style-name="T9">hash_string</text:span> function, to a particular bucket, which will contain all of the <text:tab/>keywords that map to that location.<text:bookmark text:name="line-637"/><text:bookmark text:name="line-636"/></text:p>
      <text:p text:style-name="Standard">&gt; Now, try and write the code to do this! You can start with the index you wrote for the previous <text:tab/>unit and try to figure out how to implement that with a hash table.</text:p>
      <text:p text:style-name="Standard">&gt; How is this going to change your data structure? Recall the data structure from the last class. </text:p>
      <text:p text:style-name="Standard"><text:bookmark text:name="line-641"/><text:bookmark text:name="line-640"/></text:p>
      <text:p text:style-name="P10">- Quiz 12: Implementing Hash Tables</text:p>
      <text:p text:style-name="Standard"><text:bookmark text:name="line-643"/><text:bookmark text:name="line-642"/>What data structure should we use to implement our hash table index? <text:bookmark text:name="line-645"/><text:bookmark text:name="line-644"/></text:p>
      <text:list xml:id="list30466393" text:style-name="L12">
        <text:list-item>
          <text:p text:style-name="P26">[ -[&lt;word&gt;, [&lt;url&gt;, …, … ]]- , . . . ] <text:bookmark text:name="line-646"/></text:p>
        </text:list-item>
        <text:list-item>
          <text:p text:style-name="P26">[-[&lt;word&gt;, [[&lt;url&gt;, …], [&lt;url&gt;, …, …] <text:bookmark text:name="line-647"/>]-, . . .]</text:p>
        </text:list-item>
        <text:list-item>
          <text:p text:style-name="P22">[[- [&lt;word&gt;, [&lt;url&gt;, …]]-, [&lt;word&gt;, [&lt;url&gt;, …]]-, …], …] <text:bookmark text:name="line-648"/></text:p>
        </text:list-item>
        <text:list-item>
          <text:p text:style-name="P26">[[[&lt;word&gt;, &lt;word&gt;, … ], [&lt;url&gt;, …, … ]]-, . . . ] </text:p>
        </text:list-item>
        <text:list-item>
          <text:p text:style-name="P26"><text:bookmark text:name="line-650"/><text:bookmark text:name="line-649"/>[[[&lt;word&gt;, [[&lt;url&gt;, . . ], [&lt;url&gt;, . . .], . . .] . . ]-, . . .]</text:p>
        </text:list-item>
      </text:list>
      <text:p text:style-name="Standard"><text:s/></text:p>
      <text:p text:style-name="Standard">&gt;The main component we need here is a way of representing a bucket</text:p>
      <text:p text:style-name="Standard"><draw:frame draw:style-name="fr3" draw:name="graphics13" text:anchor-type="paragraph" svg:width="17cm" svg:height="8.465cm" draw:z-index="12"><draw:image xlink:href="Pictures/2000000700004A850000251CFE282363.svm" xlink:type="simple" xlink:show="embed" xlink:actuate="onLoad"/></draw:frame></text:p>
      <text:p text:style-name="Standard"/>
      <text:p text:style-name="Standard"><text:bookmark text:name="line-652"/><text:bookmark text:name="line-651"/>&gt; each element of the list is a bucket</text:p>
      <text:p text:style-name="Standard"><text:tab/>&gt;&gt; a bucket is itself a list – in which each element is a key and a value; for our purposes, the <text:tab/><text:tab/>keyword is the key, and the list of URLs is the value</text:p>
      <text:p text:style-name="Standard"><text:tab/>&gt;&gt; option C above is the structure that corresponds most closely to this</text:p>
      <text:p text:style-name="Standard"><draw:frame draw:style-name="fr3" draw:name="graphics14" text:anchor-type="paragraph" svg:width="17cm" svg:height="2.574cm" draw:z-index="13"><draw:image xlink:href="Pictures/20000007000044F100000A710AEF588F.svm" xlink:type="simple" xlink:show="embed" xlink:actuate="onLoad"/></draw:frame><text:soft-page-break/></text:p>
      <text:h text:style-name="Heading_20_2" text:outline-level="2"/>
      <text:p text:style-name="Standard">&gt;As in the image above, each “list-chunk” (green above) in the list is a bucket, and each list-item <text:tab/>(i.e., set of keyword &amp; its assoc URLs) is an entry in that list</text:p>
      <text:p text:style-name="Standard"><text:tab/>&gt;&gt; this corresponds to what the entries were in our previous index </text:p>
      <text:p text:style-name="Standard"><text:tab/>&gt;&gt; now, because we want to make a hash table, we're going to want to collect them in <text:tab/><text:tab/><text:tab/>buckets, so we need a list of those entries</text:p>
      <text:p text:style-name="Standard"><text:tab/>&gt;&gt;each element in the “outer list” (green above) corresponds to one bucket</text:p>
      <text:p text:style-name="P10"><text:bookmark text:name="Empty_Hash_Table"/>-Empty Hash Table</text:p>
      <text:p text:style-name="Standard"><text:bookmark text:name="line-654"/><text:bookmark text:name="line-653"/>&gt;The first thing you want to do to implement your hash table index is figure out how to create an <text:tab/>empty hash table. </text:p>
      <text:p text:style-name="Standard"><text:tab/>&gt;&gt; With a simple index, this was really easy: just make an empty list and as you add <text:tab/><text:tab/><text:tab/>elements to the list, just add them to the empty list.<text:bookmark text:name="line-1-61"/><text:bookmark text:name="line-657"/><text:bookmark text:name="line-656"/><text:bookmark text:name="line-655"/></text:p>
      <text:p text:style-name="Standard"><text:tab/><text:tab/><text:tab/><text:tab/><text:bookmark text:name="CA-1dbb13fccc7e64446e74474b1dc18f54d52987a9"/><text:bookmark text:name="line-1-62"/><text:bookmark text:name="CA-1dbb13fccc7e64446e74474b1dc18f54d52987a9_1"/><text:span text:style-name="T14">index = []</text:span></text:p>
      <text:p text:style-name="Standard"><text:bookmark text:name="line-658"/><text:tab/>&gt;&gt; Unfortunately, this will not work for an empty hash table because you need to start with <text:tab/><text:tab/>all the buckets. </text:p>
      <text:p text:style-name="Standard"><text:tab/><text:tab/>** The <text:span text:style-name="T4">initial value for the hash table needs to be a set of empty buckets </text:span>so that you <text:tab/><text:tab/><text:tab/>can do lookups right away. You also want to be able to add elements to your <text:tab/><text:tab/><text:tab/>hash table.<text:bookmark text:name="line-660"/><text:bookmark text:name="line-659"/></text:p>
      <text:p text:style-name="Standard"><text:s/><text:tab/>&gt;&gt; If you just started with an empty list, then the first time you looked up a keyword it <text:tab/><text:tab/><text:tab/>would say that keyword belongs in (something like) bucket 27, but since you don't <text:tab/><text:tab/>have a bucket for that you would have to figure out how to create that bucket. </text:p>
      <text:p text:style-name="Standard"><text:tab/>&gt;&gt; It makes more sense to start by making an empty hash table be a list of buckets, in which <text:s/><text:tab/><text:tab/>initially all the buckets are empty, ready and waiting for keywords to be dropped in <text:tab/><text:tab/>them. So, what you need is code to create the empty hash table. <text:bookmark text:name="line-664"/><text:bookmark text:name="line-663"/></text:p>
      <text:p text:style-name="Standard"><text:bookmark text:name="Quiz:_Empty_Hash_Table"/><text:span text:style-name="T9">- Quiz 12 : Empty Hash Table</text:span><text:bookmark text:name="line-666"/><text:bookmark text:name="line-665"/><text:span text:style-name="T9"> – </text:span>Define a procedure, make_hashtable, that takes as input a <text:tab/>number, nbuckets, and outputs an empty hash table with nbuckets empty buckets.<text:bookmark text:name="line-668"/><text:bookmark text:name="line-667"/></text:p>
      <text:p text:style-name="Standard"><text:tab/></text:p>
      <text:p text:style-name="P11">def make_hashtable(nbuckets):</text:p>
      <text:p text:style-name="P11"><text:tab/>i = 0</text:p>
      <text:p text:style-name="P11"><text:tab/>table = []</text:p>
      <text:p text:style-name="P11"><text:tab/>while i &lt; nbuckets:</text:p>
      <text:p text:style-name="P11"><text:tab/><text:tab/>table.append([])</text:p>
      <text:p text:style-name="P11"><text:tab/><text:tab/>i = i + 1</text:p>
      <text:p text:style-name="P11"><text:tab/>return table</text:p>
      <text:p text:style-name="P11"/>
      <text:p text:style-name="Standard">SHORTER VERSION – needs range function: </text:p>
      <text:p text:style-name="Standard"><text:tab/>range(&lt;start&gt;, &lt;stop&gt;) → [&lt;start&gt;, &lt;start+1&gt; . . . &lt;stop-1&gt;]</text:p>
      <text:p text:style-name="Standard"><text:tab/>&gt;&gt; takes two numbers as inputs, and gives back everything from start through the last <text:tab/><text:tab/><text:tab/>number before stop (i.e., it does not include the second parameter in the list returned)</text:p>
      <text:p text:style-name="Standard"><text:tab/>&gt;&gt; range(0, 10) → [0,1,2, . . . 9]</text:p>
      <text:p text:style-name="Standard"><text:tab/>&gt;&gt; using range gives us shorter code which is additionally advantageous in that it does not <text:tab/><text:tab/>require us to increment the variable, saving us from the danger of forgetting to do so <text:tab/><text:tab/>&amp; thereby producing a loop that runs forever</text:p>
      <text:p text:style-name="Standard">def make_hashtable(nbuckets):</text:p>
      <text:p text:style-name="Standard"><text:soft-page-break/><text:tab/>table = [ ]</text:p>
      <text:p text:style-name="Standard"><text:tab/>for e<office:annotation><dc:creator>Unknown Author</dc:creator><dc:date>2012-07-02T16:14:41.37</dc:date><text:p text:style-name="P48"><text:span text:style-name="T36">Note that variable e is not used in the body of the for loop</text:span></text:p></office:annotation> in range(0, nbuckets):</text:p>
      <text:p text:style-name="Standard"><text:tab/><text:tab/>table.append([])</text:p>
      <text:p text:style-name="Standard"><text:tab/>return table </text:p>
      <text:p text:style-name="Standard"><text:bookmark text:name="line-670"/><text:bookmark text:name="line-669"/>def make_hashtable(nbuckets):<office:annotation><dc:creator>Unknown Author</dc:creator><dc:date>2012-07-02T16:03:43.37</dc:date><text:p text:style-name="P48"><text:span text:style-name="T36">I originally did this BECAUSE THERE WAS NO DESIRED OUTPUT EXAMPLE – if nbuckets = 3, the code above gives [ [], [], []], whereas this code gives [0,0,0]</text:span></text:p></office:annotation></text:p>
      <text:p text:style-name="Standard"><text:s text:c="4"/>size=nbuckets</text:p>
      <text:p text:style-name="Standard"><text:s text:c="4"/>results=[0]*size</text:p>
      <text:p text:style-name="Standard"><text:s text:c="4"/>return results</text:p>
      <text:p text:style-name="Standard"><text:tab/>** Note – quiz below explains why this would not have worked even if it were [[]]*size – it <text:tab/><text:tab/>looks like it produces the right output – e.g., [[]] * 3 → [ [], [], [] ], but as soon as <text:tab/><text:tab/>you try to append something to one of these lists, you'll find you've appended it to <text:tab/><text:tab/>them all, as below in which table[0] and table[1] give the same result</text:p>
      <text:p text:style-name="Standard"><draw:frame draw:style-name="fr1" draw:name="graphics15" text:anchor-type="paragraph" svg:width="13.443cm" svg:height="7.858cm" draw:z-index="14"><draw:image xlink:href="Pictures/200000070000348200001EB3A20A8154.svm" xlink:type="simple" xlink:show="embed" xlink:actuate="onLoad"/></draw:frame></text:p>
      <text:p text:style-name="Standard"><text:span text:style-name="T9">- Quiz 13: The Hard Way</text:span><text:bookmark text:name="line-672"/><text:bookmark text:name="line-671"/> – Why does [[]] * <text:span text:style-name="T9">nbuckets</text:span> not work to produce our empty hash table? <text:bookmark text:name="line-674"/><text:bookmark text:name="line-673"/></text:p>
      <text:list xml:id="list30472206" text:style-name="L13">
        <text:list-item>
          <text:p text:style-name="P27">Because it is too easy and we like doing things the hard way. <text:bookmark text:name="line-675"/></text:p>
        </text:list-item>
        <text:list-item>
          <text:p text:style-name="P23">Because each element in the output refers to the same empty list. <text:bookmark text:name="line-676"/></text:p>
        </text:list-item>
        <text:list-item>
          <text:p text:style-name="P27">Because * for lists means something different than it does for strings. <text:bookmark text:name="line-678"/><text:bookmark text:name="line-677"/></text:p>
        </text:list-item>
      </text:list>
      <text:p text:style-name="Standard"><text:bookmark text:name="line-680"/><text:bookmark text:name="line-679"/><text:tab/>&gt;&gt; in the result of [[]]* 3, what you have is three references to the same empty string – that <text:tab/><text:tab/>one empty string is what's mutated in the uses of append above, so you get three <text:tab/><text:tab/><text:tab/>references to a single mutated string after an application of append</text:p>
      <text:p text:style-name="Standard"><text:tab/>&gt;&gt; print table in the code above yields [['udacity', [<text:a xlink:type="simple" xlink:href="http://udacity.com/">http://udacity.com</text:a>]], ['udacity', <text:tab/><text:tab/><text:tab/>[<text:a xlink:type="simple" xlink:href="http://udacity.com/">http://udacity.com</text:a>]], ['udacity', [<text:a xlink:type="simple" xlink:href="http://udacity.com/">http://udacity.com</text:a>]]] – 3 identical buckets</text:p>
      <text:p text:style-name="P10">-Finding Buckets</text:p>
      <text:p text:style-name="Standard"><text:bookmark text:name="line-682"/><text:bookmark text:name="line-681"/>&gt; Both operations you will perform on a hash table, i.e. lookup (read) and add (write), depend on <text:tab/>first being able to find the right bucket: </text:p>
      <text:p text:style-name="Standard"><text:tab/>&gt;&gt; <text:span text:style-name="T9">lookup</text:span>: In order to find desired value, you need to know, which bucket to look into. <text:tab/><text:tab/><text:tab/>&lt;black in image below&gt;</text:p>
      <text:p text:style-name="Standard"><text:tab/>&gt;&gt; <text:span text:style-name="T9">add</text:span>: In order to add a value (or overwrite an existing one associated with the key, <text:tab/><text:tab/><text:tab/>already present in hash table), you need to know which bucket to add your value to <text:tab/><text:tab/>(or where to look for the value being overwritten). <text:bookmark text:name="line-686"/><text:bookmark text:name="line-685"/>&lt;purple below&gt;</text:p>
      <text:p text:style-name="P12"><draw:frame draw:style-name="fr2" draw:name="graphics16" text:anchor-type="paragraph" svg:width="17cm" svg:height="7.994cm" draw:z-index="15"><draw:image xlink:href="Pictures/20000007000045AA000020C40BC0282A.svm" xlink:type="simple" xlink:show="embed" xlink:actuate="onLoad"/></draw:frame><text:soft-page-break/></text:p>
      <text:p text:style-name="P12">&gt;once we create the finding code, we can then use it in both lookup and add </text:p>
      <text:p text:style-name="P12"/>
      <text:p text:style-name="Standard"><text:span text:style-name="T9">-Quiz 14: Finding Buckets</text:span><text:bookmark text:name="line-690"/><text:bookmark text:name="line-689"/><text:span text:style-name="T9"> – </text:span>Define a procedure, hashtable_get_bucket, that takes two inputs – a <text:tab/>hash table and a keyword – and outputs the bucket where the keyword could occur. Note that <text:tab/>the bucket returned by the procedure may not contain the searched for keyword in case the <text:tab/>keyword is not present in the hash table: <text:bookmark text:name="line-1-63"/><text:bookmark text:name="line-693"/><text:bookmark text:name="line-692"/><text:bookmark text:name="line-691"/></text:p>
      <text:p text:style-name="P13"><text:span text:style-name="T1"><text:s/></text:span><text:bookmark text:name="CA-54a028fd3f3e5f249533b188ac8e5e668c8905a4"/><text:bookmark text:name="line-1-64"/><text:bookmark text:name="CA-54a028fd3f3e5f249533b188ac8e5e668c8905a4_1"/><text:span text:style-name="T1"><text:tab/>hashtable_get_bucket(hashtable, keyword) # =&gt; list: bucket</text:span></text:p>
      <text:p text:style-name="Standard">&gt; the function hash_string, defined earlier, may prove useful: <text:bookmark text:name="line-1-65"/><text:bookmark text:name="line-697"/><text:bookmark text:name="line-696"/><text:bookmark text:name="line-695"/></text:p>
      <text:p text:style-name="Standard"><text:bookmark text:name="CA-e741604acc579b7aa0d2d0a0bfe8d4fbcf22e4e3"/><text:span text:style-name="T1"><text:s/></text:span><text:bookmark text:name="line-1-66"/><text:bookmark text:name="CA-e741604acc579b7aa0d2d0a0bfe8d4fbcf22e4e3_1"/><text:span text:style-name="T1"><text:tab/></text:span><text:span text:style-name="T14">hash_string(keyword, nbuckets) # =&gt; number: index of bucket</text:span></text:p>
      <text:p text:style-name="Standard"><text:bookmark text:name="line-698"/>&gt; Note that there is a little mismatch between those two functions. The function <text:tab/>hashtable_get_bucket takes hash table and the searched for keyword as its arguments, while <text:tab/>the function hash_string takes the keyword and nbuckets, which is a number (size of the <text:tab/>hash table).The former function does not have any input like this, which means that you will <text:tab/>need to determine the size of hash table yourself.</text:p>
      <text:p text:style-name="Standard"><text:tab/><text:tab/>→ len(htable) = nbuckets</text:p>
      <text:p text:style-name="Standard">&gt; Hint: whole implementation of hashtable_get_bucket function might be done on a single line.<text:bookmark text:name="line-704"/><text:bookmark text:name="line-703"/></text:p>
      <text:p text:style-name="P14">def hashtable_get_bucket(htable,keyword):</text:p>
      <text:p text:style-name="P14"><text:s text:c="4"/>return htable[hash_string(keyword, len(htable))]<office:annotation><dc:creator>Unknown Author</dc:creator><dc:date>2012-07-02T17:21:25.38</dc:date><text:p text:style-name="P48"><text:span text:style-name="T36">Returns the element of the hashtable where that keyword belongs, using the hash_string function</text:span></text:p></office:annotation></text:p>
      <text:p text:style-name="P14"/>
      <text:p text:style-name="P14">def hash_string(keyword,nbuckets):</text:p>
      <text:p text:style-name="P14"><text:s text:c="4"/>out = 0</text:p>
      <text:p text:style-name="P14"><text:s text:c="4"/>for s in keyword:</text:p>
      <text:p text:style-name="P14"><text:s text:c="8"/>out = (out + ord(s)) % nbuckets<office:annotation><dc:creator>Unknown Author</dc:creator><dc:date>2012-07-02T17:20:36.38</dc:date><text:p text:style-name="P48"><text:span text:style-name="T36">Maps a keyword and a number of buckets to the position where that keyword should appear in the hash table</text:span></text:p></office:annotation></text:p>
      <text:p text:style-name="P14"><text:s text:c="4"/>return out</text:p>
      <text:p text:style-name="P14"/>
      <text:p text:style-name="P14">def make_hashtable(nbuckets):<office:annotation><dc:creator>Unknown Author</dc:creator><dc:date>2012-07-02T17:19:37.38</dc:date><text:p text:style-name="P48"><text:span text:style-name="T36">Creates an empty table with X number of buckets</text:span></text:p></office:annotation></text:p>
      <text:p text:style-name="P14"><text:s text:c="4"/>table = []</text:p>
      <text:p text:style-name="P14"><text:s text:c="4"/>for unused in range(0,nbuckets):</text:p>
      <text:p text:style-name="P14"><text:s text:c="8"/>table.append([])</text:p>
      <text:p text:style-name="P14"><text:s text:c="4"/>return table</text:p>
      <text:p text:style-name="P14"/>
      <text:p text:style-name="P14"/>
      <text:p text:style-name="P14">table = [<text:span text:style-name="T20">[['Francis', 13], ['Ellis', 11]]</text:span>, <text:span text:style-name="T21">[]</text:span>, <text:span text:style-name="T22">[['Bill', 17],</text:span><text:span text:style-name="T22"><office:annotation><dc:creator>Unknown Author</dc:creator><dc:date>2012-07-02T17:13:55.38</dc:date><text:p text:style-name="P48"><text:span text:style-name="T36">Note that there are five elements in the list “table”</text:span></text:p></office:annotation></text:span></text:p>
      <text:p text:style-name="P14"><text:span text:style-name="T22">['Zoe', 14]]</text:span>, <text:span text:style-name="T23">[['Coach', 4]]</text:span>, <text:span text:style-name="T24">[['Louis', 29], ['Rochelle', 4], ['Nick', 2]]</text:span>]</text:p>
      <text:p text:style-name="P14">print hashtable_get_bucket(table, "Zoe")<office:annotation><dc:creator>Unknown Author</dc:creator><dc:date>2012-07-02T17:14:24.39</dc:date><text:p text:style-name="P48"><text:span text:style-name="T36">hash_string('Zoe', 5) = 2, so return htable[2] gives the third element of the list “table”</text:span></text:p></office:annotation></text:p>
      <text:p text:style-name="P14">#&gt;&gt;&gt; [['Bill', 17], ['Zoe', 14]]</text:p>
      <text:p text:style-name="P14"/>
      <text:p text:style-name="Standard"><text:span text:style-name="T9">-Quiz 15: Adding Keywords</text:span><text:bookmark text:name="line-708"/><text:bookmark text:name="line-707"/> – Define a procedure: <text:bookmark text:name="CA-0dfe440d5296a56c6cdc3baad3abe32af65ccf0b"/><text:bookmark text:name="line-1-68"/><text:bookmark text:name="CA-0dfe440d5296a56c6cdc3baad3abe32af65ccf0b_1"/><text:span text:style-name="T15">hashtable_add(htable, key, value)</text:span></text:p>
      <text:p text:style-name="Standard"><text:bookmark text:name="line-712"/><text:tab/>that adds the key to the hash table (in the correct bucket). Create a new record in the hash <text:soft-page-break/><text:tab/>table, even if the given key already exists. Also note that records in the hash table are lists <text:tab/>composed of two elements, where the first one is the key and the second one is the value <text:tab/>associated with that key (i.e., records in the has table are key-value pairs): <text:bookmark text:name="line-1-69"/><text:bookmark text:name="line-715"/><text:bookmark text:name="line-714"/><text:bookmark text:name="line-713"/></text:p>
      <text:p text:style-name="P15"/>
      <text:p text:style-name="P14">def hashtable_add(htable,key,value):</text:p>
      <text:p text:style-name="P14"><text:s text:c="4"/>relevant_bucket = hashtable_get_bucket(htable, key)</text:p>
      <text:p text:style-name="P14"><text:s text:c="4"/>relevant_bucket.append([key,value])<office:annotation><dc:creator>Unknown Author</dc:creator><dc:date>2012-07-02T17:55:48.39</dc:date><text:p text:style-name="P48"><text:span text:style-name="T36">This appends the keyword, value pair to the relevant bucket – i.e., it appends a [key, value] pair to a list of such pairs, or to an empty list as the first element</text:span></text:p></office:annotation></text:p>
      <text:p text:style-name="P14"><text:s text:c="4"/>return relevant_bucket</text:p>
      <text:p text:style-name="P14"><text:s text:c="4"/></text:p>
      <text:p text:style-name="P14">def hashtable_get_bucket(htable,keyword):<office:annotation><dc:creator>Unknown Author</dc:creator><dc:date>2012-07-02T17:55:15.39</dc:date><text:p text:style-name="P48"><text:span text:style-name="T36">This returns the relevant bucket, so that the add procedure can fool around with it as appropriate</text:span></text:p></office:annotation></text:p>
      <text:p text:style-name="P14"><text:s text:c="4"/>return htable[hash_string(keyword,len(htable))]</text:p>
      <text:p text:style-name="P14"/>
      <text:p text:style-name="P14">def hash_string(keyword,buckets):<office:annotation><dc:creator>Unknown Author</dc:creator><dc:date>2012-07-02T17:54:21.39</dc:date><text:p text:style-name="P48"><text:span text:style-name="T36">This will return a bucket number for a given keyword – e.g., for “Bill,” the bucket number is 2</text:span></text:p></office:annotation></text:p>
      <text:p text:style-name="P14"><text:s text:c="4"/>out = 0</text:p>
      <text:p text:style-name="P14"><text:s text:c="4"/>for s in keyword:</text:p>
      <text:p text:style-name="P14"><text:s text:c="8"/>out = (out + ord(s)) % buckets</text:p>
      <text:p text:style-name="P14"><text:s text:c="4"/>return out</text:p>
      <text:p text:style-name="P14"/>
      <text:p text:style-name="P14"><text:bookmark text:name="line-718"/><text:bookmark text:name="line-717"/>def make_hashtable(nbuckets):<office:annotation><dc:creator>Unknown Author</dc:creator><dc:date>2012-07-02T17:53:46.39</dc:date><text:p text:style-name="P48"><text:span text:style-name="T36">This will make a list of buckets with five empty elements, from the “table” assignment below</text:span></text:p></office:annotation></text:p>
      <text:p text:style-name="P14"><text:s text:c="4"/>table = []</text:p>
      <text:p text:style-name="P14"><text:s text:c="4"/>for unused in range(0,nbuckets):</text:p>
      <text:p text:style-name="P14"><text:s text:c="8"/>table.append([])</text:p>
      <text:p text:style-name="P14"><text:s text:c="4"/>return table</text:p>
      <text:p text:style-name="P14"/>
      <text:p text:style-name="P14">table = make_hashtable(5)</text:p>
      <text:p text:style-name="P14">hashtable_add(table,'Bill', 17)</text:p>
      <text:p text:style-name="P14">hashtable_add(table,'Coach', 4)</text:p>
      <text:p text:style-name="P14">hashtable_add(table,'Ellis', 11)</text:p>
      <text:p text:style-name="P14">hashtable_add(table,'Francis', 13)</text:p>
      <text:p text:style-name="P14">hashtable_add(table,'Louis', 29)</text:p>
      <text:p text:style-name="P14">hashtable_add(table,'Nick', 2)</text:p>
      <text:p text:style-name="P14">hashtable_add(table,'Rochelle', 4)</text:p>
      <text:p text:style-name="P14">hashtable_add(table,'Zoe', 14)</text:p>
      <text:p text:style-name="P14">print table</text:p>
      <text:p text:style-name="P14">#&gt;&gt;&gt; [<text:span text:style-name="T25">[['Ellis', 11], ['Francis', 13]]</text:span>, <text:span text:style-name="T26">[]</text:span>, <text:span text:style-name="T27">[['Bill', 17], ['Zoe', 14]]</text:span>, </text:p>
      <text:p text:style-name="P14">#&gt;&gt;&gt; <text:span text:style-name="T7">[['Coach', 4]]</text:span>, <text:span text:style-name="T20">[['Louis', 29], ['Nick', 2], ['Rochelle', 4]]]</text:span></text:p>
      <text:p text:style-name="Standard"><text:span text:style-name="T13"><text:tab/></text:span>** note again that this is the same five-element list of buckets from before – the number <text:tab/><text:tab/>produced by hash_string tells the add procedure which bucket to put the thing being <text:tab/><text:tab/>added into –e.g., table[1] remains empty because hash_string never gives it back as a <text:tab/><text:tab/>value, and 'Ellis' and 'Francis' both go into table[0] because that's the value that <text:tab/><text:tab/><text:tab/>hash_string gives back for them</text:p>
      <text:p text:style-name="Standard">Answer: </text:p>
      <text:p text:style-name="P14">def hashtable_add(htable,key,value):<office:annotation><dc:creator>Unknown Author</dc:creator><dc:date>2012-07-02T19:00:58.40</dc:date><text:p text:style-name="P48"><text:span text:style-name="T36">Note that this does not use a variable (v. “relevant_bucket” above), nor does it use a return statement</text:span></text:p></office:annotation></text:p>
      <text:p text:style-name="P14"><text:s text:c="4"/>hashtable_get_bucket(htable, key).append([key,value])</text:p>
      <text:p text:style-name="P14"><text:s text:c="4"/></text:p>
      <text:p text:style-name="Standard"><draw:frame draw:style-name="fr1" draw:name="graphics17" text:anchor-type="paragraph" svg:width="14.924cm" svg:height="7.569cm" draw:z-index="16"><draw:image xlink:href="Pictures/2000000700003A4C00001D90897340D6.svm" xlink:type="simple" xlink:show="embed" xlink:actuate="onLoad"/></draw:frame><text:soft-page-break/></text:p>
      <text:p text:style-name="P12">&gt;if we add the same keyword with a different value (or even with the same value), it will go into <text:tab/>that bucket again – so we're going to have to address the issue of duplicates later, something <text:tab/>like</text:p>
      <text:p text:style-name="P12"><text:tab/><text:tab/><text:span text:style-name="T16">def hashtable_add(htable,key,value):</text:span></text:p>
      <text:p text:style-name="P16"><text:s text:c="4"/><text:tab/><text:tab/><text:tab/>bucket = hashtable_get_bucket(htable, key)</text:p>
      <text:p text:style-name="P16"><text:tab/><text:tab/><text:tab/>for e in bucket: </text:p>
      <text:p text:style-name="P16"><text:tab/><text:tab/><text:tab/><text:tab/>if e[0] == key:</text:p>
      <text:p text:style-name="P16"><text:tab/><text:tab/><text:tab/><text:tab/><text:tab/>e[1].append(value)</text:p>
      <text:p text:style-name="P12"><text:span text:style-name="T16"><text:tab/><text:tab/><text:tab/><text:tab/><text:tab/>return bucket</text:span><text:span text:style-name="T16"><office:annotation><dc:creator>Unknown Author</dc:creator><dc:date>2012-07-02T19:14:03.40</dc:date><text:p text:style-name="P48"><text:span text:style-name="T36">Probably not the right thing to return – do we even need a return statement here? </text:span></text:p></office:annotation></text:span></text:p>
      <text:p text:style-name="P12"><text:span text:style-name="T16"><text:tab/><text:tab/><text:tab/><text:tab/>else bucket.append([key,value])</text:span> <office:annotation><dc:creator>Unknown Author</dc:creator><dc:date>2012-07-02T19:14:45.40</dc:date><text:p text:style-name="P48"><text:span text:style-name="T36">Not sure yet about this else statement</text:span></text:p></office:annotation></text:p>
      <text:p text:style-name="Standard"><text:span text:style-name="T9"><text:tab/>&gt;&gt; </text:span><text:span text:style-name="T17">lookup (below) will help to define a better version of add</text:span></text:p>
      <text:p text:style-name="P10"/>
      <text:p text:style-name="Standard"><text:bookmark text:name="Quiz:_Lookup"/><text:span text:style-name="T9">-Quiz 16: Lookup</text:span><text:bookmark text:name="line-720"/><text:bookmark text:name="line-719"/><text:span text:style-name="T9"> – </text:span>Define a procedure: <text:bookmark text:name="CA-7917661717cd8c2068a1224703f2845e086f14e2"/><text:bookmark text:name="line-1-72"/><text:bookmark text:name="CA-7917661717cd8c2068a1224703f2845e086f14e2_1"/><text:span text:style-name="T15">hashtable_lookup(htable, key)</text:span><text:bookmark text:name="line-724"/><text:span text:style-name="T1"> </text:span>that takes two <text:tab/>inputs, a hash table and a key (string), and outputs the value associated with that key. If the <text:tab/>key is not in the table, output None.<text:bookmark text:name="line-726"/><text:bookmark text:name="line-725"/><office:annotation><dc:creator>Unknown Author</dc:creator><dc:date>2012-07-02T18:13:40.41</dc:date><text:p text:style-name="P48"><text:span text:style-name="T36">Get the relevant bucket, look in it for the key, if found, get value – if not found, return None</text:span></text:p></office:annotation></text:p>
      <text:p text:style-name="Standard"><text:tab/>&gt;&gt; the output of lookup will be the value associated with that keyword </text:p>
      <text:p text:style-name="Standard"><text:tab/>&gt;&gt; lookup needs to</text:p>
      <text:p text:style-name="Standard"><text:tab/><text:tab/>* find the right bucket, via hashtable_get_bucket</text:p>
      <text:p text:style-name="Standard"><text:tab/><text:tab/>* go through the entries in that bucket looking for the keyword in position[0] of a <text:tab/><text:tab/><text:tab/>given entry in the list-elements that make up the list that is the bucket</text:p>
      <text:p text:style-name="Standard"><text:tab/><text:tab/>* if there is a match, output the value associated with the keyword</text:p>
      <text:p text:style-name="Standard"><text:tab/><text:tab/>* if there's no match, output = None</text:p>
      <text:p text:style-name="Standard"/>
      <text:p text:style-name="P14">def hashtable_lookup(htable,key):</text:p>
      <text:p text:style-name="P14"><text:s text:c="4"/>bucket = hashtable_get_bucket(htable, key)</text:p>
      <text:p text:style-name="P14"><text:s text:c="4"/>for e in bucket:<office:annotation><dc:creator>Unknown Author</dc:creator><dc:date>2012-07-02T19:55:25.41</dc:date><text:p text:style-name="P48"><text:span text:style-name="T36">The only place the keyword can appear is in this bucket – there's no need to look any place else in the hashtable</text:span></text:p></office:annotation></text:p>
      <text:p text:style-name="P14"><text:s text:c="12"/>if e[0] == key:</text:p>
      <text:p text:style-name="P14"><text:s text:c="16"/>return e[1]</text:p>
      <text:p text:style-name="P14"><text:s text:c="4"/>return None</text:p>
      <text:p text:style-name="Standard">Answer: </text:p>
      <text:p text:style-name="Standard"><text:tab/></text:p>
      <text:p text:style-name="Standard"><draw:frame draw:style-name="fr2" draw:name="graphics18" text:anchor-type="paragraph" svg:width="11.432cm" svg:height="3.336cm" draw:z-index="17"><draw:image xlink:href="Pictures/2000000700002CA700000D07729B7687.svm" xlink:type="simple" xlink:show="embed" xlink:actuate="onLoad"/></draw:frame><text:soft-page-break/>** the procedure above will always return the first keyword match, and its assoc values – so, in the <text:tab/>example from earlier when 'udacity' is added to the table 2x, it will always return the first <text:tab/>one &amp; its value, not the later one</text:p>
      <text:p text:style-name="Standard">** so, the next step is to fix this duplication problem</text:p>
      <text:p text:style-name="Standard"/>
      <text:p text:style-name="Standard"><text:bookmark text:name="Quiz:_Update"/><text:span text:style-name="T9">-Quiz 17: Update</text:span><text:bookmark text:name="line-730"/><text:bookmark text:name="line-729"/><text:span text:style-name="T9"> – </text:span>Define a procedure:<text:span text:style-name="T1"> </text:span><text:bookmark text:name="line-1-74"/><text:bookmark text:name="CA-12aa01bf639635e1452fb16e018fd24bcba72ed2_1"/><text:span text:style-name="T15">hashtable_update(htable, key, value)</text:span><text:bookmark text:name="line-734"/><text:span text:style-name="T1"> </text:span>that <text:tab/>updates the value associated with key. If key is already in the table, change the value to the <text:tab/>new value. Otherwise add a new entry for the key and value. </text:p>
      <text:p text:style-name="Standard"><text:bookmark text:name="line-736"/><text:bookmark text:name="line-735"/><text:tab/>&gt;&gt; find the bucket the keyword should be in</text:p>
      <text:p text:style-name="Standard"><text:tab/>&gt;&gt; look for the keyword</text:p>
      <text:p text:style-name="Standard"><text:tab/>&gt;&gt; if found, replace the old value with the new value</text:p>
      <text:p text:style-name="Standard"><text:tab/>&gt;&gt; if not found, append ([key, value]) to that bucket</text:p>
      <text:p text:style-name="Standard"/>
      <text:p text:style-name="P15">def hashtable_update(htable,key,value):</text:p>
      <text:p text:style-name="P15"><text:s text:c="4"/>bucket = hashtable_get_bucket(htable,key)</text:p>
      <text:p text:style-name="P15"><text:s text:c="4"/>for entry in bucket: </text:p>
      <text:p text:style-name="P15"><text:s text:c="8"/>if entry[0] == key:</text:p>
      <text:p text:style-name="Standard"><text:span text:style-name="T15"><text:s text:c="12"/>entry[1] = value</text:span><text:span text:style-name="T15"><office:annotation><dc:creator>Unknown Author</dc:creator><dc:date>2012-07-02T20:41:49.42</dc:date><text:p text:style-name="P48"><text:span text:style-name="T35">For search engine, this will not be simply changing value – it's a matter of appending a new URL to the extant list of assoc URLs</text:span></text:p></office:annotation></text:span></text:p>
      <text:p text:style-name="P15"><text:s text:c="12"/>return </text:p>
      <text:p text:style-name="P15"><text:s text:c="4"/>bucket.append([key, value])</text:p>
      <text:p text:style-name="Standard"/>
      <text:p text:style-name="Standard">&gt;Lookup and update duplicate a lot of code – there will be a homework problem addressing ways to <text:tab/>streamline this duplication by creating a separate procedure that can be used in both lookup <text:tab/>and update</text:p>
      <text:p text:style-name="Standard"><text:s/></text:p>
      <text:p text:style-name="P10"><text:bookmark text:name="Dictionaries"/>-Dictionaries</text:p>
      <text:p text:style-name="Standard"><text:bookmark text:name="line-747"/><text:bookmark text:name="line-746"/>&gt; Now that you've built a hash table for yourself, you'll see an easier way to do it using the built-in <text:tab/>Python type dictionary. </text:p>
      <text:p text:style-name="Standard"><text:tab/>&gt;&gt; It's an<text:span text:style-name="T3"> implementation of a hash table</text:span>, and it's easier to use than defining your own hash <text:tab/><text:tab/>table.<text:bookmark text:name="line-749"/><text:bookmark text:name="line-748"/></text:p>
      <text:p text:style-name="Standard">&gt; You've already seen two complex types in Python, string type and list type. The dictionary type is <text:tab/>another. These three types have many things in common but other things are different.<text:bookmark text:name="line-751"/><text:bookmark text:name="line-750"/></text:p>
      <text:p text:style-name="Standard"><text:tab/>&gt;&gt; To create a string, you have a sequence of characters inside quotes ' '. </text:p>
      <text:p text:style-name="Standard"><text:tab/>&gt;&gt; To create a list, you use square brackets [ ] and have a sequence of elements inside the <text:tab/><text:tab/>square brackets, separated by commas. The elements can be of any type, unlike <text:s/><text:tab/><text:tab/><text:tab/>a string which has to be made up of <text:tab/>characters. </text:p>
      <text:p text:style-name="Standard"><text:tab/>&gt;&gt; The dictionary type is <text:span text:style-name="T3">created using curly brackets { }, and consists of key:value pairs</text:span>. <text:tab/><text:tab/>The <text:span text:style-name="T3">keys can be any immutable type,</text:span> such as a string or a number, and the <text:span text:style-name="T3">values can</text:span> <text:tab/><text:tab/><text:span text:style-name="T3">be of any type</text:span>. It gives us the utility of a hashtable – look up the key &amp; find the <text:tab/><text:tab/><text:tab/>associated value<text:bookmark text:name="line-753"/><text:bookmark text:name="line-752"/></text:p>
      <text:p text:style-name="Standard">&gt;Recall that a <text:span text:style-name="T6">string is immutable</text:span>, which means that once it is created, the characters cannot be <text:tab/>changed. </text:p>
      <text:p text:style-name="Standard"><text:tab/>&gt;&gt; A <text:span text:style-name="T12">list is mutable</text:span>, which means it can be changed once it's been created. </text:p>
      <text:p text:style-name="Standard">&gt;A <text:span text:style-name="T6">dictionary is also mutable</text:span> and its key:value pairs are updated like in your update function for <text:tab/>hash tables. In other words, if the key isn't in the list, it's created, and if it is, it's changed to <text:tab/>the new value. </text:p>
      <text:p text:style-name="Standard"><draw:frame draw:style-name="fr4" draw:name="graphics20" text:anchor-type="paragraph" svg:width="17cm" svg:height="8.754cm" draw:z-index="18"><draw:image xlink:href="Pictures/200000070000487400002550B7F8B2C2.svm" xlink:type="simple" xlink:show="embed" xlink:actuate="onLoad"/></draw:frame><text:soft-page-break/><text:tab/>&gt;&gt; p[i] = u – for a list, this replaces the value of the element at [I] with u</text:p>
      <text:p text:style-name="Standard"><text:tab/>&gt;&gt; d[k] = v – this works like the update function defined above; it replaces the value <text:tab/><text:tab/><text:tab/>associated with that key [k] with v</text:p>
      <text:p text:style-name="P10"><text:bookmark text:name="Using_Dictionaries"/>-Using Dictionaries</text:p>
      <text:p text:style-name="Text_20_body"><text:bookmark text:name="line-758"/>&gt; You can create a dictionary using <text:span text:style-name="Strong_20_Emphasis">{ }</text:span>. For the example below, the key:value pairs are the chemical <text:tab/>elements along with their atomic numbers. </text:p>
      <text:p text:style-name="P4"><text:bookmark text:name="CA-dcb4beb3d0b368db8097c38a7137465eb9c3a482"/><text:a xlink:type="simple" xlink:href="http://wiki.udacity.com/CS101%20Unit%205#CA-dcb4beb3d0b368db8097c38a7137465eb9c3a482_1"><text:s text:c="3"/></text:a><text:a xlink:type="simple" xlink:href="http://wiki.udacity.com/CS101%20Unit%205#CA-dcb4beb3d0b368db8097c38a7137465eb9c3a482_1"><text:span text:style-name="T1">1</text:span></text:a><text:span text:style-name="T1"> </text:span><text:bookmark text:name="line-1-76"/><text:bookmark text:name="CA-dcb4beb3d0b368db8097c38a7137465eb9c3a482_1"/><text:span text:style-name="T1">elements = { 'hydrogen': 1, 'helium': 2, 'carbon': 6 }</text:span></text:p>
      <text:p text:style-name="P4"><text:a xlink:type="simple" xlink:href="http://wiki.udacity.com/CS101%20Unit%205#CA-dcb4beb3d0b368db8097c38a7137465eb9c3a482_2"><text:s text:c="3"/></text:a><text:a xlink:type="simple" xlink:href="http://wiki.udacity.com/CS101%20Unit%205#CA-dcb4beb3d0b368db8097c38a7137465eb9c3a482_2"><text:span text:style-name="T1">2</text:span></text:a><text:span text:style-name="T1"> </text:span><text:bookmark text:name="line-2-24"/><text:bookmark text:name="CA-dcb4beb3d0b368db8097c38a7137465eb9c3a482_2"/></text:p>
      <text:p text:style-name="P4"><text:a xlink:type="simple" xlink:href="http://wiki.udacity.com/CS101%20Unit%205#CA-dcb4beb3d0b368db8097c38a7137465eb9c3a482_3"><text:s text:c="3"/></text:a><text:a xlink:type="simple" xlink:href="http://wiki.udacity.com/CS101%20Unit%205#CA-dcb4beb3d0b368db8097c38a7137465eb9c3a482_3"><text:span text:style-name="T1">3</text:span></text:a><text:span text:style-name="T1"> </text:span><text:bookmark text:name="line-3-20"/><text:bookmark text:name="CA-dcb4beb3d0b368db8097c38a7137465eb9c3a482_3"/><text:span text:style-name="T1">print elements</text:span></text:p>
      <text:p text:style-name="P1"><text:a xlink:type="simple" xlink:href="http://wiki.udacity.com/CS101%20Unit%205#CA-dcb4beb3d0b368db8097c38a7137465eb9c3a482_4"><text:s text:c="3"/></text:a><text:a xlink:type="simple" xlink:href="http://wiki.udacity.com/CS101%20Unit%205#CA-dcb4beb3d0b368db8097c38a7137465eb9c3a482_4"><text:span text:style-name="T1">4</text:span></text:a><text:span text:style-name="T1"> </text:span><text:bookmark text:name="line-4-16"/><text:bookmark text:name="CA-dcb4beb3d0b368db8097c38a7137465eb9c3a482_4"/><text:span text:style-name="T1">{'helium': 2, 'hydrogen': 1, 'carbon': 6}</text:span></text:p>
      <text:p text:style-name="Standard"><text:bookmark text:name="line-765"/>&gt; Unlike with a list, when the elements are printed out, the <text:span text:style-name="T9">key:value pairs</text:span> c<text:span text:style-name="T3">an be in a different <text:tab/>order from the order they were entered into the dictionary.</text:span></text:p>
      <text:p text:style-name="Standard"><text:tab/>&gt;&gt; When you made a hash table and put elements into it, you saw that the position of the <text:tab/><text:tab/>elements in the table was not necessarily the same order as they were entered – it <text:tab/><text:tab/><text:span text:style-name="T4">depended on the key and the hash function. </text:span></text:p>
      <text:p text:style-name="Standard"><text:tab/>&gt;&gt; You see the same thing with the dictionary as with your hash table, because the <text:tab/><text:tab/><text:tab/>dictionary is implemented like a hash table.<text:bookmark text:name="line-767"/><text:bookmark text:name="line-766"/></text:p>
      <text:p text:style-name="Standard">&gt; When you look up a chemical element in the dictionary, the <text:span text:style-name="T3">value associated with that element is <text:tab/>returned. </text:span></text:p>
      <text:p text:style-name="P4"><text:bookmark text:name="CA-1c1a4ca348349e9b13e031b39315182b6bf8fc5d"/><text:a xlink:type="simple" xlink:href="http://wiki.udacity.com/CS101%20Unit%205#CA-1c1a4ca348349e9b13e031b39315182b6bf8fc5d_1"><text:s text:c="3"/></text:a><text:a xlink:type="simple" xlink:href="http://wiki.udacity.com/CS101%20Unit%205#CA-1c1a4ca348349e9b13e031b39315182b6bf8fc5d_1"><text:span text:style-name="T1">1</text:span></text:a><text:span text:style-name="T1"> </text:span><text:bookmark text:name="line-1-78"/><text:bookmark text:name="CA-1c1a4ca348349e9b13e031b39315182b6bf8fc5d_1"/><text:span text:style-name="T1">print elements['hydrogen']</text:span></text:p>
      <text:p text:style-name="P4"><text:a xlink:type="simple" xlink:href="http://wiki.udacity.com/CS101%20Unit%205#CA-1c1a4ca348349e9b13e031b39315182b6bf8fc5d_2"><text:s text:c="3"/></text:a><text:a xlink:type="simple" xlink:href="http://wiki.udacity.com/CS101%20Unit%205#CA-1c1a4ca348349e9b13e031b39315182b6bf8fc5d_2"><text:span text:style-name="T1">2</text:span></text:a><text:span text:style-name="T1"> </text:span><text:bookmark text:name="line-2-25"/><text:bookmark text:name="CA-1c1a4ca348349e9b13e031b39315182b6bf8fc5d_2"/><text:span text:style-name="T1">1</text:span></text:p>
      <text:p text:style-name="P4"><text:a xlink:type="simple" xlink:href="http://wiki.udacity.com/CS101%20Unit%205#CA-1c1a4ca348349e9b13e031b39315182b6bf8fc5d_3"><text:s text:c="3"/></text:a><text:a xlink:type="simple" xlink:href="http://wiki.udacity.com/CS101%20Unit%205#CA-1c1a4ca348349e9b13e031b39315182b6bf8fc5d_3"><text:span text:style-name="T1">3</text:span></text:a><text:span text:style-name="T1"> </text:span><text:bookmark text:name="line-3-21"/><text:bookmark text:name="CA-1c1a4ca348349e9b13e031b39315182b6bf8fc5d_3"/><text:span text:style-name="T1">print elements['carbon']</text:span></text:p>
      <text:p text:style-name="P1"><text:a xlink:type="simple" xlink:href="http://wiki.udacity.com/CS101%20Unit%205#CA-1c1a4ca348349e9b13e031b39315182b6bf8fc5d_4"><text:s text:c="3"/></text:a><text:a xlink:type="simple" xlink:href="http://wiki.udacity.com/CS101%20Unit%205#CA-1c1a4ca348349e9b13e031b39315182b6bf8fc5d_4">4</text:a><text:span text:style-name="T1"> </text:span><text:bookmark text:name="line-4-17"/><text:bookmark text:name="CA-1c1a4ca348349e9b13e031b39315182b6bf8fc5d_4"/><text:span text:style-name="T1">6</text:span></text:p>
      <text:p text:style-name="Standard"><text:bookmark text:name="line-774"/><text:span text:style-name="T1">&gt; </text:span>What do you think will happen when you try to look up an element that is not in the list? </text:p>
      <text:p text:style-name="P4"><text:bookmark text:name="CA-6b5aa8fc6eb6984e211761c47cb80fc4e6d1db81"/><text:a xlink:type="simple" xlink:href="http://wiki.udacity.com/CS101%20Unit%205#CA-6b5aa8fc6eb6984e211761c47cb80fc4e6d1db81_1"><text:s text:c="3"/></text:a><text:a xlink:type="simple" xlink:href="http://wiki.udacity.com/CS101%20Unit%205#CA-6b5aa8fc6eb6984e211761c47cb80fc4e6d1db81_1"><text:span text:style-name="T1">1</text:span></text:a><text:span text:style-name="T1"> </text:span><text:bookmark text:name="line-1-80"/><text:bookmark text:name="CA-6b5aa8fc6eb6984e211761c47cb80fc4e6d1db81_1"/><text:span text:style-name="T1">print elements['lithium']</text:span></text:p>
      <text:p text:style-name="P4"><text:a xlink:type="simple" xlink:href="http://wiki.udacity.com/CS101%20Unit%205#CA-6b5aa8fc6eb6984e211761c47cb80fc4e6d1db81_2"><text:s text:c="3"/></text:a><text:a xlink:type="simple" xlink:href="http://wiki.udacity.com/CS101%20Unit%205#CA-6b5aa8fc6eb6984e211761c47cb80fc4e6d1db81_2"><text:span text:style-name="T1">2</text:span></text:a><text:span text:style-name="T1"> </text:span><text:bookmark text:name="line-2-26"/><text:bookmark text:name="CA-6b5aa8fc6eb6984e211761c47cb80fc4e6d1db81_2"/><text:span text:style-name="T1">Traceback (most recent call last):</text:span></text:p>
      <text:p text:style-name="P4"><text:a xlink:type="simple" xlink:href="http://wiki.udacity.com/CS101%20Unit%205#CA-6b5aa8fc6eb6984e211761c47cb80fc4e6d1db81_3"><text:s text:c="3"/></text:a><text:a xlink:type="simple" xlink:href="http://wiki.udacity.com/CS101%20Unit%205#CA-6b5aa8fc6eb6984e211761c47cb80fc4e6d1db81_3"><text:span text:style-name="T1">3</text:span></text:a><text:span text:style-name="T1"> </text:span><text:bookmark text:name="line-3-22"/><text:bookmark text:name="CA-6b5aa8fc6eb6984e211761c47cb80fc4e6d1db81_3"/><text:span text:style-name="T1"><text:s/>File "C:\Users\Sarah\Documents\courses\python\dummy.py", line 5, in &lt;module&gt;</text:span></text:p>
      <text:p text:style-name="P4"><text:a xlink:type="simple" xlink:href="http://wiki.udacity.com/CS101%20Unit%205#CA-6b5aa8fc6eb6984e211761c47cb80fc4e6d1db81_4"><text:s text:c="3"/></text:a><text:a xlink:type="simple" xlink:href="http://wiki.udacity.com/CS101%20Unit%205#CA-6b5aa8fc6eb6984e211761c47cb80fc4e6d1db81_4"><text:span text:style-name="T1">4</text:span></text:a><text:span text:style-name="T1"> </text:span><text:bookmark text:name="line-4-18"/><text:bookmark text:name="CA-6b5aa8fc6eb6984e211761c47cb80fc4e6d1db81_4"/><text:span text:style-name="T1"><text:s text:c="8"/>print elements['lithium']</text:span></text:p>
      <text:p text:style-name="P1"><text:a xlink:type="simple" xlink:href="http://wiki.udacity.com/CS101%20Unit%205#CA-6b5aa8fc6eb6984e211761c47cb80fc4e6d1db81_5"><text:s text:c="3"/></text:a><text:a xlink:type="simple" xlink:href="http://wiki.udacity.com/CS101%20Unit%205#CA-6b5aa8fc6eb6984e211761c47cb80fc4e6d1db81_5">5</text:a><text:span text:style-name="T1"> </text:span><text:bookmark text:name="line-5-14"/><text:bookmark text:name="CA-6b5aa8fc6eb6984e211761c47cb80fc4e6d1db81_5"/><text:span text:style-name="T2">KeyError: 'lithium'</text:span></text:p>
      <text:p text:style-name="Standard"><text:bookmark text:name="line-783"/><text:bookmark text:name="line-782"/><text:tab/>&gt;&gt; You get a KeyError which tells you that "lithium" is not in the dictionary. Unlike in your <text:tab/><text:tab/>lookup procedure, in which you defined it to return None if the key is not there, you <text:tab/><text:tab/>get an error if <text:tab/>a key is not in a dictionary and you try to do a lookup on it.<text:bookmark text:name="line-785"/><text:bookmark text:name="line-784"/></text:p>
      <text:p text:style-name="Text_20_body"><text:soft-page-break/><text:tab/>&gt;&gt; <text:bookmark text:name="key error"/>To prevent this error, you can<text:span text:style-name="T3"> check if a </text:span><text:span text:style-name="Strong_20_Emphasis"><text:span text:style-name="T3">key</text:span></text:span><text:span text:style-name="T3"> is in the dictionary using in</text:span>, just like with <text:tab/><text:tab/>lists. Just like for lists, it will return True if the key in in the list and <text:span text:style-name="Strong_20_Emphasis">False</text:span> if it is not. </text:p>
      <text:p text:style-name="P4"><text:bookmark text:name="CA-43639bd1ffc107c2b576a81548c387731fb2123d"/><text:a xlink:type="simple" xlink:href="http://wiki.udacity.com/CS101%20Unit%205#CA-43639bd1ffc107c2b576a81548c387731fb2123d_1"><text:s text:c="3"/></text:a><text:a xlink:type="simple" xlink:href="http://wiki.udacity.com/CS101%20Unit%205#CA-43639bd1ffc107c2b576a81548c387731fb2123d_1"><text:span text:style-name="T1">1</text:span></text:a><text:span text:style-name="T1"> </text:span><text:bookmark text:name="line-1-82"/><text:bookmark text:name="CA-43639bd1ffc107c2b576a81548c387731fb2123d_1"/><text:span text:style-name="T1">print 'lithium' in elements</text:span></text:p>
      <text:p text:style-name="P1"><text:a xlink:type="simple" xlink:href="http://wiki.udacity.com/CS101%20Unit%205#CA-43639bd1ffc107c2b576a81548c387731fb2123d_2"><text:s text:c="3"/></text:a><text:a xlink:type="simple" xlink:href="http://wiki.udacity.com/CS101%20Unit%205#CA-43639bd1ffc107c2b576a81548c387731fb2123d_2"><text:span text:style-name="T1">2</text:span></text:a><text:span text:style-name="T1"> </text:span><text:bookmark text:name="line-2-27"/><text:bookmark text:name="CA-43639bd1ffc107c2b576a81548c387731fb2123d_2"/><text:span text:style-name="T1">False</text:span></text:p>
      <text:p text:style-name="Text_20_body"><text:bookmark text:name="line-790"/>&gt; As a dictionary is mutable, it can be added to and changed. Using <text:span text:style-name="Strong_20_Emphasis">elements['lithium']</text:span> <text:span text:style-name="T4">on the left</text:span> <text:tab/><text:span text:style-name="T4">hand side of an assignment</text:span> does not cause an error even though <text:span text:style-name="Strong_20_Emphasis">"lithium"</text:span> is not in the <text:tab/>dictionary. Instead it adds the <text:span text:style-name="Strong_20_Emphasis">key:value</text:span> pair <text:span text:style-name="Strong_20_Emphasis">"lithium":3</text:span> to the dictionary. </text:p>
      <text:p text:style-name="P4"><text:bookmark text:name="CA-174d6dffc020ffd85eec6a3f28d77eef7e71a948"/><text:a xlink:type="simple" xlink:href="http://wiki.udacity.com/CS101%20Unit%205#CA-174d6dffc020ffd85eec6a3f28d77eef7e71a948_1"><text:s text:c="3"/></text:a><text:a xlink:type="simple" xlink:href="http://wiki.udacity.com/CS101%20Unit%205#CA-174d6dffc020ffd85eec6a3f28d77eef7e71a948_1"><text:span text:style-name="T1">1</text:span></text:a><text:span text:style-name="T1"> </text:span><text:bookmark text:name="line-1-84"/><text:bookmark text:name="CA-174d6dffc020ffd85eec6a3f28d77eef7e71a948_1"/><text:span text:style-name="T1">elements['lithium'] = 3</text:span></text:p>
      <text:p text:style-name="P4"><text:a xlink:type="simple" xlink:href="http://wiki.udacity.com/CS101%20Unit%205#CA-174d6dffc020ffd85eec6a3f28d77eef7e71a948_2"><text:s text:c="3"/></text:a><text:a xlink:type="simple" xlink:href="http://wiki.udacity.com/CS101%20Unit%205#CA-174d6dffc020ffd85eec6a3f28d77eef7e71a948_2"><text:span text:style-name="T1">2</text:span></text:a><text:span text:style-name="T1"> </text:span><text:bookmark text:name="line-2-28"/><text:bookmark text:name="CA-174d6dffc020ffd85eec6a3f28d77eef7e71a948_2"/><text:span text:style-name="T1">elements['nitrogen'] = 8</text:span></text:p>
      <text:p text:style-name="P4"><text:a xlink:type="simple" xlink:href="http://wiki.udacity.com/CS101%20Unit%205#CA-174d6dffc020ffd85eec6a3f28d77eef7e71a948_3"><text:s text:c="3"/></text:a><text:a xlink:type="simple" xlink:href="http://wiki.udacity.com/CS101%20Unit%205#CA-174d6dffc020ffd85eec6a3f28d77eef7e71a948_3"><text:span text:style-name="T1">3</text:span></text:a><text:span text:style-name="T1"> </text:span><text:bookmark text:name="line-3-23"/><text:bookmark text:name="CA-174d6dffc020ffd85eec6a3f28d77eef7e71a948_3"/></text:p>
      <text:p text:style-name="P4"><text:a xlink:type="simple" xlink:href="http://wiki.udacity.com/CS101%20Unit%205#CA-174d6dffc020ffd85eec6a3f28d77eef7e71a948_4"><text:s text:c="3"/></text:a><text:a xlink:type="simple" xlink:href="http://wiki.udacity.com/CS101%20Unit%205#CA-174d6dffc020ffd85eec6a3f28d77eef7e71a948_4"><text:span text:style-name="T1">4</text:span></text:a><text:span text:style-name="T1"> </text:span><text:bookmark text:name="line-4-19"/><text:bookmark text:name="CA-174d6dffc020ffd85eec6a3f28d77eef7e71a948_4"/><text:span text:style-name="T1">print elements</text:span></text:p>
      <text:p text:style-name="P4"><text:a xlink:type="simple" xlink:href="http://wiki.udacity.com/CS101%20Unit%205#CA-174d6dffc020ffd85eec6a3f28d77eef7e71a948_5"><text:s text:c="3"/></text:a><text:a xlink:type="simple" xlink:href="http://wiki.udacity.com/CS101%20Unit%205#CA-174d6dffc020ffd85eec6a3f28d77eef7e71a948_5"><text:span text:style-name="T1">5</text:span></text:a><text:span text:style-name="T1"> </text:span><text:bookmark text:name="line-5-15"/><text:bookmark text:name="CA-174d6dffc020ffd85eec6a3f28d77eef7e71a948_5"/><text:span text:style-name="T1">{'helium': 2, 'lithium': 3, 'hydrogen': 1, 'nitrogen': 8, 'carbon': 6}</text:span></text:p>
      <text:p text:style-name="P4"><text:a xlink:type="simple" xlink:href="http://wiki.udacity.com/CS101%20Unit%205#CA-174d6dffc020ffd85eec6a3f28d77eef7e71a948_6"><text:s text:c="3"/></text:a><text:a xlink:type="simple" xlink:href="http://wiki.udacity.com/CS101%20Unit%205#CA-174d6dffc020ffd85eec6a3f28d77eef7e71a948_6"><text:span text:style-name="T1">6</text:span></text:a><text:span text:style-name="T1"> </text:span><text:bookmark text:name="line-6-11"/><text:bookmark text:name="CA-174d6dffc020ffd85eec6a3f28d77eef7e71a948_6"/></text:p>
      <text:p text:style-name="P4"><text:a xlink:type="simple" xlink:href="http://wiki.udacity.com/CS101%20Unit%205#CA-174d6dffc020ffd85eec6a3f28d77eef7e71a948_7"><text:s text:c="3"/></text:a><text:a xlink:type="simple" xlink:href="http://wiki.udacity.com/CS101%20Unit%205#CA-174d6dffc020ffd85eec6a3f28d77eef7e71a948_7"><text:span text:style-name="T1">7</text:span></text:a><text:span text:style-name="T1"> </text:span><text:bookmark text:name="line-7-10"/><text:bookmark text:name="CA-174d6dffc020ffd85eec6a3f28d77eef7e71a948_7"/><text:span text:style-name="T1">print element['nitrogen']</text:span></text:p>
      <text:p text:style-name="P1"><text:a xlink:type="simple" xlink:href="http://wiki.udacity.com/CS101%20Unit%205#CA-174d6dffc020ffd85eec6a3f28d77eef7e71a948_8"><text:s text:c="3"/></text:a><text:a xlink:type="simple" xlink:href="http://wiki.udacity.com/CS101%20Unit%205#CA-174d6dffc020ffd85eec6a3f28d77eef7e71a948_8"><text:span text:style-name="T1">8</text:span></text:a><text:span text:style-name="T1"> </text:span><text:bookmark text:name="line-8-7"/><text:bookmark text:name="CA-174d6dffc020ffd85eec6a3f28d77eef7e71a948_8"/><text:span text:style-name="T1">8</text:span></text:p>
      <text:p text:style-name="Text_20_body"><text:bookmark text:name="line-801"/>&gt; Although this gives the output expected, the atomic number of <text:span text:style-name="Strong_20_Emphasis">"nitrogen"</text:span> is actually 7 and not 8, <text:tab/>so it needs to be changed, by using another assignment. Since <text:span text:style-name="Strong_20_Emphasis">"nitrogen"</text:span> is already in the <text:tab/>dictionary, this time: <text:span text:style-name="T1"><text:s/></text:span></text:p>
      <text:p text:style-name="P1"><text:bookmark text:name="CA-40236ccfe1c691b70efed9655f6581a61e1ef4c7"/><text:a xlink:type="simple" xlink:href="http://wiki.udacity.com/CS101%20Unit%205#CA-40236ccfe1c691b70efed9655f6581a61e1ef4c7_1"><text:s text:c="3"/></text:a><text:a xlink:type="simple" xlink:href="http://wiki.udacity.com/CS101%20Unit%205#CA-40236ccfe1c691b70efed9655f6581a61e1ef4c7_1"><text:span text:style-name="T1">1</text:span></text:a><text:span text:style-name="T1"> </text:span><text:bookmark text:name="line-1-86"/><text:bookmark text:name="CA-40236ccfe1c691b70efed9655f6581a61e1ef4c7_1"/><text:span text:style-name="T1">elements['nitrogen'] = 7</text:span></text:p>
      <text:p text:style-name="Text_20_body"><text:bookmark text:name="line-805"/><text:tab/>doesn't create a new <text:span text:style-name="Strong_20_Emphasis">key:value</text:span> pair, but instead it <text:span text:style-name="T3">updates the value associated with <text:tab/></text:span><text:span text:style-name="Strong_20_Emphasis"><text:span text:style-name="T3">"nitrogen"</text:span></text:span>. To see that, you can see print the value: </text:p>
      <text:p text:style-name="P4"><text:bookmark text:name="CA-13fd52587067c24706d37434a8bb8debccd95727"/><text:a xlink:type="simple" xlink:href="http://wiki.udacity.com/CS101%20Unit%205#CA-13fd52587067c24706d37434a8bb8debccd95727_1"><text:s text:c="3"/></text:a><text:a xlink:type="simple" xlink:href="http://wiki.udacity.com/CS101%20Unit%205#CA-13fd52587067c24706d37434a8bb8debccd95727_1"><text:span text:style-name="T1">1</text:span></text:a><text:span text:style-name="T1"> </text:span><text:bookmark text:name="line-1-88"/><text:bookmark text:name="CA-13fd52587067c24706d37434a8bb8debccd95727_1"/><text:span text:style-name="T1">print element['nitrogen']</text:span></text:p>
      <text:p text:style-name="P1"><text:a xlink:type="simple" xlink:href="http://wiki.udacity.com/CS101%20Unit%205#CA-13fd52587067c24706d37434a8bb8debccd95727_2"><text:s text:c="3"/></text:a><text:a xlink:type="simple" xlink:href="http://wiki.udacity.com/CS101%20Unit%205#CA-13fd52587067c24706d37434a8bb8debccd95727_2"><text:span text:style-name="T1">2</text:span></text:a><text:span text:style-name="T1"> </text:span><text:bookmark text:name="line-2-29"/><text:bookmark text:name="CA-13fd52587067c24706d37434a8bb8debccd95727_2"/><text:span text:style-name="T1">7</text:span></text:p>
      <text:p text:style-name="Text_20_body"><text:bookmark text:name="line-810"/>and the complete dictionary. </text:p>
      <text:p text:style-name="P4"><text:bookmark text:name="CA-6393c64dfab881d78ea2723e95c96fff2f4e75d3"/><text:a xlink:type="simple" xlink:href="http://wiki.udacity.com/CS101%20Unit%205#CA-6393c64dfab881d78ea2723e95c96fff2f4e75d3_1"><text:s text:c="3"/></text:a><text:a xlink:type="simple" xlink:href="http://wiki.udacity.com/CS101%20Unit%205#CA-6393c64dfab881d78ea2723e95c96fff2f4e75d3_1"><text:span text:style-name="T1">1</text:span></text:a><text:span text:style-name="T1"> </text:span><text:bookmark text:name="line-1-90"/><text:bookmark text:name="CA-6393c64dfab881d78ea2723e95c96fff2f4e75d3_1"/><text:span text:style-name="T1">print elements</text:span></text:p>
      <text:p text:style-name="P1"><text:a xlink:type="simple" xlink:href="http://wiki.udacity.com/CS101%20Unit%205#CA-6393c64dfab881d78ea2723e95c96fff2f4e75d3_2"><text:s text:c="3"/></text:a><text:a xlink:type="simple" xlink:href="http://wiki.udacity.com/CS101%20Unit%205#CA-6393c64dfab881d78ea2723e95c96fff2f4e75d3_2"><text:span text:style-name="T1">2</text:span></text:a><text:span text:style-name="T1"> </text:span><text:bookmark text:name="line-2-30"/><text:bookmark text:name="CA-6393c64dfab881d78ea2723e95c96fff2f4e75d3_2"/><text:span text:style-name="T1">{'helium': 2, 'lithium': 3, 'hydrogen': 1, 'nitrogen': 7, 'carbon': 6}</text:span></text:p>
      <text:p text:style-name="Standard"><text:bookmark text:name="Quiz:_Population"/><text:bookmark text:name="line-816"/><text:bookmark text:name="line-815"/>-<text:span text:style-name="T9">Quiz 18: Population</text:span><text:bookmark text:name="line-818"/><text:bookmark text:name="line-817"/><text:span text:style-name="T9"> – </text:span>Define a dictionary, population, that provides information on the world's <text:tab/>largest cities. The key is the name of a city (a string), and the associated value is its <text:tab/>population in millions.<text:bookmark text:name="line-820"/><text:bookmark text:name="line-819"/></text:p>
      <text:p text:style-name="Standard"><text:tab/><text:tab/>Shanghai 17.8 <text:line-break/><text:bookmark text:name="line-821"/><text:tab/><text:tab/>Istanbul 13.3 <text:line-break/><text:bookmark text:name="line-822"/><text:tab/><text:tab/>Karachi 13.0 <text:line-break/><text:bookmark text:name="line-823"/><text:tab/><text:tab/>Mumbai 12.5 <text:bookmark text:name="line-825"/><text:bookmark text:name="line-824"/></text:p>
      <text:p text:style-name="Standard"><text:tab/>If you don't happen to live in one of those cities, you might also like to add your hometown <text:tab/>and its population or any other cities you might be interested in. If you define your <text:tab/>dictionary correctly, you should be able to test it using print population['Mumbai'] for which <text:tab/>you should get the output 12.5.<text:bookmark text:name="line-827"/><text:bookmark text:name="line-826"/></text:p>
      <text:p text:style-name="Standard"/>
      <text:p text:style-name="P14"><text:bookmark text:name="line-829"/><text:bookmark text:name="line-828"/>population = {'Shanghai':17.8,'Istanbul':13.3,'Karachi':13.0,'Mumbai':12.5}</text:p>
      <text:p text:style-name="P14">print population['Mumbai']</text:p>
      <text:p text:style-name="P14">&gt;&gt;&gt;12.5<office:annotation><dc:creator>Unknown Author</dc:creator><dc:date>2012-07-03T13:24:15.46</dc:date><text:p text:style-name="P48"><text:span text:style-name="T36">The original code worked great</text:span></text:p></office:annotation></text:p>
      <text:p text:style-name="P14"/>
      <text:p text:style-name="P14">population['Musselburgh'] = 21.0<office:annotation><dc:creator>Unknown Author</dc:creator><dc:date>2012-07-03T13:24:30.46</dc:date><text:p text:style-name="P48"><text:span text:style-name="T36">But when I tried to add Musselburgh, the numbers for the other populations changed – note how they're different, too, depending on whether Musselburgh is 21.0 or 21.9</text:span></text:p></office:annotation></text:p>
      <text:p text:style-name="P14">print population</text:p>
      <text:p text:style-name="P14">&gt;&gt;&gt;{'Karachi': 13.0, 'Musselburgh': 21.0, 'Shanghai': 17.800000000000001<office:annotation><dc:creator>Unknown Author</dc:creator><dc:date>2012-07-03T13:42:19.46</dc:date><text:p text:style-name="P48"><text:span text:style-name="T36">Print population['Shanghai'] still yields 17.8, though</text:span></text:p></office:annotation>, &gt;&gt;&gt;'Istanbul':13.300000000000001, 'Mumbai': 12.5}</text:p>
      <text:p text:style-name="P14"><text:s/></text:p>
      <text:p text:style-name="P14">population['Musselburgh'] = 21.9</text:p>
      <text:p text:style-name="P14">print population</text:p>
      <text:p text:style-name="Standard"><text:span text:style-name="T16">&gt;&gt;&gt;{'Karachi': 13.0, 'Musselburgh': 21.899999999999999, 'Shanghai': </text:span><text:soft-page-break/><text:span text:style-name="T16">17.800000000000001, 'Istanbul': 13.300000000000001, 'Mumbai': 12.5} </text:span></text:p>
      <text:p text:style-name="Standard"/>
      <text:p text:style-name="P10"><text:bookmark text:name="A_Noble_Gas"/>-A Noble Gas</text:p>
      <text:p text:style-name="Standard"><text:bookmark text:name="line-831"/><text:bookmark text:name="line-830"/>&gt; Now to return to the elements dictionary, but this time, to make it more interesting. The chemical <text:tab/>element dictionary from earlier just contains elements and their atomic numbers. </text:p>
      <text:p text:style-name="P4"><text:bookmark text:name="CA-8d925c4c0dfbbf15dc9885d1d04c5fe4ce335dd3"/><text:a xlink:type="simple" xlink:href="http://wiki.udacity.com/CS101%20Unit%205#CA-8d925c4c0dfbbf15dc9885d1d04c5fe4ce335dd3_1"><text:s text:c="3"/></text:a><text:a xlink:type="simple" xlink:href="http://wiki.udacity.com/CS101%20Unit%205#CA-8d925c4c0dfbbf15dc9885d1d04c5fe4ce335dd3_1"><text:span text:style-name="T1">1</text:span></text:a><text:span text:style-name="T1"> </text:span><text:bookmark text:name="line-1-92"/><text:bookmark text:name="CA-8d925c4c0dfbbf15dc9885d1d04c5fe4ce335dd3_1"/><text:span text:style-name="T1">elements = { 'hydrogen': 1, 'helium': 2, 'carbon': 6 }</text:span></text:p>
      <text:p text:style-name="P4"><text:a xlink:type="simple" xlink:href="http://wiki.udacity.com/CS101%20Unit%205#CA-8d925c4c0dfbbf15dc9885d1d04c5fe4ce335dd3_2"><text:s text:c="3"/></text:a><text:a xlink:type="simple" xlink:href="http://wiki.udacity.com/CS101%20Unit%205#CA-8d925c4c0dfbbf15dc9885d1d04c5fe4ce335dd3_2"><text:span text:style-name="T1">2</text:span></text:a><text:span text:style-name="T1"> </text:span><text:bookmark text:name="line-2-31"/><text:bookmark text:name="CA-8d925c4c0dfbbf15dc9885d1d04c5fe4ce335dd3_2"/></text:p>
      <text:p text:style-name="P4"><text:a xlink:type="simple" xlink:href="http://wiki.udacity.com/CS101%20Unit%205#CA-8d925c4c0dfbbf15dc9885d1d04c5fe4ce335dd3_3"><text:s text:c="3"/></text:a><text:a xlink:type="simple" xlink:href="http://wiki.udacity.com/CS101%20Unit%205#CA-8d925c4c0dfbbf15dc9885d1d04c5fe4ce335dd3_3"><text:span text:style-name="T1">3</text:span></text:a><text:span text:style-name="T1"> </text:span><text:bookmark text:name="line-3-24"/><text:bookmark text:name="CA-8d925c4c0dfbbf15dc9885d1d04c5fe4ce335dd3_3"/><text:span text:style-name="T1">elements['lithium'] = 3</text:span></text:p>
      <text:p text:style-name="P4"><text:a xlink:type="simple" xlink:href="http://wiki.udacity.com/CS101%20Unit%205#CA-8d925c4c0dfbbf15dc9885d1d04c5fe4ce335dd3_4"><text:s text:c="3"/></text:a><text:a xlink:type="simple" xlink:href="http://wiki.udacity.com/CS101%20Unit%205#CA-8d925c4c0dfbbf15dc9885d1d04c5fe4ce335dd3_4"><text:span text:style-name="T1">4</text:span></text:a><text:span text:style-name="T1"> </text:span><text:bookmark text:name="line-4-20"/><text:bookmark text:name="CA-8d925c4c0dfbbf15dc9885d1d04c5fe4ce335dd3_4"/><text:span text:style-name="T1">elements['nitrogen'] = 8</text:span></text:p>
      <text:p text:style-name="P4"><text:a xlink:type="simple" xlink:href="http://wiki.udacity.com/CS101%20Unit%205#CA-8d925c4c0dfbbf15dc9885d1d04c5fe4ce335dd3_5"><text:s text:c="3"/></text:a><text:a xlink:type="simple" xlink:href="http://wiki.udacity.com/CS101%20Unit%205#CA-8d925c4c0dfbbf15dc9885d1d04c5fe4ce335dd3_5"><text:span text:style-name="T1">5</text:span></text:a><text:span text:style-name="T1"> </text:span><text:bookmark text:name="line-5-16"/><text:bookmark text:name="CA-8d925c4c0dfbbf15dc9885d1d04c5fe4ce335dd3_5"/></text:p>
      <text:p text:style-name="P4"><text:a xlink:type="simple" xlink:href="http://wiki.udacity.com/CS101%20Unit%205#CA-8d925c4c0dfbbf15dc9885d1d04c5fe4ce335dd3_6"><text:s text:c="3"/></text:a><text:a xlink:type="simple" xlink:href="http://wiki.udacity.com/CS101%20Unit%205#CA-8d925c4c0dfbbf15dc9885d1d04c5fe4ce335dd3_6"><text:span text:style-name="T1">6</text:span></text:a><text:span text:style-name="T1"> </text:span><text:bookmark text:name="line-6-12"/><text:bookmark text:name="CA-8d925c4c0dfbbf15dc9885d1d04c5fe4ce335dd3_6"/><text:span text:style-name="T1">print elements['nitrogen']</text:span></text:p>
      <text:p text:style-name="P4"><text:a xlink:type="simple" xlink:href="http://wiki.udacity.com/CS101%20Unit%205#CA-8d925c4c0dfbbf15dc9885d1d04c5fe4ce335dd3_7"><text:s text:c="3"/></text:a><text:a xlink:type="simple" xlink:href="http://wiki.udacity.com/CS101%20Unit%205#CA-8d925c4c0dfbbf15dc9885d1d04c5fe4ce335dd3_7"><text:span text:style-name="T1">7</text:span></text:a><text:span text:style-name="T1"> </text:span><text:bookmark text:name="line-7-11"/><text:bookmark text:name="CA-8d925c4c0dfbbf15dc9885d1d04c5fe4ce335dd3_7"/><text:span text:style-name="T1">elements['nitrogen'] = 7</text:span></text:p>
      <text:p text:style-name="P1"><text:a xlink:type="simple" xlink:href="http://wiki.udacity.com/CS101%20Unit%205#CA-8d925c4c0dfbbf15dc9885d1d04c5fe4ce335dd3_8"><text:s text:c="3"/></text:a><text:a xlink:type="simple" xlink:href="http://wiki.udacity.com/CS101%20Unit%205#CA-8d925c4c0dfbbf15dc9885d1d04c5fe4ce335dd3_8"><text:span text:style-name="T1">8</text:span></text:a><text:span text:style-name="T1"> </text:span><text:bookmark text:name="line-8-8"/><text:bookmark text:name="CA-8d925c4c0dfbbf15dc9885d1d04c5fe4ce335dd3_8"/><text:span text:style-name="T1">print elements['nitrogen']</text:span></text:p>
      <text:p text:style-name="Standard"><text:bookmark text:name="line-842"/>&gt; the associated values don't have to be numbers or strings. They can be anything you want – even <text:tab/> other dictionaries. </text:p>
      <text:p text:style-name="Standard"><text:tab/>&gt;&gt; The next example will have atomic symbols as keys with associated values which are <text:tab/><text:tab/>dictionaries. </text:p>
      <text:p text:style-name="Standard"><text:tab/>&gt;&gt; First, an empty dictionary is created and then hydrogen, with key "H" and helium, with <text:tab/><text:tab/>key "He" are added to it. </text:p>
      <text:p text:style-name="P4"><text:bookmark text:name="CA-2b040f93d9023a9a14a850a9deb3d2636ded5878"/><text:a xlink:type="simple" xlink:href="http://wiki.udacity.com/CS101%20Unit%205#CA-2b040f93d9023a9a14a850a9deb3d2636ded5878_1"><text:s text:c="3"/></text:a><text:a xlink:type="simple" xlink:href="http://wiki.udacity.com/CS101%20Unit%205#CA-2b040f93d9023a9a14a850a9deb3d2636ded5878_1"><text:span text:style-name="T1">1</text:span></text:a><text:span text:style-name="T1"> </text:span><text:bookmark text:name="line-1-94"/><text:bookmark text:name="CA-2b040f93d9023a9a14a850a9deb3d2636ded5878_1"/><text:span text:style-name="T1">elements = {}</text:span></text:p>
      <text:p text:style-name="P4"><text:a xlink:type="simple" xlink:href="http://wiki.udacity.com/CS101%20Unit%205#CA-2b040f93d9023a9a14a850a9deb3d2636ded5878_2"><text:s text:c="3"/></text:a><text:a xlink:type="simple" xlink:href="http://wiki.udacity.com/CS101%20Unit%205#CA-2b040f93d9023a9a14a850a9deb3d2636ded5878_2"><text:span text:style-name="T1">2</text:span></text:a><text:span text:style-name="T1"> </text:span><text:bookmark text:name="line-2-32"/><text:bookmark text:name="CA-2b040f93d9023a9a14a850a9deb3d2636ded5878_2"/><text:span text:style-name="T1">elements['H'] = {'name': 'Hydrogen', 'number': 1, 'weight': 1.00794</text:span><text:span text:style-name="T1"><office:annotation><dc:creator>Unknown Author</dc:creator><dc:date>2012-07-03T13:50:42.47</dc:date><text:p text:style-name="P48"><text:span text:style-name="T35">Here, the value is a dictionary that provides information about the keyword</text:span></text:p></office:annotation></text:span><text:span text:style-name="T1">}</text:span></text:p>
      <text:p text:style-name="P4"><text:a xlink:type="simple" xlink:href="http://wiki.udacity.com/CS101%20Unit%205#CA-2b040f93d9023a9a14a850a9deb3d2636ded5878_3"><text:s text:c="3"/></text:a><text:a xlink:type="simple" xlink:href="http://wiki.udacity.com/CS101%20Unit%205#CA-2b040f93d9023a9a14a850a9deb3d2636ded5878_3"><text:span text:style-name="T1">3</text:span></text:a><text:span text:style-name="T1"> </text:span><text:bookmark text:name="line-3-25"/><text:bookmark text:name="CA-2b040f93d9023a9a14a850a9deb3d2636ded5878_3"/><text:span text:style-name="T1">elements['He'] = {'name': 'Helium', 'number': 2, 'weight': 4.002602,</text:span></text:p>
      <text:p text:style-name="P1"><text:a xlink:type="simple" xlink:href="http://wiki.udacity.com/CS101%20Unit%205#CA-2b040f93d9023a9a14a850a9deb3d2636ded5878_4"><text:s text:c="3"/></text:a><text:a xlink:type="simple" xlink:href="http://wiki.udacity.com/CS101%20Unit%205#CA-2b040f93d9023a9a14a850a9deb3d2636ded5878_4"><text:span text:style-name="T1">4</text:span></text:a><text:span text:style-name="T1"> </text:span><text:bookmark text:name="line-4-21"/><text:bookmark text:name="CA-2b040f93d9023a9a14a850a9deb3d2636ded5878_4"/><text:span text:style-name="T1"><text:s text:c="16"/>'noble gas': True</text:span><text:span text:style-name="T1"><office:annotation><dc:creator>Unknown Author</dc:creator><dc:date>2012-07-03T13:51:33.48</dc:date><text:p text:style-name="P48"><text:span text:style-name="T35">Helium's dictionary contains an additional element identifying it as a noble gas</text:span></text:p></office:annotation></text:span><text:span text:style-name="T1">}</text:span></text:p>
      <text:p text:style-name="Text_20_body"><text:bookmark text:name="line-850"/><text:bookmark text:name="line-849"/>&gt; The code: </text:p>
      <text:p text:style-name="P1"><text:bookmark text:name="CA-d6ba5d1f0d60fd23b2802306697ac6a86a3ba368"/><text:a xlink:type="simple" xlink:href="http://wiki.udacity.com/CS101%20Unit%205#CA-d6ba5d1f0d60fd23b2802306697ac6a86a3ba368_1"><text:s text:c="3"/></text:a><text:a xlink:type="simple" xlink:href="http://wiki.udacity.com/CS101%20Unit%205#CA-d6ba5d1f0d60fd23b2802306697ac6a86a3ba368_1">1</text:a><text:span text:style-name="T1"> </text:span><text:bookmark text:name="line-1-96"/><text:bookmark text:name="CA-d6ba5d1f0d60fd23b2802306697ac6a86a3ba368_1"/><text:span text:style-name="T1">elements['H'] = {'name': 'Hydrogen', 'number': 1, 'weight': 1.00794}</text:span></text:p>
      <text:p text:style-name="Standard"><text:bookmark text:name="line-854"/><text:span text:style-name="T1"><text:tab/></text:span>sets"H" as the key, with its associated value being the three-element dictionary {'name': <text:tab/><text:tab/>'Hydrogen', 'number': 1, 'weight': 1.00794}. This dictionary has three key-value pair entries <text:tab/>with the keys <text:tab/>"name", "number" and "weight". </text:p>
      <text:p text:style-name="Standard"><text:tab/>&gt;&gt; For helium, "He" is the key and a dictionary containing the same keys as "H" but with an <text:tab/><text:tab/>extra entry which has key "noble gas" and value True.</text:p>
      <text:p text:style-name="Standard"><text:bookmark text:name="line-856"/><text:bookmark text:name="line-855"/></text:p>
      <text:p text:style-name="Standard">&gt; The dictionary of key:value pairs, <text:span text:style-name="T9">atomic_symbol:{dictionary}</text:span> is shown below. </text:p>
      <text:p text:style-name="P4"><text:bookmark text:name="CA-606ddeaf6bdde40a8ef14a41c85fb8c21b3ca34b"/><text:a xlink:type="simple" xlink:href="http://wiki.udacity.com/CS101%20Unit%205#CA-606ddeaf6bdde40a8ef14a41c85fb8c21b3ca34b_1"><text:s text:c="3"/></text:a><text:a xlink:type="simple" xlink:href="http://wiki.udacity.com/CS101%20Unit%205#CA-606ddeaf6bdde40a8ef14a41c85fb8c21b3ca34b_1"><text:span text:style-name="T1">1</text:span></text:a><text:span text:style-name="T1"> </text:span><text:bookmark text:name="line-1-98"/><text:bookmark text:name="CA-606ddeaf6bdde40a8ef14a41c85fb8c21b3ca34b_1"/><text:span text:style-name="T1">print elements</text:span></text:p>
      <text:p text:style-name="P4"><text:a xlink:type="simple" xlink:href="http://wiki.udacity.com/CS101%20Unit%205#CA-606ddeaf6bdde40a8ef14a41c85fb8c21b3ca34b_2"><text:s text:c="3"/></text:a><text:a xlink:type="simple" xlink:href="http://wiki.udacity.com/CS101%20Unit%205#CA-606ddeaf6bdde40a8ef14a41c85fb8c21b3ca34b_2"><text:span text:style-name="T1">2</text:span></text:a><text:span text:style-name="T1"> </text:span><text:bookmark text:name="line-2-33"/><text:bookmark text:name="CA-606ddeaf6bdde40a8ef14a41c85fb8c21b3ca34b_2"/><text:span text:style-name="T1">{'H': {'name': 'Hydrogen', 'weight': 1.00794, 'number': 1},</text:span></text:p>
      <text:p text:style-name="P1"><text:a xlink:type="simple" xlink:href="http://wiki.udacity.com/CS101%20Unit%205#CA-606ddeaf6bdde40a8ef14a41c85fb8c21b3ca34b_3"><text:s text:c="3"/></text:a><text:a xlink:type="simple" xlink:href="http://wiki.udacity.com/CS101%20Unit%205#CA-606ddeaf6bdde40a8ef14a41c85fb8c21b3ca34b_3"><text:span text:style-name="T1">3</text:span></text:a><text:span text:style-name="T1"> </text:span><text:bookmark text:name="line-3-26"/><text:bookmark text:name="CA-606ddeaf6bdde40a8ef14a41c85fb8c21b3ca34b_3"/><text:span text:style-name="T1">'He': {'noble gas': True, 'name': 'Helium', 'weight': 4.002602, 'number': 2}}</text:span></text:p>
      <text:p text:style-name="Text_20_body"><text:bookmark text:name="line-862"/>&gt; To see the element hydrogen, look up its key which is 'H'. </text:p>
      <text:p text:style-name="P4"><text:bookmark text:name="CA-6c1293886808ef12ee38c130defcc3d20fa65624"/><text:a xlink:type="simple" xlink:href="http://wiki.udacity.com/CS101%20Unit%205#CA-6c1293886808ef12ee38c130defcc3d20fa65624_1"><text:s text:c="3"/></text:a><text:a xlink:type="simple" xlink:href="http://wiki.udacity.com/CS101%20Unit%205#CA-6c1293886808ef12ee38c130defcc3d20fa65624_1"><text:span text:style-name="T1">1</text:span></text:a><text:span text:style-name="T1"> </text:span><text:bookmark text:name="line-1-100"/><text:bookmark text:name="CA-6c1293886808ef12ee38c130defcc3d20fa65624_1"/><text:span text:style-name="T1">print elements['H']</text:span></text:p>
      <text:p text:style-name="P1"><text:a xlink:type="simple" xlink:href="http://wiki.udacity.com/CS101%20Unit%205#CA-6c1293886808ef12ee38c130defcc3d20fa65624_2"><text:s text:c="3"/></text:a><text:a xlink:type="simple" xlink:href="http://wiki.udacity.com/CS101%20Unit%205#CA-6c1293886808ef12ee38c130defcc3d20fa65624_2"><text:span text:style-name="T1">2</text:span></text:a><text:span text:style-name="T1"> </text:span><text:bookmark text:name="line-2-34"/><text:bookmark text:name="CA-6c1293886808ef12ee38c130defcc3d20fa65624_2"/><text:span text:style-name="T1">{'name': 'Hydrogen', 'weight': 1.00794, 'number': 1}</text:span></text:p>
      <text:p text:style-name="Text_20_body"><text:bookmark text:name="line-867"/>&gt; Note that the elements appear in a different order from the order they were input as <text:span text:style-name="Strong_20_Emphasis">elements['H']</text:span> <text:tab/>is a dictionary.<text:bookmark text:name="line-869"/><text:bookmark text:name="line-868"/></text:p>
      <text:p text:style-name="Text_20_body">&gt; To look up the name of the element with symbol H, use: </text:p>
      <text:p text:style-name="P4"><text:bookmark text:name="CA-9c17cbfcd65d0d1f9ad0a218b9d8d3f3e5acc2c8"/><text:a xlink:type="simple" xlink:href="http://wiki.udacity.com/CS101%20Unit%205#CA-9c17cbfcd65d0d1f9ad0a218b9d8d3f3e5acc2c8_1"><text:s text:c="3"/></text:a><text:a xlink:type="simple" xlink:href="http://wiki.udacity.com/CS101%20Unit%205#CA-9c17cbfcd65d0d1f9ad0a218b9d8d3f3e5acc2c8_1"><text:span text:style-name="T1">1</text:span></text:a><text:span text:style-name="T1"> </text:span><text:bookmark text:name="line-1-102"/><text:bookmark text:name="CA-9c17cbfcd65d0d1f9ad0a218b9d8d3f3e5acc2c8_1"/><text:span text:style-name="T1">print elements['H']['name']</text:span><text:span text:style-name="T1"><office:annotation><dc:creator>Unknown Author</dc:creator><dc:date>2012-07-03T13:53:26.49</dc:date><text:p text:style-name="P48"><text:span text:style-name="T35">Note this way of “indexing” dictionaries by keywords – this prints the value associated with the keyword 'name'</text:span></text:p></office:annotation></text:span></text:p>
      <text:p text:style-name="P1"><text:a xlink:type="simple" xlink:href="http://wiki.udacity.com/CS101%20Unit%205#CA-9c17cbfcd65d0d1f9ad0a218b9d8d3f3e5acc2c8_2"><text:s text:c="3"/></text:a><text:a xlink:type="simple" xlink:href="http://wiki.udacity.com/CS101%20Unit%205#CA-9c17cbfcd65d0d1f9ad0a218b9d8d3f3e5acc2c8_2">2</text:a><text:span text:style-name="T1"> </text:span><text:bookmark text:name="line-2-35"/><text:bookmark text:name="CA-9c17cbfcd65d0d1f9ad0a218b9d8d3f3e5acc2c8_2"/><text:span text:style-name="T1">Hydrogen</text:span></text:p>
      <text:p text:style-name="Standard"><text:bookmark text:name="line-874"/><text:span text:style-name="T1"><text:tab/></text:span>where elements['H'] is itself a dictionary and "name" is one of its keys.<text:bookmark text:name="line-876"/><text:bookmark text:name="line-875"/></text:p>
      <text:p text:style-name="Standard">&gt;You could also look up the weights of hydrogen and of helium, or check if helium is a noble gas. </text:p>
      <text:p text:style-name="P4"><text:bookmark text:name="CA-c589c5111be0365cbad261e431c528d660c7c030"/><text:a xlink:type="simple" xlink:href="http://wiki.udacity.com/CS101%20Unit%205#CA-c589c5111be0365cbad261e431c528d660c7c030_1"><text:s text:c="3"/></text:a><text:a xlink:type="simple" xlink:href="http://wiki.udacity.com/CS101%20Unit%205#CA-c589c5111be0365cbad261e431c528d660c7c030_1"><text:span text:style-name="T1">1</text:span></text:a><text:span text:style-name="T1"> </text:span><text:bookmark text:name="line-1-104"/><text:bookmark text:name="CA-c589c5111be0365cbad261e431c528d660c7c030_1"/><text:span text:style-name="T1">print elements['H']['weight']</text:span></text:p>
      <text:p text:style-name="P4"><text:a xlink:type="simple" xlink:href="http://wiki.udacity.com/CS101%20Unit%205#CA-c589c5111be0365cbad261e431c528d660c7c030_2"><text:s text:c="3"/></text:a><text:a xlink:type="simple" xlink:href="http://wiki.udacity.com/CS101%20Unit%205#CA-c589c5111be0365cbad261e431c528d660c7c030_2"><text:span text:style-name="T1">2</text:span></text:a><text:span text:style-name="T1"> </text:span><text:bookmark text:name="line-2-36"/><text:bookmark text:name="CA-c589c5111be0365cbad261e431c528d660c7c030_2"/><text:span text:style-name="T1">1.00794</text:span></text:p>
      <text:p text:style-name="P4"><text:a xlink:type="simple" xlink:href="http://wiki.udacity.com/CS101%20Unit%205#CA-c589c5111be0365cbad261e431c528d660c7c030_3"><text:s text:c="3"/></text:a><text:a xlink:type="simple" xlink:href="http://wiki.udacity.com/CS101%20Unit%205#CA-c589c5111be0365cbad261e431c528d660c7c030_3"><text:span text:style-name="T1">3</text:span></text:a><text:span text:style-name="T1"> </text:span><text:bookmark text:name="line-3-27"/><text:bookmark text:name="CA-c589c5111be0365cbad261e431c528d660c7c030_3"/><text:span text:style-name="T1">print elements['He']['weight']</text:span></text:p>
      <text:p text:style-name="P4"><text:soft-page-break/><text:a xlink:type="simple" xlink:href="http://wiki.udacity.com/CS101%20Unit%205#CA-c589c5111be0365cbad261e431c528d660c7c030_4"><text:s text:c="3"/></text:a><text:a xlink:type="simple" xlink:href="http://wiki.udacity.com/CS101%20Unit%205#CA-c589c5111be0365cbad261e431c528d660c7c030_4"><text:span text:style-name="T1">4</text:span></text:a><text:span text:style-name="T1"> </text:span><text:bookmark text:name="line-4-22"/><text:bookmark text:name="CA-c589c5111be0365cbad261e431c528d660c7c030_4"/><text:span text:style-name="T1">4.002602</text:span></text:p>
      <text:p text:style-name="P4"><text:a xlink:type="simple" xlink:href="http://wiki.udacity.com/CS101%20Unit%205#CA-c589c5111be0365cbad261e431c528d660c7c030_5"><text:s text:c="3"/></text:a><text:a xlink:type="simple" xlink:href="http://wiki.udacity.com/CS101%20Unit%205#CA-c589c5111be0365cbad261e431c528d660c7c030_5"><text:span text:style-name="T1">5</text:span></text:a><text:span text:style-name="T1"> </text:span><text:bookmark text:name="line-5-17"/><text:bookmark text:name="CA-c589c5111be0365cbad261e431c528d660c7c030_5"/><text:span text:style-name="T1">print elements['He']['noble gas']</text:span></text:p>
      <text:p text:style-name="P1"><text:a xlink:type="simple" xlink:href="http://wiki.udacity.com/CS101%20Unit%205#CA-c589c5111be0365cbad261e431c528d660c7c030_6"><text:s text:c="3"/></text:a><text:a xlink:type="simple" xlink:href="http://wiki.udacity.com/CS101%20Unit%205#CA-c589c5111be0365cbad261e431c528d660c7c030_6"><text:span text:style-name="T1">6</text:span></text:a><text:span text:style-name="T1"> </text:span><text:bookmark text:name="line-6-13"/><text:bookmark text:name="CA-c589c5111be0365cbad261e431c528d660c7c030_6"/><text:span text:style-name="T1">True</text:span></text:p>
      <text:p text:style-name="Text_20_body"><text:bookmark text:name="line-885"/>&gt;What happens if you try to check whether hydrogen is a noble gas? <text:bookmark text:name="line-1-105"/><text:bookmark text:name="line-892"/><text:bookmark text:name="line-891"/><text:bookmark text:name="line-890"/><text:bookmark text:name="line-889"/><text:bookmark text:name="line-888"/><text:bookmark text:name="line-887"/><text:bookmark text:name="line-886"/></text:p>
      <text:p text:style-name="P7"><text:a xlink:type="simple" xlink:href="http://wiki.udacity.com/CS101%20Unit%205#">Toggle line numbers</text:a><text:span text:style-name="T1"> </text:span></text:p>
      <text:p text:style-name="P4"><text:bookmark text:name="CA-c03cac9b26b8d164e5f79b81b21b3e2df5a757e4"/><text:a xlink:type="simple" xlink:href="http://wiki.udacity.com/CS101%20Unit%205#CA-c03cac9b26b8d164e5f79b81b21b3e2df5a757e4_1"><text:s text:c="3"/></text:a><text:a xlink:type="simple" xlink:href="http://wiki.udacity.com/CS101%20Unit%205#CA-c03cac9b26b8d164e5f79b81b21b3e2df5a757e4_1"><text:span text:style-name="T1">1</text:span></text:a><text:span text:style-name="T1"> </text:span><text:bookmark text:name="line-1-106"/><text:bookmark text:name="CA-c03cac9b26b8d164e5f79b81b21b3e2df5a757e4_1"/><text:span text:style-name="T1">print elements['H']['noble gas']</text:span></text:p>
      <text:p text:style-name="P4"><text:a xlink:type="simple" xlink:href="http://wiki.udacity.com/CS101%20Unit%205#CA-c03cac9b26b8d164e5f79b81b21b3e2df5a757e4_2"><text:s text:c="3"/></text:a><text:a xlink:type="simple" xlink:href="http://wiki.udacity.com/CS101%20Unit%205#CA-c03cac9b26b8d164e5f79b81b21b3e2df5a757e4_2"><text:span text:style-name="T1">2</text:span></text:a><text:span text:style-name="T1"> </text:span><text:bookmark text:name="line-2-37"/><text:bookmark text:name="CA-c03cac9b26b8d164e5f79b81b21b3e2df5a757e4_2"/><text:span text:style-name="T1">Traceback (most recent call last):</text:span></text:p>
      <text:p text:style-name="P4"><text:a xlink:type="simple" xlink:href="http://wiki.udacity.com/CS101%20Unit%205#CA-c03cac9b26b8d164e5f79b81b21b3e2df5a757e4_3"><text:s text:c="3"/></text:a><text:a xlink:type="simple" xlink:href="http://wiki.udacity.com/CS101%20Unit%205#CA-c03cac9b26b8d164e5f79b81b21b3e2df5a757e4_3"><text:span text:style-name="T1">3</text:span></text:a><text:span text:style-name="T1"> </text:span><text:bookmark text:name="line-3-28"/><text:bookmark text:name="CA-c03cac9b26b8d164e5f79b81b21b3e2df5a757e4_3"/><text:span text:style-name="T1"><text:s/>File "C:\Users\Sarah\Documents\courses\python\dummy.py", line 11, in &lt;module&gt;</text:span></text:p>
      <text:p text:style-name="P4"><text:a xlink:type="simple" xlink:href="http://wiki.udacity.com/CS101%20Unit%205#CA-c03cac9b26b8d164e5f79b81b21b3e2df5a757e4_4"><text:s text:c="3"/></text:a><text:a xlink:type="simple" xlink:href="http://wiki.udacity.com/CS101%20Unit%205#CA-c03cac9b26b8d164e5f79b81b21b3e2df5a757e4_4"><text:span text:style-name="T1">4</text:span></text:a><text:span text:style-name="T1"> </text:span><text:bookmark text:name="line-4-23"/><text:bookmark text:name="CA-c03cac9b26b8d164e5f79b81b21b3e2df5a757e4_4"/><text:span text:style-name="T1"><text:s text:c="8"/>print elements['H']['noble gas']</text:span></text:p>
      <text:p text:style-name="P1"><text:a xlink:type="simple" xlink:href="http://wiki.udacity.com/CS101%20Unit%205#CA-c03cac9b26b8d164e5f79b81b21b3e2df5a757e4_5"><text:s text:c="3"/></text:a><text:a xlink:type="simple" xlink:href="http://wiki.udacity.com/CS101%20Unit%205#CA-c03cac9b26b8d164e5f79b81b21b3e2df5a757e4_5"><text:span text:style-name="T1">5</text:span></text:a><text:span text:style-name="T1"> </text:span><text:bookmark text:name="line-5-18"/><text:bookmark text:name="CA-c03cac9b26b8d164e5f79b81b21b3e2df5a757e4_5"/><text:span text:style-name="T1">KeyError: 'noble gas'</text:span></text:p>
      <text:p text:style-name="Text_20_body"><text:bookmark text:name="line-893"/><text:tab/>&gt;&gt;It's the same error as for the attempted lookup of lithium in the dictionary of elements <text:tab/><text:tab/>which didn't include it. It tries to look up the key <text:span text:style-name="Strong_20_Emphasis">"noble gas,"</text:span> but it doesn't exist in <text:tab/><text:tab/>the dictionary which is associated with the key <text:span text:style-name="Strong_20_Emphasis">"H"</text:span>. <text:bookmark text:name="line-895"/><text:bookmark text:name="line-894"/></text:p>
      <text:p text:style-name="P10"><text:bookmark text:name="Modifying_the_Search_Engine"/>-Modifying the Search Engine</text:p>
      <text:p text:style-name="Standard"><text:bookmark text:name="line-897"/><text:bookmark text:name="line-896"/>&gt; Modifying the search engine code from the previous unit to <text:span text:style-name="T3">use dictionary indexes instead of list <text:tab/>indexes</text:span> has the advantage of <text:span text:style-name="T3">doing lookups in constant time rather than linear time. </text:span><text:bookmark text:name="line-899"/><text:bookmark text:name="line-898"/></text:p>
      <text:p text:style-name="Standard"><text:span text:style-name="T9"><text:tab/></text:span><text:span text:style-name="T17">&gt;&gt; constant time so long as the buket-to-keyword ratio remains the same</text:span></text:p>
      <text:p text:style-name="Standard"><text:span text:style-name="T9">-Quiz 19: Modifying the Search Engine</text:span><text:bookmark text:name="line-901"/><text:bookmark text:name="line-900"/><text:span text:style-name="T9"> – </text:span>Which of the procedures in your search engine do you <text:tab/>need to change to make use of a dictionary index instead of a list index? <text:bookmark text:name="line-903"/><text:bookmark text:name="line-902"/></text:p>
      <text:list xml:id="list30478095" text:style-name="L14">
        <text:list-item>
          <text:p text:style-name="P28">get_all_links <text:bookmark text:name="line-904"/><office:annotation><dc:creator>Unknown Author</dc:creator><dc:date>2012-07-03T14:05:37.51</dc:date><text:p text:style-name="P48"><text:span text:style-name="T36">Just returns list of links – does not depend on index</text:span></text:p></office:annotation></text:p>
        </text:list-item>
        <text:list-item>
          <text:p text:style-name="P24">crawl_web <text:bookmark text:name="line-905"/></text:p>
        </text:list-item>
        <text:list-item>
          <text:p text:style-name="P28">add_page_to_index <text:bookmark text:name="line-906"/><office:annotation><dc:creator>Unknown Author</dc:creator><dc:date>2012-07-03T14:06:09.51</dc:date><text:p text:style-name="P48"><text:span text:style-name="T36">This procedure calls add_to_index, so that's where the change will be made – however we represent the index, it will just get all the words and add them to the index by calling add_to_index</text:span></text:p></office:annotation></text:p>
        </text:list-item>
        <text:list-item>
          <text:p text:style-name="P24">add_to_index <text:bookmark text:name="line-907"/></text:p>
        </text:list-item>
        <text:list-item>
          <text:p text:style-name="P24">lookup <text:bookmark text:name="line-909"/><text:bookmark text:name="line-908"/></text:p>
        </text:list-item>
      </text:list>
      <text:p text:style-name="Standard">Code <text:bookmark text:name="line-1-107"/><text:bookmark text:name="line-947"/><text:bookmark text:name="line-946"/><text:bookmark text:name="line-945"/><text:bookmark text:name="line-944"/><text:bookmark text:name="line-943"/><text:bookmark text:name="line-942"/><text:bookmark text:name="line-941"/><text:bookmark text:name="line-940"/><text:bookmark text:name="line-939"/><text:bookmark text:name="line-938"/><text:bookmark text:name="line-937"/><text:bookmark text:name="line-936"/><text:bookmark text:name="line-935"/><text:bookmark text:name="line-934"/><text:bookmark text:name="line-933"/><text:bookmark text:name="line-932"/><text:bookmark text:name="line-931"/><text:bookmark text:name="line-930"/><text:bookmark text:name="line-929"/><text:bookmark text:name="line-928"/><text:bookmark text:name="line-927"/><text:bookmark text:name="line-926"/><text:bookmark text:name="line-925"/><text:bookmark text:name="line-924"/><text:bookmark text:name="line-923"/><text:bookmark text:name="line-922"/><text:bookmark text:name="line-921"/><text:bookmark text:name="line-920"/><text:bookmark text:name="line-919"/><text:bookmark text:name="line-918"/><text:bookmark text:name="line-917"/><text:bookmark text:name="line-916"/><text:bookmark text:name="line-915"/><text:bookmark text:name="line-914"/><text:bookmark text:name="line-913"/><text:bookmark text:name="line-912"/><text:bookmark text:name="line-911"/><text:bookmark text:name="line-910"/></text:p>
      <text:p text:style-name="P8"/>
      <text:p text:style-name="P4"><text:bookmark text:name="CA-195ab13598374a840d1a98ddcfd17cdcf29d033e"/><text:a xlink:type="simple" xlink:href="http://wiki.udacity.com/CS101%20Unit%205#CA-195ab13598374a840d1a98ddcfd17cdcf29d033e_1"><text:s text:c="3"/></text:a><text:a xlink:type="simple" xlink:href="http://wiki.udacity.com/CS101%20Unit%205#CA-195ab13598374a840d1a98ddcfd17cdcf29d033e_1"><text:span text:style-name="T1">1</text:span></text:a><text:span text:style-name="T1"> </text:span><text:bookmark text:name="line-1-108"/><text:bookmark text:name="CA-195ab13598374a840d1a98ddcfd17cdcf29d033e_1"/><text:span text:style-name="T1">def get_all_links(page):</text:span></text:p>
      <text:p text:style-name="P4"><text:a xlink:type="simple" xlink:href="http://wiki.udacity.com/CS101%20Unit%205#CA-195ab13598374a840d1a98ddcfd17cdcf29d033e_2"><text:s text:c="3"/></text:a><text:a xlink:type="simple" xlink:href="http://wiki.udacity.com/CS101%20Unit%205#CA-195ab13598374a840d1a98ddcfd17cdcf29d033e_2"><text:span text:style-name="T1">2</text:span></text:a><text:span text:style-name="T1"> </text:span><text:bookmark text:name="line-2-38"/><text:bookmark text:name="CA-195ab13598374a840d1a98ddcfd17cdcf29d033e_2"/><text:span text:style-name="T1"><text:s text:c="4"/>links = []</text:span></text:p>
      <text:p text:style-name="P4"><text:a xlink:type="simple" xlink:href="http://wiki.udacity.com/CS101%20Unit%205#CA-195ab13598374a840d1a98ddcfd17cdcf29d033e_3"><text:s text:c="3"/></text:a><text:a xlink:type="simple" xlink:href="http://wiki.udacity.com/CS101%20Unit%205#CA-195ab13598374a840d1a98ddcfd17cdcf29d033e_3"><text:span text:style-name="T1">3</text:span></text:a><text:span text:style-name="T1"> </text:span><text:bookmark text:name="line-3-29"/><text:bookmark text:name="CA-195ab13598374a840d1a98ddcfd17cdcf29d033e_3"/><text:span text:style-name="T1"><text:s text:c="4"/>while True:</text:span></text:p>
      <text:p text:style-name="P4"><text:a xlink:type="simple" xlink:href="http://wiki.udacity.com/CS101%20Unit%205#CA-195ab13598374a840d1a98ddcfd17cdcf29d033e_4"><text:s text:c="3"/></text:a><text:a xlink:type="simple" xlink:href="http://wiki.udacity.com/CS101%20Unit%205#CA-195ab13598374a840d1a98ddcfd17cdcf29d033e_4"><text:span text:style-name="T1">4</text:span></text:a><text:span text:style-name="T1"> </text:span><text:bookmark text:name="line-4-24"/><text:bookmark text:name="CA-195ab13598374a840d1a98ddcfd17cdcf29d033e_4"/><text:span text:style-name="T1"><text:s text:c="8"/>url,endpos = get_next_target(page)</text:span></text:p>
      <text:p text:style-name="P4"><text:a xlink:type="simple" xlink:href="http://wiki.udacity.com/CS101%20Unit%205#CA-195ab13598374a840d1a98ddcfd17cdcf29d033e_5"><text:s text:c="3"/></text:a><text:a xlink:type="simple" xlink:href="http://wiki.udacity.com/CS101%20Unit%205#CA-195ab13598374a840d1a98ddcfd17cdcf29d033e_5"><text:span text:style-name="T1">5</text:span></text:a><text:span text:style-name="T1"> </text:span><text:bookmark text:name="line-5-19"/><text:bookmark text:name="CA-195ab13598374a840d1a98ddcfd17cdcf29d033e_5"/><text:span text:style-name="T1"><text:s text:c="8"/>if url:</text:span></text:p>
      <text:p text:style-name="P4"><text:a xlink:type="simple" xlink:href="http://wiki.udacity.com/CS101%20Unit%205#CA-195ab13598374a840d1a98ddcfd17cdcf29d033e_6"><text:s text:c="3"/></text:a><text:a xlink:type="simple" xlink:href="http://wiki.udacity.com/CS101%20Unit%205#CA-195ab13598374a840d1a98ddcfd17cdcf29d033e_6"><text:span text:style-name="T1">6</text:span></text:a><text:span text:style-name="T1"> </text:span><text:bookmark text:name="line-6-14"/><text:bookmark text:name="CA-195ab13598374a840d1a98ddcfd17cdcf29d033e_6"/><text:span text:style-name="T1"><text:s text:c="12"/>links.append(url)</text:span></text:p>
      <text:p text:style-name="P4"><text:a xlink:type="simple" xlink:href="http://wiki.udacity.com/CS101%20Unit%205#CA-195ab13598374a840d1a98ddcfd17cdcf29d033e_7"><text:s text:c="3"/></text:a><text:a xlink:type="simple" xlink:href="http://wiki.udacity.com/CS101%20Unit%205#CA-195ab13598374a840d1a98ddcfd17cdcf29d033e_7"><text:span text:style-name="T1">7</text:span></text:a><text:span text:style-name="T1"> </text:span><text:bookmark text:name="line-7-12"/><text:bookmark text:name="CA-195ab13598374a840d1a98ddcfd17cdcf29d033e_7"/><text:span text:style-name="T1"><text:s text:c="12"/>page = page[endpos:]</text:span></text:p>
      <text:p text:style-name="P4"><text:a xlink:type="simple" xlink:href="http://wiki.udacity.com/CS101%20Unit%205#CA-195ab13598374a840d1a98ddcfd17cdcf29d033e_8"><text:s text:c="3"/></text:a><text:a xlink:type="simple" xlink:href="http://wiki.udacity.com/CS101%20Unit%205#CA-195ab13598374a840d1a98ddcfd17cdcf29d033e_8"><text:span text:style-name="T1">8</text:span></text:a><text:span text:style-name="T1"> </text:span><text:bookmark text:name="line-8-9"/><text:bookmark text:name="CA-195ab13598374a840d1a98ddcfd17cdcf29d033e_8"/><text:span text:style-name="T1"><text:s text:c="8"/>else:</text:span></text:p>
      <text:p text:style-name="P4"><text:a xlink:type="simple" xlink:href="http://wiki.udacity.com/CS101%20Unit%205#CA-195ab13598374a840d1a98ddcfd17cdcf29d033e_9"><text:s text:c="3"/></text:a><text:a xlink:type="simple" xlink:href="http://wiki.udacity.com/CS101%20Unit%205#CA-195ab13598374a840d1a98ddcfd17cdcf29d033e_9"><text:span text:style-name="T1">9</text:span></text:a><text:span text:style-name="T1"> </text:span><text:bookmark text:name="line-9-6"/><text:bookmark text:name="CA-195ab13598374a840d1a98ddcfd17cdcf29d033e_9"/><text:span text:style-name="T1"><text:s text:c="12"/>break</text:span></text:p>
      <text:p text:style-name="P4"><text:a xlink:type="simple" xlink:href="http://wiki.udacity.com/CS101%20Unit%205#CA-195ab13598374a840d1a98ddcfd17cdcf29d033e_10"><text:s text:c="2"/></text:a><text:a xlink:type="simple" xlink:href="http://wiki.udacity.com/CS101%20Unit%205#CA-195ab13598374a840d1a98ddcfd17cdcf29d033e_10"><text:span text:style-name="T1">10</text:span></text:a><text:span text:style-name="T1"> </text:span><text:bookmark text:name="line-10-6"/><text:bookmark text:name="CA-195ab13598374a840d1a98ddcfd17cdcf29d033e_10"/><text:span text:style-name="T1"><text:s text:c="4"/>return links</text:span></text:p>
      <text:p text:style-name="P4"><text:a xlink:type="simple" xlink:href="http://wiki.udacity.com/CS101%20Unit%205#CA-195ab13598374a840d1a98ddcfd17cdcf29d033e_11"><text:s text:c="2"/></text:a><text:a xlink:type="simple" xlink:href="http://wiki.udacity.com/CS101%20Unit%205#CA-195ab13598374a840d1a98ddcfd17cdcf29d033e_11"><text:span text:style-name="T1">11</text:span></text:a><text:span text:style-name="T1"> </text:span><text:bookmark text:name="line-11-6"/><text:bookmark text:name="CA-195ab13598374a840d1a98ddcfd17cdcf29d033e_11"/></text:p>
      <text:p text:style-name="P4"><text:span text:style-name="T28">def</text:span><text:span text:style-name="T33"> crawl_web</text:span><text:span text:style-name="T31">(</text:span><text:span text:style-name="T33">seed</text:span><text:span text:style-name="T31">):</text:span></text:p>
      <text:p text:style-name="P17"><text:s text:c="4"/>tocrawl <text:span text:style-name="T30">=</text:span> <text:span text:style-name="T30">[</text:span>seed<text:span text:style-name="T30">]</text:span></text:p>
      <text:p text:style-name="P17"><text:s text:c="4"/>crawled <text:span text:style-name="T30">=</text:span> <text:span text:style-name="T30">[]</text:span></text:p>
      <text:p text:style-name="P17"><text:s text:c="4"/><text:span text:style-name="T3">index</text:span> <text:span text:style-name="T30">=</text:span> <text:span text:style-name="T30">[] </text:span><text:span text:style-name="T7"># to change the code, index = {}</text:span><text:span text:style-name="T30"><office:annotation><dc:creator>Unknown Author</dc:creator><dc:date>2012-07-03T14:09:36.53</dc:date><text:p text:style-name="P48"><text:span text:style-name="T36">Index initialized as an empty list – to change this to use the dictionary, we just initialize it as an empty dictionary</text:span></text:p></office:annotation></text:span></text:p>
      <text:p text:style-name="P17"><text:s text:c="4"/><text:span text:style-name="T29">while</text:span> tocrawl<text:span text:style-name="T30">:</text:span> </text:p>
      <text:p text:style-name="P17"><text:s text:c="8"/>page <text:span text:style-name="T30">=</text:span> tocrawl<text:span text:style-name="T30">.</text:span>pop<text:span text:style-name="T30">()</text:span></text:p>
      <text:p text:style-name="P17"><text:s text:c="8"/><text:span text:style-name="T29">if</text:span> page <text:span text:style-name="T29">not</text:span> <text:span text:style-name="T29">in</text:span> crawled<text:span text:style-name="T30">:</text:span></text:p>
      <text:p text:style-name="P17"><text:s text:c="12"/>content <text:span text:style-name="T30">=</text:span> get_page<text:span text:style-name="T30">(</text:span>page<text:span text:style-name="T30">)</text:span></text:p>
      <text:p text:style-name="P17"><text:s text:c="12"/>add_page_to_index<text:span text:style-name="T30">(</text:span>index<text:span text:style-name="T30">,</text:span> page<text:span text:style-name="T30">,</text:span> content<text:span text:style-name="T30">)</text:span><text:span text:style-name="T30"><office:annotation><dc:creator>Unknown Author</dc:creator><dc:date>2012-07-03T14:09:49.53</dc:date><text:p text:style-name="P48"><text:span text:style-name="T36">All that gets done with index here is that it gets passed in to add_page_to_index</text:span></text:p></office:annotation></text:span></text:p>
      <text:p text:style-name="P17"><text:s text:c="12"/>union<text:span text:style-name="T30">(</text:span>tocrawl<text:span text:style-name="T30">,</text:span> get_all_links<text:span text:style-name="T30">(</text:span>content<text:span text:style-name="T30">))</text:span></text:p>
      <text:p text:style-name="P17"><text:s text:c="12"/>crawled<text:span text:style-name="T30">.</text:span>append<text:span text:style-name="T30">(</text:span>page<text:span text:style-name="T30">)</text:span></text:p>
      <text:p text:style-name="P3"><text:span text:style-name="T32"><text:s text:c="4"/></text:span><text:span text:style-name="T29">return</text:span><text:span text:style-name="T32"> </text:span><text:span text:style-name="T34">index</text:span><text:bookmark text:name="line-21-2"/><text:bookmark text:name="CA-195ab13598374a840d1a98ddcfd17cdcf29d033e_21"/></text:p>
      <text:p text:style-name="P4"><text:a xlink:type="simple" xlink:href="http://wiki.udacity.com/CS101%20Unit%205#CA-195ab13598374a840d1a98ddcfd17cdcf29d033e_22"><text:s text:c="2"/></text:a><text:a xlink:type="simple" xlink:href="http://wiki.udacity.com/CS101%20Unit%205#CA-195ab13598374a840d1a98ddcfd17cdcf29d033e_22"><text:span text:style-name="T1">22</text:span></text:a><text:span text:style-name="T1"> </text:span><text:bookmark text:name="line-22-2"/><text:bookmark text:name="CA-195ab13598374a840d1a98ddcfd17cdcf29d033e_22"/><text:span text:style-name="T1">def add_page_to_index(index,url,content):</text:span><text:span text:style-name="T1"><office:annotation><dc:creator>Unknown Author</dc:creator><dc:date>2012-07-03T14:04:12.53</dc:date><text:p text:style-name="P48"><text:span text:style-name="T35">Not this one because it doesn't actually rely on the structure of the index – this procedure can be done just the same regardless of whether index is a list or a dictionary</text:span></text:p></office:annotation></text:span></text:p>
      <text:p text:style-name="P4"><text:a xlink:type="simple" xlink:href="http://wiki.udacity.com/CS101%20Unit%205#CA-195ab13598374a840d1a98ddcfd17cdcf29d033e_23"><text:s text:c="2"/></text:a><text:a xlink:type="simple" xlink:href="http://wiki.udacity.com/CS101%20Unit%205#CA-195ab13598374a840d1a98ddcfd17cdcf29d033e_23"><text:span text:style-name="T1">23</text:span></text:a><text:span text:style-name="T1"> </text:span><text:bookmark text:name="line-23-2"/><text:bookmark text:name="CA-195ab13598374a840d1a98ddcfd17cdcf29d033e_23"/><text:span text:style-name="T1"><text:s text:c="4"/>for word in content.split():</text:span></text:p>
      <text:p text:style-name="P4"><text:a xlink:type="simple" xlink:href="http://wiki.udacity.com/CS101%20Unit%205#CA-195ab13598374a840d1a98ddcfd17cdcf29d033e_24"><text:s text:c="2"/></text:a><text:a xlink:type="simple" xlink:href="http://wiki.udacity.com/CS101%20Unit%205#CA-195ab13598374a840d1a98ddcfd17cdcf29d033e_24"><text:span text:style-name="T1">24</text:span></text:a><text:span text:style-name="T1"> </text:span><text:bookmark text:name="line-24-2"/><text:bookmark text:name="CA-195ab13598374a840d1a98ddcfd17cdcf29d033e_24"/><text:span text:style-name="T1"><text:s text:c="8"/>add_to_index(index,word,url)</text:span></text:p>
      <text:p text:style-name="P4"><text:a xlink:type="simple" xlink:href="http://wiki.udacity.com/CS101%20Unit%205#CA-195ab13598374a840d1a98ddcfd17cdcf29d033e_25"><text:s text:c="2"/></text:a><text:a xlink:type="simple" xlink:href="http://wiki.udacity.com/CS101%20Unit%205#CA-195ab13598374a840d1a98ddcfd17cdcf29d033e_25"><text:span text:style-name="T1">25</text:span></text:a><text:span text:style-name="T1"> </text:span><text:bookmark text:name="line-25-2"/><text:bookmark text:name="CA-195ab13598374a840d1a98ddcfd17cdcf29d033e_25"/></text:p>
      <text:p text:style-name="P4"><text:soft-page-break/><text:a xlink:type="simple" xlink:href="http://wiki.udacity.com/CS101%20Unit%205#CA-195ab13598374a840d1a98ddcfd17cdcf29d033e_26"><text:s text:c="2"/></text:a><text:a xlink:type="simple" xlink:href="http://wiki.udacity.com/CS101%20Unit%205#CA-195ab13598374a840d1a98ddcfd17cdcf29d033e_26"><text:span text:style-name="T1">26</text:span></text:a><text:span text:style-name="T1"> </text:span><text:bookmark text:name="line-26-2"/><text:bookmark text:name="CA-195ab13598374a840d1a98ddcfd17cdcf29d033e_26"/><text:span text:style-name="T1">def add_to_index(index,keyword,url):</text:span></text:p>
      <text:p text:style-name="P4"><text:a xlink:type="simple" xlink:href="http://wiki.udacity.com/CS101%20Unit%205#CA-195ab13598374a840d1a98ddcfd17cdcf29d033e_27"><text:s text:c="2"/></text:a><text:a xlink:type="simple" xlink:href="http://wiki.udacity.com/CS101%20Unit%205#CA-195ab13598374a840d1a98ddcfd17cdcf29d033e_27">27</text:a><text:span text:style-name="T1"> </text:span><text:bookmark text:name="line-27-1"/><text:bookmark text:name="CA-195ab13598374a840d1a98ddcfd17cdcf29d033e_27"/><text:span text:style-name="T1"><text:s text:c="4"/>for entry in </text:span><text:span text:style-name="T2">index</text:span><text:span text:style-name="T1">:</text:span><text:span text:style-name="T1"><office:annotation><dc:creator>Unknown Author</dc:creator><dc:date>2012-07-03T14:13:51.54</dc:date><text:p text:style-name="P48"><text:span text:style-name="T35">Goes through each entry in a list</text:span></text:p></office:annotation></text:span></text:p>
      <text:p text:style-name="P4"><text:a xlink:type="simple" xlink:href="http://wiki.udacity.com/CS101%20Unit%205#CA-195ab13598374a840d1a98ddcfd17cdcf29d033e_28"><text:s text:c="2"/></text:a><text:a xlink:type="simple" xlink:href="http://wiki.udacity.com/CS101%20Unit%205#CA-195ab13598374a840d1a98ddcfd17cdcf29d033e_28"><text:span text:style-name="T1">28</text:span></text:a><text:span text:style-name="T1"> </text:span><text:bookmark text:name="line-28-1"/><text:bookmark text:name="CA-195ab13598374a840d1a98ddcfd17cdcf29d033e_28"/><text:span text:style-name="T1"><text:s text:c="8"/>if entry[0] == keyword:</text:span></text:p>
      <text:p text:style-name="P4"><text:a xlink:type="simple" xlink:href="http://wiki.udacity.com/CS101%20Unit%205#CA-195ab13598374a840d1a98ddcfd17cdcf29d033e_29"><text:s text:c="2"/></text:a><text:a xlink:type="simple" xlink:href="http://wiki.udacity.com/CS101%20Unit%205#CA-195ab13598374a840d1a98ddcfd17cdcf29d033e_29"><text:span text:style-name="T1">29</text:span></text:a><text:span text:style-name="T1"> </text:span><text:bookmark text:name="line-29-1"/><text:bookmark text:name="CA-195ab13598374a840d1a98ddcfd17cdcf29d033e_29"/><text:span text:style-name="T1"><text:s text:c="12"/>entry[1].append(url)</text:span></text:p>
      <text:p text:style-name="P4"><text:a xlink:type="simple" xlink:href="http://wiki.udacity.com/CS101%20Unit%205#CA-195ab13598374a840d1a98ddcfd17cdcf29d033e_30"><text:s text:c="2"/></text:a><text:a xlink:type="simple" xlink:href="http://wiki.udacity.com/CS101%20Unit%205#CA-195ab13598374a840d1a98ddcfd17cdcf29d033e_30"><text:span text:style-name="T1">30</text:span></text:a><text:span text:style-name="T1"> </text:span><text:bookmark text:name="line-30-1"/><text:bookmark text:name="CA-195ab13598374a840d1a98ddcfd17cdcf29d033e_30"/><text:span text:style-name="T1"><text:s text:c="12"/>return</text:span></text:p>
      <text:p text:style-name="P4"><text:a xlink:type="simple" xlink:href="http://wiki.udacity.com/CS101%20Unit%205#CA-195ab13598374a840d1a98ddcfd17cdcf29d033e_31"><text:s text:c="2"/></text:a><text:a xlink:type="simple" xlink:href="http://wiki.udacity.com/CS101%20Unit%205#CA-195ab13598374a840d1a98ddcfd17cdcf29d033e_31">31</text:a><text:span text:style-name="T1"> </text:span><text:bookmark text:name="line-31-1"/><text:bookmark text:name="CA-195ab13598374a840d1a98ddcfd17cdcf29d033e_31"/><text:span text:style-name="T1"><text:s text:c="4"/>index.append([keyword,[url]])</text:span></text:p>
      <text:p text:style-name="P5"/>
      <text:p text:style-name="P5">NEW </text:p>
      <text:p text:style-name="P4"><text:span text:style-name="T1">def add_to_index(index, keyword, url):</text:span><text:span text:style-name="T1"><office:annotation><dc:creator>Unknown Author</dc:creator><dc:date>2012-07-03T14:14:28.54</dc:date><text:p text:style-name="P48"><text:span text:style-name="T35">Hashtable eliminates the looping of the old procedure</text:span></text:p></office:annotation></text:span></text:p>
      <text:p text:style-name="P4"><text:span text:style-name="T1"><text:tab/>if keyword in index:</text:span><text:span text:style-name="T1"><office:annotation><dc:creator>Unknown Author</dc:creator><dc:date>2012-07-03T14:15:14.55</dc:date><text:p text:style-name="P48"><text:span text:style-name="T35">Use “in” to determine whether the keyword is already in that bucket</text:span></text:p></office:annotation></text:span><text:span text:style-name="T1"> </text:span></text:p>
      <text:p text:style-name="P4"><text:bookmark text:name="line-32-1"/><text:bookmark text:name="CA-195ab13598374a840d1a98ddcfd17cdcf29d033e_32"/><text:tab/><text:tab/>index[keyword].append(url)<office:annotation><dc:creator>Unknown Author</dc:creator><dc:date>2012-07-03T14:16:19.55</dc:date><text:p text:style-name="P48"><text:span text:style-name="T36">Index[keyword] will return the list of values (i.e., URLs) assoc with that keyword – like population['Mumbai'] returns the associated value, which is the population of Mumbai</text:span></text:p></office:annotation></text:p>
      <text:p text:style-name="P4"><text:tab/>else:<office:annotation><dc:creator>Unknown Author</dc:creator><dc:date>2012-07-03T14:18:14.55</dc:date><text:p text:style-name="P48"><text:span text:style-name="T36">If not found, add a new key:value pair to the dictionary</text:span></text:p></office:annotation></text:p>
      <text:p text:style-name="P4"><text:tab/><text:tab/>index[keyword] = [url]<text:tab/></text:p>
      <text:p text:style-name="P6">#compared to old procedure, this one is simpler, also faster b/c no looping</text:p>
      <text:p text:style-name="P4"><text:a xlink:type="simple" xlink:href="http://wiki.udacity.com/CS101%20Unit%205#CA-195ab13598374a840d1a98ddcfd17cdcf29d033e_33"><text:s text:c="2"/></text:a><text:a xlink:type="simple" xlink:href="http://wiki.udacity.com/CS101%20Unit%205#CA-195ab13598374a840d1a98ddcfd17cdcf29d033e_33"><text:span text:style-name="T1">33</text:span></text:a><text:span text:style-name="T1"> </text:span><text:bookmark text:name="line-33-1"/><text:bookmark text:name="CA-195ab13598374a840d1a98ddcfd17cdcf29d033e_33"/><text:span text:style-name="T1">def lookup(index,keyword):</text:span></text:p>
      <text:p text:style-name="P4"><text:a xlink:type="simple" xlink:href="http://wiki.udacity.com/CS101%20Unit%205#CA-195ab13598374a840d1a98ddcfd17cdcf29d033e_34"><text:s text:c="2"/></text:a><text:a xlink:type="simple" xlink:href="http://wiki.udacity.com/CS101%20Unit%205#CA-195ab13598374a840d1a98ddcfd17cdcf29d033e_34">34</text:a><text:span text:style-name="T1"> </text:span><text:bookmark text:name="line-34-1"/><text:bookmark text:name="CA-195ab13598374a840d1a98ddcfd17cdcf29d033e_34"/><text:span text:style-name="T1"><text:s text:c="4"/>for item in </text:span><text:span text:style-name="T2">index</text:span><text:span text:style-name="T1">:</text:span></text:p>
      <text:p text:style-name="P4"><text:a xlink:type="simple" xlink:href="http://wiki.udacity.com/CS101%20Unit%205#CA-195ab13598374a840d1a98ddcfd17cdcf29d033e_35"><text:s text:c="2"/></text:a><text:a xlink:type="simple" xlink:href="http://wiki.udacity.com/CS101%20Unit%205#CA-195ab13598374a840d1a98ddcfd17cdcf29d033e_35"><text:span text:style-name="T1">35</text:span></text:a><text:span text:style-name="T1"> </text:span><text:bookmark text:name="line-35-1"/><text:bookmark text:name="CA-195ab13598374a840d1a98ddcfd17cdcf29d033e_35"/><text:span text:style-name="T1"><text:s text:c="8"/>if keyword in item:</text:span></text:p>
      <text:p text:style-name="P1"><text:a xlink:type="simple" xlink:href="http://wiki.udacity.com/CS101%20Unit%205#CA-195ab13598374a840d1a98ddcfd17cdcf29d033e_36"><text:s text:c="2"/></text:a><text:a xlink:type="simple" xlink:href="http://wiki.udacity.com/CS101%20Unit%205#CA-195ab13598374a840d1a98ddcfd17cdcf29d033e_36"><text:span text:style-name="T1">36</text:span></text:a><text:span text:style-name="T1"> </text:span><text:bookmark text:name="line-36-1"/><text:bookmark text:name="CA-195ab13598374a840d1a98ddcfd17cdcf29d033e_36"/><text:span text:style-name="T1"><text:s text:c="12"/>return item[1]</text:span></text:p>
      <text:p text:style-name="Standard"><text:bookmark text:name="Quiz:_Changing_Lookup"/><text:bookmark text:name="line-949"/><text:bookmark text:name="line-948"/><text:span text:style-name="T9">-Quiz 20: Changing Lookup</text:span><text:bookmark text:name="line-953"/><text:bookmark text:name="line-952"/><text:span text:style-name="T9"> – </text:span>Change the lookup procedure to use a dictionary rather than a list <text:tab/>index. This does not require any loop. Make sure an error is not raised if the keyword is not <text:tab/>in the index; in that case, return None. <text:bookmark text:name="line-955"/><text:bookmark text:name="line-954"/></text:p>
      <text:p text:style-name="Standard"><text:bookmark text:name="line-957"/><text:bookmark text:name="line-956"/><text:tab/><text:span text:style-name="T16">def lookup(index, keyword):</text:span></text:p>
      <text:p text:style-name="P14"><text:tab/><text:tab/>if keyword in index:</text:p>
      <text:p text:style-name="P14"><text:tab/><text:tab/><text:tab/>return index[keyword]</text:p>
      <text:p text:style-name="P14"><text:s text:c="4"/><text:tab/><text:tab/>else:</text:p>
      <text:p text:style-name="Standard"><text:s text:c="8"/><text:tab/><text:tab/>return None</text:p>
      <text:p text:style-name="Standard"/>
      <text:p text:style-name="Standard"><text:bookmark text:name="line-959"/><text:bookmark text:name="line-958"/>Congratulations! You have completed unit 5. You now have a search engine that can respond to queries quickly, no matter how large the index gets. You did so by replacing the list data structure with a hash table, which can respond to a query in a time that does not increase even if the index increases.<text:bookmark text:name="line-961"/><text:bookmark text:name="line-960"/></text:p>
      <text:p text:style-name="Standard">The problem of measuring cost, analyzing algorithms and designing algorithms that work well when the input size scales, is one of the most important and interesting problems in computer science.<text:bookmark text:name="line-963"/><text:bookmark text:name="line-962"/></text:p>
      <text:p text:style-name="Standard">Now, all you have left to do for your search engine is to figure out a way to find the best page for a given query instead of just finding all of the pages that have that keyword. This is what you will learn in unit 6.<text:bookmark text:name="line-965"/></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7-01T17:57:35.85</meta:creation-date>
    <meta:generator>OpenOffice.org/3.3$Win32 OpenOffice.org_project/330m20$Build-9567</meta:generator>
    <dc:date>2012-07-04T10:54:43.93</dc:date>
    <meta:editing-duration>PT20H11M51S</meta:editing-duration>
    <meta:editing-cycles>184</meta:editing-cycles>
    <meta:document-statistic meta:table-count="0" meta:image-count="19" meta:object-count="0" meta:page-count="28" meta:paragraph-count="740" meta:word-count="10224" meta:character-count="59259"/>
  </office:meta>
</office:document-meta>
</file>